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7cm"/>
    </style:style>
    <style:style style:name="co2" style:family="table-column">
      <style:table-column-properties fo:break-before="auto" style:column-width="1.259cm"/>
    </style:style>
    <style:style style:name="co3" style:family="table-column">
      <style:table-column-properties fo:break-before="auto" style:column-width="3.808cm"/>
    </style:style>
    <style:style style:name="co4" style:family="table-column">
      <style:table-column-properties fo:break-before="auto" style:column-width="7.6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2" style:family="table-cell" style:parent-style-name="Default" style:data-style-name="N100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style:font-name="Nimbus Sans L"/>
    </style:style>
    <style:style style:name="ce6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49cm" fo:padding-left="0.035cm" fo:padding-right="0.035cm" fo:padding-top="0.049cm" fo:border-right="0.035cm solid #000000" fo:border-top="none" style:vertical-align="middle"/>
      <style:paragraph-properties fo:text-align="start" fo:margin-left="0cm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8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9" style:family="table-cell" style:parent-style-name="Default">
      <style:text-properties style:font-name="Thoth Int" fo:font-size="11pt" style:font-size-asian="11pt" style:font-size-complex="11pt"/>
    </style:style>
    <style:style style:name="ce10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ff" style:cell-protect="none" style:print-content="true" fo:border="none" fo:padding-bottom="0.049cm" fo:padding-left="0.035cm" fo:padding-right="0.035cm" fo:padding-top="0.049cm" style:vertical-align="middle"/>
      <style:text-properties fo:color="#000000" style:font-name="Thoth Int" fo:font-size="11pt" fo:font-weight="bold" style:font-size-asian="11pt" style:font-size-complex="11pt"/>
    </style:style>
    <style:style style:name="ce12" style:family="table-cell" style:parent-style-name="Default" style:data-style-name="N100">
      <style:table-cell-properties fo:background-color="#ffffff" style:cell-protect="none" style:print-content="true" style:text-align-source="value-type" style:repeat-content="false" fo:border="0.035cm solid #000000" style:vertical-align="middle"/>
      <style:paragraph-properties fo:margin-left="0cm"/>
      <style:text-properties fo:color="#000000" style:font-name="Nimbus Sans L" fo:font-size="10pt" fo:font-weight="bold" style:font-size-asian="10pt" style:font-size-complex="10pt"/>
    </style:style>
    <style:style style:name="ce13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4" style:family="table-cell" style:parent-style-name="Default" style:data-style-name="N100">
      <style:table-cell-properties fo:border-bottom="0.002cm solid #000000" fo:border-left="none" fo:padding-bottom="0.049cm" fo:padding-left="0.035cm" fo:padding-right="0.035cm" fo:padding-top="0.049cm" fo:border-right="none" fo:border-top="none"/>
      <style:text-properties style:font-name="Nimbus Sans L"/>
    </style:style>
    <style:style style:name="ce15" style:family="table-cell" style:parent-style-name="Default" style:data-style-name="N100">
      <style:table-cell-properties fo:padding-bottom="0.049cm" fo:padding-left="0.035cm" fo:padding-right="0.035cm" fo:padding-top="0.049cm"/>
      <style:text-properties style:font-name="Nimbus Sans 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9"/>
        <table:table-column table:style-name="co2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table:number-columns-spanned="17" table:number-rows-spanned="1">
            <text:p>Version 0.9.4 <text:s text:c="6"/><text:span text:style-name="T1">NOTE</text:span>: You must have the <text:span text:style-name="T1">Thoth-Int</text:span> font installed to view the QS columns</text:p>
          </table:table-cell>
          <table:covered-table-cell table:style-name="ce6"/>
          <table:covered-table-cell/>
          <table:covered-table-cell table:style-name="ce7"/>
          <table:covered-table-cell table:style-name="ce11"/>
          <table:covered-table-cell table:style-name="ce13"/>
          <table:covered-table-cell table:style-name="ce7"/>
          <table:covered-table-cell table:style-name="ce7"/>
          <table:covered-table-cell table:style-name="ce13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style-name="ce14"/>
          <table:table-cell table:style-name="ce15" table:number-columns-repeated="993"/>
          <table:table-cell table:style-name="ce3" table:number-columns-repeated="14"/>
        </table:table-row>
        <table:table-row table:style-name="ro2">
          <table:table-cell table:style-name="ce1" table:number-columns-spanned="1024" table:number-rows-spanned="1"/>
          <table:covered-table-cell table:style-name="ce3"/>
          <table:covered-table-cell table:style-name="ce6"/>
          <table:covered-table-cell table:style-name="ce7"/>
          <table:covered-table-cell table:style-name="ce11"/>
          <table:covered-table-cell table:style-name="ce13"/>
          <table:covered-table-cell table:style-name="ce7"/>
          <table:covered-table-cell table:style-name="ce7"/>
          <table:covered-table-cell table:style-name="ce13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style-name="ce14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3">
          <table:table-cell table:style-name="ce2" office:value-type="string" table:number-columns-spanned="1024" table:number-rows-spanned="1">
            <text:p>NOTE: The QS words below were created by the computer from the Main.Int.QS spelling of the base word- there maybe the odd word which needs to be manually corrected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4">
          <table:table-cell table:style-name="ce3" table:number-columns-spanned="1024" table:number-rows-spanned="1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3">
          <table:table-cell table:style-name="ce4" office:value-type="string">
            <text:p>WORD</text:p>
          </table:table-cell>
          <table:table-cell table:style-name="ce4" office:value-type="string">
            <text:p>POS</text:p>
          </table:table-cell>
          <table:table-cell table:style-name="ce4" office:value-type="string">
            <text:p>Base Word</text:p>
          </table:table-cell>
          <table:table-cell table:style-name="ce8" office:value-type="string">
            <text:p>Main.Int.QS (j)</text:p>
          </table:table-cell>
          <table:table-cell table:style-name="ce12" office:value-type="string">
            <text:p>Alt.Int.QS</text:p>
          </table:table-cell>
          <table:table-cell table:style-name="ce4" office:value-type="string">
            <text:p>Tag (* = indicates that base word changed to form derived word or otherwise nonstandard)</text:p>
          </table:table-cell>
          <table:table-cell table:style-name="ce12" office:value-type="string">
            <text:p>NOTES</text:p>
          </table:table-cell>
          <table:table-cell table:style-name="ce3" table:number-columns-repeated="1017"/>
        </table:table-row>
        <table:table-row table:style-name="ro5">
          <table:table-cell office:value-type="string">
            <text:p>abilities</text:p>
          </table:table-cell>
          <table:table-cell office:value-type="string">
            <text:p>noun_p</text:p>
          </table:table-cell>
          <table:table-cell office:value-type="string">
            <text:p>ability</text:p>
          </table:table-cell>
          <table:table-cell office:value-type="string">
            <text:p>ubilutEz</text:p>
          </table:table-cell>
          <table:table-cell office:value-type="string">
            <text:p>ubilitE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absences</text:p>
          </table:table-cell>
          <table:table-cell office:value-type="string">
            <text:p>noun_p</text:p>
          </table:table-cell>
          <table:table-cell office:value-type="string">
            <text:p>absence</text:p>
          </table:table-cell>
          <table:table-cell table:style-name="ce10" office:value-type="string">
            <text:p>abs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ccounts</text:p>
          </table:table-cell>
          <table:table-cell office:value-type="string">
            <text:p>noun_p</text:p>
          </table:table-cell>
          <table:table-cell office:value-type="string">
            <text:p>account</text:p>
          </table:table-cell>
          <table:table-cell office:value-type="string">
            <text:p>ukWnts</text:p>
          </table:table-cell>
          <table:table-cell table:number-columns-repeated="1020"/>
        </table:table-row>
        <table:table-row table:style-name="ro5">
          <table:table-cell office:value-type="string">
            <text:p>achievements</text:p>
          </table:table-cell>
          <table:table-cell office:value-type="string">
            <text:p>noun_p</text:p>
          </table:table-cell>
          <table:table-cell office:value-type="string">
            <text:p>achievement</text:p>
          </table:table-cell>
          <table:table-cell office:value-type="string">
            <text:p>uCEvmun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acids</text:p>
          </table:table-cell>
          <table:table-cell office:value-type="string">
            <text:p>noun_p</text:p>
          </table:table-cell>
          <table:table-cell office:value-type="string">
            <text:p>acid</text:p>
          </table:table-cell>
          <table:table-cell table:style-name="ce10" office:value-type="string">
            <text:p>asid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actions</text:p>
          </table:table-cell>
          <table:table-cell office:value-type="string">
            <text:p>noun_p</text:p>
          </table:table-cell>
          <table:table-cell office:value-type="string">
            <text:p>action</text:p>
          </table:table-cell>
          <table:table-cell table:style-name="ce10" office:value-type="string">
            <text:p>ak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ctivities</text:p>
          </table:table-cell>
          <table:table-cell office:value-type="string">
            <text:p>noun_p</text:p>
          </table:table-cell>
          <table:table-cell office:value-type="string">
            <text:p>activity</text:p>
          </table:table-cell>
          <table:table-cell office:value-type="string">
            <text:p>aktivutEz</text:p>
          </table:table-cell>
          <table:table-cell office:value-type="string">
            <text:p>aktivitE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acts</text:p>
          </table:table-cell>
          <table:table-cell office:value-type="string">
            <text:p>noun_p</text:p>
          </table:table-cell>
          <table:table-cell office:value-type="string">
            <text:p>act</text:p>
          </table:table-cell>
          <table:table-cell table:style-name="ce10" office:value-type="string">
            <text:p>ak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addresses</text:p>
          </table:table-cell>
          <table:table-cell office:value-type="string">
            <text:p>noun_p</text:p>
          </table:table-cell>
          <table:table-cell office:value-type="string">
            <text:p>address</text:p>
          </table:table-cell>
          <table:table-cell table:style-name="ce10" office:value-type="string">
            <text:p>adresz</text:p>
          </table:table-cell>
          <table:table-cell table:style-name="ce10" office:value-type="string">
            <text:p>udres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administrations</text:p>
          </table:table-cell>
          <table:table-cell office:value-type="string">
            <text:p>noun_p</text:p>
          </table:table-cell>
          <table:table-cell office:value-type="string">
            <text:p>administration</text:p>
          </table:table-cell>
          <table:table-cell table:style-name="ce10" office:value-type="string">
            <text:p>udministrASnz</text:p>
          </table:table-cell>
          <table:table-cell table:style-name="ce10" office:value-type="string">
            <text:p>administrASn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adults</text:p>
          </table:table-cell>
          <table:table-cell office:value-type="string">
            <text:p>noun_p</text:p>
          </table:table-cell>
          <table:table-cell office:value-type="string">
            <text:p>adult</text:p>
          </table:table-cell>
          <table:table-cell table:style-name="ce10" office:value-type="string">
            <text:p>adults</text:p>
          </table:table-cell>
          <table:table-cell table:style-name="ce10" office:value-type="string">
            <text:p>udults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dvances</text:p>
          </table:table-cell>
          <table:table-cell office:value-type="string">
            <text:p>noun_p</text:p>
          </table:table-cell>
          <table:table-cell office:value-type="string">
            <text:p>advance</text:p>
          </table:table-cell>
          <table:table-cell office:value-type="string">
            <text:p>udvansz</text:p>
          </table:table-cell>
          <table:table-cell table:number-columns-repeated="1020"/>
        </table:table-row>
        <table:table-row table:style-name="ro5">
          <table:table-cell office:value-type="string">
            <text:p>advantages</text:p>
          </table:table-cell>
          <table:table-cell office:value-type="string">
            <text:p>noun_p</text:p>
          </table:table-cell>
          <table:table-cell table:style-name="ce5" office:value-type="string">
            <text:p>advantage</text:p>
          </table:table-cell>
          <table:table-cell office:value-type="string">
            <text:p>udvantijz</text:p>
          </table:table-cell>
          <table:table-cell table:number-columns-repeated="1020"/>
        </table:table-row>
        <table:table-row table:style-name="ro5">
          <table:table-cell office:value-type="string">
            <text:p>affairs</text:p>
          </table:table-cell>
          <table:table-cell office:value-type="string">
            <text:p>noun_p</text:p>
          </table:table-cell>
          <table:table-cell office:value-type="string">
            <text:p>affair</text:p>
          </table:table-cell>
          <table:table-cell office:value-type="string">
            <text:p>ufÄ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afternoons</text:p>
          </table:table-cell>
          <table:table-cell office:value-type="string">
            <text:p>noun_p</text:p>
          </table:table-cell>
          <table:table-cell office:value-type="string">
            <text:p>afternoon</text:p>
          </table:table-cell>
          <table:table-cell table:style-name="ce10" office:value-type="string">
            <text:p>aftuÑnU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gencies</text:p>
          </table:table-cell>
          <table:table-cell office:value-type="string">
            <text:p>noun_p</text:p>
          </table:table-cell>
          <table:table-cell office:value-type="string">
            <text:p>agency</text:p>
          </table:table-cell>
          <table:table-cell office:value-type="string">
            <text:p>Ajuns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agents</text:p>
          </table:table-cell>
          <table:table-cell office:value-type="string">
            <text:p>noun_p</text:p>
          </table:table-cell>
          <table:table-cell office:value-type="string">
            <text:p>agent</text:p>
          </table:table-cell>
          <table:table-cell table:style-name="ce10" office:value-type="string">
            <text:p>Aj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ages</text:p>
          </table:table-cell>
          <table:table-cell office:value-type="string">
            <text:p>noun_p</text:p>
          </table:table-cell>
          <table:table-cell office:value-type="string">
            <text:p>age</text:p>
          </table:table-cell>
          <table:table-cell table:style-name="ce10" office:value-type="string">
            <text:p>Aj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greements</text:p>
          </table:table-cell>
          <table:table-cell office:value-type="string">
            <text:p>noun_p</text:p>
          </table:table-cell>
          <table:table-cell office:value-type="string">
            <text:p>agreement</text:p>
          </table:table-cell>
          <table:table-cell office:value-type="string">
            <text:p>ugrEmun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aids</text:p>
          </table:table-cell>
          <table:table-cell office:value-type="string">
            <text:p>noun_p</text:p>
          </table:table-cell>
          <table:table-cell office:value-type="string">
            <text:p>aid</text:p>
          </table:table-cell>
          <table:table-cell table:style-name="ce10" office:value-type="string">
            <text:p>A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aims</text:p>
          </table:table-cell>
          <table:table-cell office:value-type="string">
            <text:p>noun_p</text:p>
          </table:table-cell>
          <table:table-cell office:value-type="string">
            <text:p>aim</text:p>
          </table:table-cell>
          <table:table-cell table:style-name="ce10" office:value-type="string">
            <text:p>A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irs</text:p>
          </table:table-cell>
          <table:table-cell office:value-type="string">
            <text:p>noun_p</text:p>
          </table:table-cell>
          <table:table-cell office:value-type="string">
            <text:p>air</text:p>
          </table:table-cell>
          <table:table-cell office:value-type="string">
            <text:p>Äz</text:p>
          </table:table-cell>
          <table:table-cell table:number-columns-repeated="1020"/>
        </table:table-row>
        <table:table-row table:style-name="ro5">
          <table:table-cell office:value-type="string">
            <text:p>amounts</text:p>
          </table:table-cell>
          <table:table-cell office:value-type="string">
            <text:p>noun_p</text:p>
          </table:table-cell>
          <table:table-cell office:value-type="string">
            <text:p>amount</text:p>
          </table:table-cell>
          <table:table-cell office:value-type="string">
            <text:p>umWnts</text:p>
          </table:table-cell>
          <table:table-cell table:number-columns-repeated="1020"/>
        </table:table-row>
        <table:table-row table:style-name="ro5">
          <table:table-cell office:value-type="string">
            <text:p>analyses</text:p>
          </table:table-cell>
          <table:table-cell office:value-type="string">
            <text:p>noun_p</text:p>
          </table:table-cell>
          <table:table-cell office:value-type="string">
            <text:p>analysis</text:p>
          </table:table-cell>
          <table:table-cell office:value-type="string">
            <text:p>unalusEz</text:p>
          </table:table-cell>
          <table:table-cell office:value-type="string">
            <text:p>unalisEz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office:value-type="string">
            <text:p>animals</text:p>
          </table:table-cell>
          <table:table-cell office:value-type="string">
            <text:p>noun_p</text:p>
          </table:table-cell>
          <table:table-cell office:value-type="string">
            <text:p>animal</text:p>
          </table:table-cell>
          <table:table-cell office:value-type="string">
            <text:p>animlz</text:p>
          </table:table-cell>
          <table:table-cell table:number-columns-repeated="1020"/>
        </table:table-row>
        <table:table-row table:style-name="ro5">
          <table:table-cell office:value-type="string">
            <text:p>answers</text:p>
          </table:table-cell>
          <table:table-cell office:value-type="string">
            <text:p>noun_p</text:p>
          </table:table-cell>
          <table:table-cell office:value-type="string">
            <text:p>answer</text:p>
          </table:table-cell>
          <table:table-cell office:value-type="string">
            <text:p>ansuÑz</text:p>
          </table:table-cell>
          <table:table-cell table:number-columns-repeated="1020"/>
        </table:table-row>
        <table:table-row table:style-name="ro5">
          <table:table-cell office:value-type="string">
            <text:p>appeals</text:p>
          </table:table-cell>
          <table:table-cell office:value-type="string">
            <text:p>noun_p</text:p>
          </table:table-cell>
          <table:table-cell office:value-type="string">
            <text:p>appeal</text:p>
          </table:table-cell>
          <table:table-cell office:value-type="string">
            <text:p>upE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appearances</text:p>
          </table:table-cell>
          <table:table-cell office:value-type="string">
            <text:p>noun_p</text:p>
          </table:table-cell>
          <table:table-cell office:value-type="string">
            <text:p>appearance</text:p>
          </table:table-cell>
          <table:table-cell table:style-name="ce10" office:value-type="string">
            <text:p>upË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6">
          <table:table-cell office:value-type="string">
            <text:p>applications</text:p>
          </table:table-cell>
          <table:table-cell office:value-type="string">
            <text:p>noun_p</text:p>
          </table:table-cell>
          <table:table-cell office:value-type="string">
            <text:p>application</text:p>
          </table:table-cell>
          <table:table-cell office:value-type="string">
            <text:p>aplikA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appointments</text:p>
          </table:table-cell>
          <table:table-cell office:value-type="string">
            <text:p>noun_p</text:p>
          </table:table-cell>
          <table:table-cell office:value-type="string">
            <text:p>appointment</text:p>
          </table:table-cell>
          <table:table-cell table:style-name="ce10" office:value-type="string">
            <text:p>upYntm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pproachs</text:p>
          </table:table-cell>
          <table:table-cell office:value-type="string">
            <text:p>noun_p</text:p>
          </table:table-cell>
          <table:table-cell office:value-type="string">
            <text:p>approach</text:p>
          </table:table-cell>
          <table:table-cell office:value-type="string">
            <text:p>uprOC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areas</text:p>
          </table:table-cell>
          <table:table-cell office:value-type="string">
            <text:p>noun_p</text:p>
          </table:table-cell>
          <table:table-cell office:value-type="string">
            <text:p>area</text:p>
          </table:table-cell>
          <table:table-cell table:style-name="ce10" office:value-type="string">
            <text:p>ÄEu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rguments</text:p>
          </table:table-cell>
          <table:table-cell office:value-type="string">
            <text:p>noun_p</text:p>
          </table:table-cell>
          <table:table-cell office:value-type="string">
            <text:p>argument</text:p>
          </table:table-cell>
          <table:table-cell office:value-type="string">
            <text:p>ägyUmunts</text:p>
          </table:table-cell>
          <table:table-cell office:value-type="string">
            <text:p>ägyumunts</text:p>
          </table:table-cell>
          <table:table-cell table:number-columns-repeated="1019"/>
        </table:table-row>
        <table:table-row table:style-name="ro5">
          <table:table-cell office:value-type="string">
            <text:p>armies</text:p>
          </table:table-cell>
          <table:table-cell office:value-type="string">
            <text:p>noun_p</text:p>
          </table:table-cell>
          <table:table-cell office:value-type="string">
            <text:p>army</text:p>
          </table:table-cell>
          <table:table-cell office:value-type="string">
            <text:p>ämEz</text:p>
          </table:table-cell>
          <table:table-cell table:number-columns-repeated="1020"/>
        </table:table-row>
        <table:table-row table:style-name="ro5">
          <table:table-cell office:value-type="string">
            <text:p>arms</text:p>
          </table:table-cell>
          <table:table-cell office:value-type="string">
            <text:p>noun_p</text:p>
          </table:table-cell>
          <table:table-cell office:value-type="string">
            <text:p>arm</text:p>
          </table:table-cell>
          <table:table-cell office:value-type="string">
            <text:p>äm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arrangements</text:p>
          </table:table-cell>
          <table:table-cell office:value-type="string">
            <text:p>noun_p</text:p>
          </table:table-cell>
          <table:table-cell office:value-type="string">
            <text:p>arrangement</text:p>
          </table:table-cell>
          <table:table-cell table:style-name="ce10" office:value-type="string">
            <text:p>urAnjm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rticles</text:p>
          </table:table-cell>
          <table:table-cell office:value-type="string">
            <text:p>noun_p</text:p>
          </table:table-cell>
          <table:table-cell office:value-type="string">
            <text:p>article</text:p>
          </table:table-cell>
          <table:table-cell office:value-type="string">
            <text:p>ätiku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artists</text:p>
          </table:table-cell>
          <table:table-cell office:value-type="string">
            <text:p>noun_p</text:p>
          </table:table-cell>
          <table:table-cell office:value-type="string">
            <text:p>artist</text:p>
          </table:table-cell>
          <table:table-cell table:style-name="ce10" office:value-type="string">
            <text:p>ätis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rts</text:p>
          </table:table-cell>
          <table:table-cell office:value-type="string">
            <text:p>noun_p</text:p>
          </table:table-cell>
          <table:table-cell office:value-type="string">
            <text:p>art</text:p>
          </table:table-cell>
          <table:table-cell office:value-type="string">
            <text:p>äts</text:p>
          </table:table-cell>
          <table:table-cell table:number-columns-repeated="1020"/>
        </table:table-row>
        <table:table-row table:style-name="ro5">
          <table:table-cell office:value-type="string">
            <text:p>aspects</text:p>
          </table:table-cell>
          <table:table-cell office:value-type="string">
            <text:p>noun_p</text:p>
          </table:table-cell>
          <table:table-cell office:value-type="string">
            <text:p>aspect</text:p>
          </table:table-cell>
          <table:table-cell office:value-type="string">
            <text:p>aspek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assemblies</text:p>
          </table:table-cell>
          <table:table-cell office:value-type="string">
            <text:p>noun_p</text:p>
          </table:table-cell>
          <table:table-cell office:value-type="string">
            <text:p>assembly</text:p>
          </table:table-cell>
          <table:table-cell table:style-name="ce10" office:value-type="string">
            <text:p>usembl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assessments</text:p>
          </table:table-cell>
          <table:table-cell office:value-type="string">
            <text:p>noun_p</text:p>
          </table:table-cell>
          <table:table-cell office:value-type="string">
            <text:p>assessment</text:p>
          </table:table-cell>
          <table:table-cell table:style-name="ce10" office:value-type="string">
            <text:p>usesm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assets</text:p>
          </table:table-cell>
          <table:table-cell office:value-type="string">
            <text:p>noun_p</text:p>
          </table:table-cell>
          <table:table-cell office:value-type="string">
            <text:p>asset</text:p>
          </table:table-cell>
          <table:table-cell table:style-name="ce10" office:value-type="string">
            <text:p>asets</text:p>
          </table:table-cell>
          <table:table-cell table:style-name="ce10" office:value-type="string">
            <text:p>asits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assumptions</text:p>
          </table:table-cell>
          <table:table-cell office:value-type="string">
            <text:p>noun_p</text:p>
          </table:table-cell>
          <table:table-cell office:value-type="string">
            <text:p>assumption</text:p>
          </table:table-cell>
          <table:table-cell table:style-name="ce10" office:value-type="string">
            <text:p>usump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tmospheres</text:p>
          </table:table-cell>
          <table:table-cell office:value-type="string">
            <text:p>noun_p</text:p>
          </table:table-cell>
          <table:table-cell office:value-type="string">
            <text:p>atmosphere</text:p>
          </table:table-cell>
          <table:table-cell office:value-type="string">
            <text:p>atmusfËz</text:p>
          </table:table-cell>
          <table:table-cell table:number-columns-repeated="1020"/>
        </table:table-row>
        <table:table-row table:style-name="ro5">
          <table:table-cell office:value-type="string">
            <text:p>attacks</text:p>
          </table:table-cell>
          <table:table-cell office:value-type="string">
            <text:p>noun_p</text:p>
          </table:table-cell>
          <table:table-cell office:value-type="string">
            <text:p>attack</text:p>
          </table:table-cell>
          <table:table-cell office:value-type="string">
            <text:p>utaks</text:p>
          </table:table-cell>
          <table:table-cell table:number-columns-repeated="1020"/>
        </table:table-row>
        <table:table-row table:style-name="ro5">
          <table:table-cell office:value-type="string">
            <text:p>attempts</text:p>
          </table:table-cell>
          <table:table-cell office:value-type="string">
            <text:p>noun_p</text:p>
          </table:table-cell>
          <table:table-cell office:value-type="string">
            <text:p>attempt</text:p>
          </table:table-cell>
          <table:table-cell office:value-type="string">
            <text:p>utempts</text:p>
          </table:table-cell>
          <table:table-cell table:number-columns-repeated="1020"/>
        </table:table-row>
        <table:table-row table:style-name="ro5">
          <table:table-cell office:value-type="string">
            <text:p>attentions</text:p>
          </table:table-cell>
          <table:table-cell office:value-type="string">
            <text:p>noun_p</text:p>
          </table:table-cell>
          <table:table-cell office:value-type="string">
            <text:p>attention</text:p>
          </table:table-cell>
          <table:table-cell office:value-type="string">
            <text:p>utenSnz</text:p>
          </table:table-cell>
          <table:table-cell table:number-columns-repeated="1020"/>
        </table:table-row>
        <table:table-row table:style-name="ro5">
          <table:table-cell office:value-type="string">
            <text:p>attitudes</text:p>
          </table:table-cell>
          <table:table-cell office:value-type="string">
            <text:p>noun_p</text:p>
          </table:table-cell>
          <table:table-cell office:value-type="string">
            <text:p>attitude</text:p>
          </table:table-cell>
          <table:table-cell office:value-type="string">
            <text:p>atityUdz</text:p>
          </table:table-cell>
          <table:table-cell office:value-type="string">
            <text:p>atutyUd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audiences</text:p>
          </table:table-cell>
          <table:table-cell office:value-type="string">
            <text:p>noun_p</text:p>
          </table:table-cell>
          <table:table-cell office:value-type="string">
            <text:p>audience</text:p>
          </table:table-cell>
          <table:table-cell table:style-name="ce10" office:value-type="string">
            <text:p>QdE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authors</text:p>
          </table:table-cell>
          <table:table-cell office:value-type="string">
            <text:p>noun_p</text:p>
          </table:table-cell>
          <table:table-cell office:value-type="string">
            <text:p>author</text:p>
          </table:table-cell>
          <table:table-cell table:style-name="ce10" office:value-type="string">
            <text:p>QT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awards</text:p>
          </table:table-cell>
          <table:table-cell office:value-type="string">
            <text:p>noun_p</text:p>
          </table:table-cell>
          <table:table-cell office:value-type="string">
            <text:p>award</text:p>
          </table:table-cell>
          <table:table-cell office:value-type="string">
            <text:p>uwödz</text:p>
          </table:table-cell>
          <table:table-cell table:number-columns-repeated="1020"/>
        </table:table-row>
        <table:table-row table:style-name="ro5">
          <table:table-cell office:value-type="string">
            <text:p>babies</text:p>
          </table:table-cell>
          <table:table-cell office:value-type="string">
            <text:p>noun_p</text:p>
          </table:table-cell>
          <table:table-cell office:value-type="string">
            <text:p>baby</text:p>
          </table:table-cell>
          <table:table-cell office:value-type="string">
            <text:p>bAb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ackgrounds</text:p>
          </table:table-cell>
          <table:table-cell office:value-type="string">
            <text:p>noun_p</text:p>
          </table:table-cell>
          <table:table-cell office:value-type="string">
            <text:p>background</text:p>
          </table:table-cell>
          <table:table-cell table:style-name="ce10" office:value-type="string">
            <text:p>bakgrWn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acks</text:p>
          </table:table-cell>
          <table:table-cell office:value-type="string">
            <text:p>noun_p</text:p>
          </table:table-cell>
          <table:table-cell office:value-type="string">
            <text:p>back</text:p>
          </table:table-cell>
          <table:table-cell office:value-type="string">
            <text:p>bak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ags</text:p>
          </table:table-cell>
          <table:table-cell office:value-type="string">
            <text:p>noun_p</text:p>
          </table:table-cell>
          <table:table-cell office:value-type="string">
            <text:p>bag</text:p>
          </table:table-cell>
          <table:table-cell table:style-name="ce10" office:value-type="string">
            <text:p>bag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balances</text:p>
          </table:table-cell>
          <table:table-cell office:value-type="string">
            <text:p>noun_p</text:p>
          </table:table-cell>
          <table:table-cell office:value-type="string">
            <text:p>balance</text:p>
          </table:table-cell>
          <table:table-cell table:style-name="ce10" office:value-type="string">
            <text:p>bal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balls</text:p>
          </table:table-cell>
          <table:table-cell office:value-type="string">
            <text:p>noun_p</text:p>
          </table:table-cell>
          <table:table-cell office:value-type="string">
            <text:p>ball</text:p>
          </table:table-cell>
          <table:table-cell table:style-name="ce10" office:value-type="string">
            <text:p>bQ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bands</text:p>
          </table:table-cell>
          <table:table-cell office:value-type="string">
            <text:p>noun_p</text:p>
          </table:table-cell>
          <table:table-cell office:value-type="string">
            <text:p>band</text:p>
          </table:table-cell>
          <table:table-cell table:style-name="ce10" office:value-type="string">
            <text:p>ban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anks</text:p>
          </table:table-cell>
          <table:table-cell office:value-type="string">
            <text:p>noun_p</text:p>
          </table:table-cell>
          <table:table-cell office:value-type="string">
            <text:p>bank</text:p>
          </table:table-cell>
          <table:table-cell office:value-type="string">
            <text:p>baNks</text:p>
          </table:table-cell>
          <table:table-cell table:number-columns-repeated="1020"/>
        </table:table-row>
        <table:table-row table:style-name="ro5">
          <table:table-cell office:value-type="string">
            <text:p>bars</text:p>
          </table:table-cell>
          <table:table-cell office:value-type="string">
            <text:p>noun_p</text:p>
          </table:table-cell>
          <table:table-cell office:value-type="string">
            <text:p>bar</text:p>
          </table:table-cell>
          <table:table-cell office:value-type="string">
            <text:p>bä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ases</text:p>
          </table:table-cell>
          <table:table-cell office:value-type="string">
            <text:p>noun_p</text:p>
          </table:table-cell>
          <table:table-cell office:value-type="string">
            <text:p>base</text:p>
          </table:table-cell>
          <table:table-cell table:style-name="ce10" office:value-type="string">
            <text:p>bA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ases</text:p>
          </table:table-cell>
          <table:table-cell office:value-type="string">
            <text:p>noun_p</text:p>
          </table:table-cell>
          <table:table-cell office:value-type="string">
            <text:p>basis</text:p>
          </table:table-cell>
          <table:table-cell office:value-type="string">
            <text:p>bAsEz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battles</text:p>
          </table:table-cell>
          <table:table-cell office:value-type="string">
            <text:p>noun_p</text:p>
          </table:table-cell>
          <table:table-cell office:value-type="string">
            <text:p>battle</text:p>
          </table:table-cell>
          <table:table-cell table:style-name="ce10" office:value-type="string">
            <text:p>bat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eaches</text:p>
          </table:table-cell>
          <table:table-cell office:value-type="string">
            <text:p>noun_p</text:p>
          </table:table-cell>
          <table:table-cell office:value-type="string">
            <text:p>beach</text:p>
          </table:table-cell>
          <table:table-cell office:value-type="string">
            <text:p>bECz</text:p>
          </table:table-cell>
          <table:table-cell table:number-columns-repeated="1020"/>
        </table:table-row>
        <table:table-row table:style-name="ro5">
          <table:table-cell office:value-type="string">
            <text:p>beds</text:p>
          </table:table-cell>
          <table:table-cell office:value-type="string">
            <text:p>noun_p</text:p>
          </table:table-cell>
          <table:table-cell office:value-type="string">
            <text:p>bed</text:p>
          </table:table-cell>
          <table:table-cell office:value-type="string">
            <text:p>be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eginnings</text:p>
          </table:table-cell>
          <table:table-cell office:value-type="string">
            <text:p>noun_p</text:p>
          </table:table-cell>
          <table:table-cell office:value-type="string">
            <text:p>beginning</text:p>
          </table:table-cell>
          <table:table-cell table:style-name="ce10" office:value-type="string">
            <text:p>bigin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ehaviours</text:p>
          </table:table-cell>
          <table:table-cell office:value-type="string">
            <text:p>noun_p</text:p>
          </table:table-cell>
          <table:table-cell office:value-type="string">
            <text:p>behaviour</text:p>
          </table:table-cell>
          <table:table-cell office:value-type="string">
            <text:p>bihAvyuÑz</text:p>
          </table:table-cell>
          <table:table-cell table:number-columns-repeated="1020"/>
        </table:table-row>
        <table:table-row table:style-name="ro5">
          <table:table-cell office:value-type="string">
            <text:p>beings</text:p>
          </table:table-cell>
          <table:table-cell office:value-type="string">
            <text:p>noun_p</text:p>
          </table:table-cell>
          <table:table-cell office:value-type="string">
            <text:p>being</text:p>
          </table:table-cell>
          <table:table-cell office:value-type="string">
            <text:p>bE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eliefs</text:p>
          </table:table-cell>
          <table:table-cell office:value-type="string">
            <text:p>noun_p</text:p>
          </table:table-cell>
          <table:table-cell office:value-type="string">
            <text:p>belief</text:p>
          </table:table-cell>
          <table:table-cell table:style-name="ce10" office:value-type="string">
            <text:p>bilEf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enefits</text:p>
          </table:table-cell>
          <table:table-cell office:value-type="string">
            <text:p>noun_p</text:p>
          </table:table-cell>
          <table:table-cell office:value-type="string">
            <text:p>benefit</text:p>
          </table:table-cell>
          <table:table-cell office:value-type="string">
            <text:p>benifits</text:p>
          </table:table-cell>
          <table:table-cell table:number-columns-repeated="1020"/>
        </table:table-row>
        <table:table-row table:style-name="ro5">
          <table:table-cell office:value-type="string">
            <text:p>bills</text:p>
          </table:table-cell>
          <table:table-cell office:value-type="string">
            <text:p>noun_p</text:p>
          </table:table-cell>
          <table:table-cell office:value-type="string">
            <text:p>bill</text:p>
          </table:table-cell>
          <table:table-cell office:value-type="string">
            <text:p>bilz</text:p>
          </table:table-cell>
          <table:table-cell table:number-columns-repeated="1020"/>
        </table:table-row>
        <table:table-row table:style-name="ro5">
          <table:table-cell office:value-type="string">
            <text:p>birds</text:p>
          </table:table-cell>
          <table:table-cell office:value-type="string">
            <text:p>noun_p</text:p>
          </table:table-cell>
          <table:table-cell office:value-type="string">
            <text:p>bird</text:p>
          </table:table-cell>
          <table:table-cell office:value-type="string">
            <text:p>bü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irths</text:p>
          </table:table-cell>
          <table:table-cell office:value-type="string">
            <text:p>noun_p</text:p>
          </table:table-cell>
          <table:table-cell office:value-type="string">
            <text:p>birth</text:p>
          </table:table-cell>
          <table:table-cell table:style-name="ce10" office:value-type="string">
            <text:p>bü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its</text:p>
          </table:table-cell>
          <table:table-cell office:value-type="string">
            <text:p>noun_p</text:p>
          </table:table-cell>
          <table:table-cell office:value-type="string">
            <text:p>bit</text:p>
          </table:table-cell>
          <table:table-cell office:value-type="string">
            <text:p>bi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locks</text:p>
          </table:table-cell>
          <table:table-cell office:value-type="string">
            <text:p>noun_p</text:p>
          </table:table-cell>
          <table:table-cell office:value-type="string">
            <text:p>block</text:p>
          </table:table-cell>
          <table:table-cell table:style-name="ce10" office:value-type="string">
            <text:p>blo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loods</text:p>
          </table:table-cell>
          <table:table-cell office:value-type="string">
            <text:p>noun_p</text:p>
          </table:table-cell>
          <table:table-cell office:value-type="string">
            <text:p>blood</text:p>
          </table:table-cell>
          <table:table-cell office:value-type="string">
            <text:p>bludz</text:p>
          </table:table-cell>
          <table:table-cell table:number-columns-repeated="1020"/>
        </table:table-row>
        <table:table-row table:style-name="ro5">
          <table:table-cell office:value-type="string">
            <text:p>boards</text:p>
          </table:table-cell>
          <table:table-cell office:value-type="string">
            <text:p>noun_p</text:p>
          </table:table-cell>
          <table:table-cell office:value-type="string">
            <text:p>board</text:p>
          </table:table-cell>
          <table:table-cell office:value-type="string">
            <text:p>bö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oats</text:p>
          </table:table-cell>
          <table:table-cell office:value-type="string">
            <text:p>noun_p</text:p>
          </table:table-cell>
          <table:table-cell office:value-type="string">
            <text:p>boat</text:p>
          </table:table-cell>
          <table:table-cell table:style-name="ce10" office:value-type="string">
            <text:p>bO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bodies</text:p>
          </table:table-cell>
          <table:table-cell office:value-type="string">
            <text:p>noun_p</text:p>
          </table:table-cell>
          <table:table-cell office:value-type="string">
            <text:p>body</text:p>
          </table:table-cell>
          <table:table-cell table:style-name="ce10" office:value-type="string">
            <text:p>bod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ones</text:p>
          </table:table-cell>
          <table:table-cell office:value-type="string">
            <text:p>noun_p</text:p>
          </table:table-cell>
          <table:table-cell office:value-type="string">
            <text:p>bone</text:p>
          </table:table-cell>
          <table:table-cell office:value-type="string">
            <text:p>bO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ooks</text:p>
          </table:table-cell>
          <table:table-cell office:value-type="string">
            <text:p>noun_p</text:p>
          </table:table-cell>
          <table:table-cell office:value-type="string">
            <text:p>book</text:p>
          </table:table-cell>
          <table:table-cell table:style-name="ce10" office:value-type="string">
            <text:p>bV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orders</text:p>
          </table:table-cell>
          <table:table-cell office:value-type="string">
            <text:p>noun_p</text:p>
          </table:table-cell>
          <table:table-cell office:value-type="string">
            <text:p>border</text:p>
          </table:table-cell>
          <table:table-cell office:value-type="string">
            <text:p>böd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ottles</text:p>
          </table:table-cell>
          <table:table-cell office:value-type="string">
            <text:p>noun_p</text:p>
          </table:table-cell>
          <table:table-cell office:value-type="string">
            <text:p>bottle</text:p>
          </table:table-cell>
          <table:table-cell table:style-name="ce10" office:value-type="string">
            <text:p>bot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bottoms</text:p>
          </table:table-cell>
          <table:table-cell office:value-type="string">
            <text:p>noun_p</text:p>
          </table:table-cell>
          <table:table-cell office:value-type="string">
            <text:p>bottom</text:p>
          </table:table-cell>
          <table:table-cell table:style-name="ce10" office:value-type="string">
            <text:p>botu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oxes</text:p>
          </table:table-cell>
          <table:table-cell office:value-type="string">
            <text:p>noun_p</text:p>
          </table:table-cell>
          <table:table-cell office:value-type="string">
            <text:p>box</text:p>
          </table:table-cell>
          <table:table-cell office:value-type="string">
            <text:p>bok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oys</text:p>
          </table:table-cell>
          <table:table-cell office:value-type="string">
            <text:p>noun_p</text:p>
          </table:table-cell>
          <table:table-cell office:value-type="string">
            <text:p>boy</text:p>
          </table:table-cell>
          <table:table-cell table:style-name="ce10" office:value-type="string">
            <text:p>bY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oys</text:p>
          </table:table-cell>
          <table:table-cell office:value-type="string">
            <text:p>noun_p</text:p>
          </table:table-cell>
          <table:table-cell office:value-type="string">
            <text:p>boy</text:p>
          </table:table-cell>
          <table:table-cell office:value-type="string">
            <text:p>bY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rains</text:p>
          </table:table-cell>
          <table:table-cell office:value-type="string">
            <text:p>noun_p</text:p>
          </table:table-cell>
          <table:table-cell office:value-type="string">
            <text:p>brain</text:p>
          </table:table-cell>
          <table:table-cell table:style-name="ce10" office:value-type="string">
            <text:p>brA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branches</text:p>
          </table:table-cell>
          <table:table-cell office:value-type="string">
            <text:p>noun_p</text:p>
          </table:table-cell>
          <table:table-cell office:value-type="string">
            <text:p>branch</text:p>
          </table:table-cell>
          <table:table-cell table:style-name="ce10" office:value-type="string">
            <text:p>branC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breaths</text:p>
          </table:table-cell>
          <table:table-cell office:value-type="string">
            <text:p>noun_p</text:p>
          </table:table-cell>
          <table:table-cell office:value-type="string">
            <text:p>breath</text:p>
          </table:table-cell>
          <table:table-cell table:style-name="ce10" office:value-type="string">
            <text:p>bre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bridges</text:p>
          </table:table-cell>
          <table:table-cell office:value-type="string">
            <text:p>noun_p</text:p>
          </table:table-cell>
          <table:table-cell office:value-type="string">
            <text:p>bridge</text:p>
          </table:table-cell>
          <table:table-cell table:style-name="ce10" office:value-type="string">
            <text:p>brij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brothers</text:p>
          </table:table-cell>
          <table:table-cell office:value-type="string">
            <text:p>noun_p</text:p>
          </table:table-cell>
          <table:table-cell office:value-type="string">
            <text:p>brother</text:p>
          </table:table-cell>
          <table:table-cell office:value-type="string">
            <text:p>bruDuÑz</text:p>
          </table:table-cell>
          <table:table-cell table:number-columns-repeated="1020"/>
        </table:table-row>
        <table:table-row table:style-name="ro5">
          <table:table-cell office:value-type="string">
            <text:p>budgets</text:p>
          </table:table-cell>
          <table:table-cell office:value-type="string">
            <text:p>noun_p</text:p>
          </table:table-cell>
          <table:table-cell office:value-type="string">
            <text:p>budget</text:p>
          </table:table-cell>
          <table:table-cell office:value-type="string">
            <text:p>bujits</text:p>
          </table:table-cell>
          <table:table-cell table:number-columns-repeated="1020"/>
        </table:table-row>
        <table:table-row table:style-name="ro5">
          <table:table-cell office:value-type="string">
            <text:p>buildings</text:p>
          </table:table-cell>
          <table:table-cell office:value-type="string">
            <text:p>noun_p</text:p>
          </table:table-cell>
          <table:table-cell office:value-type="string">
            <text:p>building</text:p>
          </table:table-cell>
          <table:table-cell office:value-type="string">
            <text:p>bild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buses</text:p>
          </table:table-cell>
          <table:table-cell office:value-type="string">
            <text:p>noun_p</text:p>
          </table:table-cell>
          <table:table-cell office:value-type="string">
            <text:p>bus</text:p>
          </table:table-cell>
          <table:table-cell table:style-name="ce10" office:value-type="string">
            <text:p>bu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3" office:value-type="string">
            <text:p>cabinets</text:p>
          </table:table-cell>
          <table:table-cell office:value-type="string">
            <text:p>noun_p</text:p>
          </table:table-cell>
          <table:table-cell table:style-name="ce3" office:value-type="string">
            <text:p>cabinet</text:p>
          </table:table-cell>
          <table:table-cell table:style-name="ce10" office:value-type="string">
            <text:p>kabinuts</text:p>
          </table:table-cell>
          <table:table-cell table:style-name="ce10" office:value-type="string">
            <text:p>kabunuts <text:s/>kabunits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alls</text:p>
          </table:table-cell>
          <table:table-cell office:value-type="string">
            <text:p>noun_p</text:p>
          </table:table-cell>
          <table:table-cell office:value-type="string">
            <text:p>call</text:p>
          </table:table-cell>
          <table:table-cell office:value-type="string">
            <text:p>kQlz</text:p>
          </table:table-cell>
          <table:table-cell table:number-columns-repeated="1020"/>
        </table:table-row>
        <table:table-row table:style-name="ro5">
          <table:table-cell office:value-type="string">
            <text:p>campaigns</text:p>
          </table:table-cell>
          <table:table-cell office:value-type="string">
            <text:p>noun_p</text:p>
          </table:table-cell>
          <table:table-cell office:value-type="string">
            <text:p>campaign</text:p>
          </table:table-cell>
          <table:table-cell office:value-type="string">
            <text:p>kampAnz</text:p>
          </table:table-cell>
          <table:table-cell table:number-columns-repeated="1020"/>
        </table:table-row>
        <table:table-row table:style-name="ro5">
          <table:table-cell office:value-type="string">
            <text:p>cancers</text:p>
          </table:table-cell>
          <table:table-cell office:value-type="string">
            <text:p>noun_p</text:p>
          </table:table-cell>
          <table:table-cell office:value-type="string">
            <text:p>cancer</text:p>
          </table:table-cell>
          <table:table-cell office:value-type="string">
            <text:p>kans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apacities</text:p>
          </table:table-cell>
          <table:table-cell office:value-type="string">
            <text:p>noun_p</text:p>
          </table:table-cell>
          <table:table-cell office:value-type="string">
            <text:p>capacity</text:p>
          </table:table-cell>
          <table:table-cell table:style-name="ce10" office:value-type="string">
            <text:p>kupasutEz</text:p>
          </table:table-cell>
          <table:table-cell table:style-name="ce10" office:value-type="string">
            <text:p>kupasitE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apitals</text:p>
          </table:table-cell>
          <table:table-cell office:value-type="string">
            <text:p>noun_p</text:p>
          </table:table-cell>
          <table:table-cell office:value-type="string">
            <text:p>capital</text:p>
          </table:table-cell>
          <table:table-cell office:value-type="string">
            <text:p>kapit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aptains</text:p>
          </table:table-cell>
          <table:table-cell table:style-name="ce5" office:value-type="string">
            <text:p>noun_s</text:p>
          </table:table-cell>
          <table:table-cell table:style-name="ce5" office:value-type="string">
            <text:p>captain</text:p>
          </table:table-cell>
          <table:table-cell table:style-name="ce10" office:value-type="string">
            <text:p>kaptunz</text:p>
          </table:table-cell>
          <table:table-cell table:style-name="ce10"/>
          <table:table-cell table:style-name="ce5"/>
          <table:table-cell table:style-name="ce10"/>
          <table:table-cell table:number-columns-repeated="1017"/>
        </table:table-row>
        <table:table-row table:style-name="ro5">
          <table:table-cell office:value-type="string">
            <text:p>cards</text:p>
          </table:table-cell>
          <table:table-cell office:value-type="string">
            <text:p>noun_p</text:p>
          </table:table-cell>
          <table:table-cell office:value-type="string">
            <text:p>card</text:p>
          </table:table-cell>
          <table:table-cell office:value-type="string">
            <text:p>kädz</text:p>
          </table:table-cell>
          <table:table-cell table:number-columns-repeated="1020"/>
        </table:table-row>
        <table:table-row table:style-name="ro5">
          <table:table-cell office:value-type="string">
            <text:p>careers</text:p>
          </table:table-cell>
          <table:table-cell office:value-type="string">
            <text:p>noun_p</text:p>
          </table:table-cell>
          <table:table-cell office:value-type="string">
            <text:p>career</text:p>
          </table:table-cell>
          <table:table-cell office:value-type="string">
            <text:p>kurËz</text:p>
          </table:table-cell>
          <table:table-cell table:number-columns-repeated="1020"/>
        </table:table-row>
        <table:table-row table:style-name="ro5">
          <table:table-cell office:value-type="string">
            <text:p>cares</text:p>
          </table:table-cell>
          <table:table-cell office:value-type="string">
            <text:p>noun_p</text:p>
          </table:table-cell>
          <table:table-cell office:value-type="string">
            <text:p>care</text:p>
          </table:table-cell>
          <table:table-cell office:value-type="string">
            <text:p>kÄ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ars</text:p>
          </table:table-cell>
          <table:table-cell office:value-type="string">
            <text:p>noun_p</text:p>
          </table:table-cell>
          <table:table-cell office:value-type="string">
            <text:p>car</text:p>
          </table:table-cell>
          <table:table-cell table:style-name="ce10" office:value-type="string">
            <text:p>kä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ases</text:p>
          </table:table-cell>
          <table:table-cell office:value-type="string">
            <text:p>noun_p</text:p>
          </table:table-cell>
          <table:table-cell office:value-type="string">
            <text:p>case</text:p>
          </table:table-cell>
          <table:table-cell table:style-name="ce10" office:value-type="string">
            <text:p>kA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ashes</text:p>
          </table:table-cell>
          <table:table-cell office:value-type="string">
            <text:p>noun_p</text:p>
          </table:table-cell>
          <table:table-cell office:value-type="string">
            <text:p>cash</text:p>
          </table:table-cell>
          <table:table-cell table:style-name="ce10" office:value-type="string">
            <text:p>ka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astles</text:p>
          </table:table-cell>
          <table:table-cell office:value-type="string">
            <text:p>noun_p</text:p>
          </table:table-cell>
          <table:table-cell office:value-type="string">
            <text:p>castle</text:p>
          </table:table-cell>
          <table:table-cell table:style-name="ce10" office:value-type="string">
            <text:p>kus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ats</text:p>
          </table:table-cell>
          <table:table-cell office:value-type="string">
            <text:p>noun_p</text:p>
          </table:table-cell>
          <table:table-cell office:value-type="string">
            <text:p>cat</text:p>
          </table:table-cell>
          <table:table-cell table:style-name="ce10" office:value-type="string">
            <text:p>ka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auses</text:p>
          </table:table-cell>
          <table:table-cell office:value-type="string">
            <text:p>noun_p</text:p>
          </table:table-cell>
          <table:table-cell office:value-type="string">
            <text:p>cause</text:p>
          </table:table-cell>
          <table:table-cell office:value-type="string">
            <text:p>kQzz</text:p>
          </table:table-cell>
          <table:table-cell table:number-columns-repeated="1020"/>
        </table:table-row>
        <table:table-row table:style-name="ro5">
          <table:table-cell office:value-type="string">
            <text:p>cells</text:p>
          </table:table-cell>
          <table:table-cell office:value-type="string">
            <text:p>noun_p</text:p>
          </table:table-cell>
          <table:table-cell office:value-type="string">
            <text:p>cell</text:p>
          </table:table-cell>
          <table:table-cell office:value-type="string">
            <text:p>se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entres</text:p>
          </table:table-cell>
          <table:table-cell office:value-type="string">
            <text:p>noun_p</text:p>
          </table:table-cell>
          <table:table-cell office:value-type="string">
            <text:p>centre</text:p>
          </table:table-cell>
          <table:table-cell table:style-name="ce10" office:value-type="string">
            <text:p>sent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enturies</text:p>
          </table:table-cell>
          <table:table-cell office:value-type="string">
            <text:p>noun_p</text:p>
          </table:table-cell>
          <table:table-cell office:value-type="string">
            <text:p>century</text:p>
          </table:table-cell>
          <table:table-cell office:value-type="string">
            <text:p>senCurEz</text:p>
          </table:table-cell>
          <table:table-cell table:number-columns-repeated="1020"/>
        </table:table-row>
        <table:table-row table:style-name="ro5">
          <table:table-cell office:value-type="string">
            <text:p>chains</text:p>
          </table:table-cell>
          <table:table-cell office:value-type="string">
            <text:p>noun_p</text:p>
          </table:table-cell>
          <table:table-cell office:value-type="string">
            <text:p>chain</text:p>
          </table:table-cell>
          <table:table-cell office:value-type="string">
            <text:p>CAnz</text:p>
          </table:table-cell>
          <table:table-cell table:number-columns-repeated="1020"/>
        </table:table-row>
        <table:table-row table:style-name="ro5">
          <table:table-cell office:value-type="string">
            <text:p>chairmen</text:p>
          </table:table-cell>
          <table:table-cell office:value-type="string">
            <text:p>noun_p</text:p>
          </table:table-cell>
          <table:table-cell office:value-type="string">
            <text:p>chairman</text:p>
          </table:table-cell>
          <table:table-cell office:value-type="string">
            <text:p>CÄmen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office:value-type="string">
            <text:p>chairs</text:p>
          </table:table-cell>
          <table:table-cell office:value-type="string">
            <text:p>noun_p</text:p>
          </table:table-cell>
          <table:table-cell office:value-type="string">
            <text:p>chair</text:p>
          </table:table-cell>
          <table:table-cell office:value-type="string">
            <text:p>CÄ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hallenges</text:p>
          </table:table-cell>
          <table:table-cell office:value-type="string">
            <text:p>noun_p</text:p>
          </table:table-cell>
          <table:table-cell office:value-type="string">
            <text:p>challenge</text:p>
          </table:table-cell>
          <table:table-cell table:style-name="ce10" office:value-type="string">
            <text:p>Calinj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hampions</text:p>
          </table:table-cell>
          <table:table-cell office:value-type="string">
            <text:p>noun_p</text:p>
          </table:table-cell>
          <table:table-cell office:value-type="string">
            <text:p>champion</text:p>
          </table:table-cell>
          <table:table-cell office:value-type="string">
            <text:p>CampEunz</text:p>
          </table:table-cell>
          <table:table-cell table:number-columns-repeated="1020"/>
        </table:table-row>
        <table:table-row table:style-name="ro5">
          <table:table-cell office:value-type="string">
            <text:p>championships</text:p>
          </table:table-cell>
          <table:table-cell office:value-type="string">
            <text:p>noun_p</text:p>
          </table:table-cell>
          <table:table-cell office:value-type="string">
            <text:p>championship</text:p>
          </table:table-cell>
          <table:table-cell office:value-type="string">
            <text:p>CampEunSips</text:p>
          </table:table-cell>
          <table:table-cell table:number-columns-repeated="1020"/>
        </table:table-row>
        <table:table-row table:style-name="ro5">
          <table:table-cell office:value-type="string">
            <text:p>chances</text:p>
          </table:table-cell>
          <table:table-cell office:value-type="string">
            <text:p>noun_p</text:p>
          </table:table-cell>
          <table:table-cell office:value-type="string">
            <text:p>chance</text:p>
          </table:table-cell>
          <table:table-cell office:value-type="string">
            <text:p>Can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hanges</text:p>
          </table:table-cell>
          <table:table-cell office:value-type="string">
            <text:p>noun_p</text:p>
          </table:table-cell>
          <table:table-cell office:value-type="string">
            <text:p>change</text:p>
          </table:table-cell>
          <table:table-cell table:style-name="ce10" office:value-type="string">
            <text:p>CAnj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hannels</text:p>
          </table:table-cell>
          <table:table-cell office:value-type="string">
            <text:p>noun_p</text:p>
          </table:table-cell>
          <table:table-cell office:value-type="string">
            <text:p>channel</text:p>
          </table:table-cell>
          <table:table-cell table:style-name="ce10" office:value-type="string">
            <text:p>Can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hapters</text:p>
          </table:table-cell>
          <table:table-cell office:value-type="string">
            <text:p>noun_p</text:p>
          </table:table-cell>
          <table:table-cell office:value-type="string">
            <text:p>chapter</text:p>
          </table:table-cell>
          <table:table-cell office:value-type="string">
            <text:p>CaptuÑz</text:p>
          </table:table-cell>
          <table:table-cell table:number-columns-repeated="1020"/>
        </table:table-row>
        <table:table-row table:style-name="ro5">
          <table:table-cell office:value-type="string">
            <text:p>characters</text:p>
          </table:table-cell>
          <table:table-cell office:value-type="string">
            <text:p>noun_p</text:p>
          </table:table-cell>
          <table:table-cell office:value-type="string">
            <text:p>character</text:p>
          </table:table-cell>
          <table:table-cell office:value-type="string">
            <text:p>karaktuÑz</text:p>
          </table:table-cell>
          <table:table-cell office:value-type="string">
            <text:p>kariktuÑz</text:p>
          </table:table-cell>
          <table:table-cell table:number-columns-repeated="1019"/>
        </table:table-row>
        <table:table-row table:style-name="ro5">
          <table:table-cell office:value-type="string">
            <text:p>charges</text:p>
          </table:table-cell>
          <table:table-cell office:value-type="string">
            <text:p>noun_p</text:p>
          </table:table-cell>
          <table:table-cell office:value-type="string">
            <text:p>charge</text:p>
          </table:table-cell>
          <table:table-cell office:value-type="string">
            <text:p>Cäjz</text:p>
          </table:table-cell>
          <table:table-cell table:number-columns-repeated="1020"/>
        </table:table-row>
        <table:table-row table:style-name="ro5">
          <table:table-cell office:value-type="string">
            <text:p>chiefs</text:p>
          </table:table-cell>
          <table:table-cell office:value-type="string">
            <text:p>noun_p</text:p>
          </table:table-cell>
          <table:table-cell office:value-type="string">
            <text:p>chief</text:p>
          </table:table-cell>
          <table:table-cell office:value-type="string">
            <text:p>CEfs</text:p>
          </table:table-cell>
          <table:table-cell table:number-columns-repeated="1020"/>
        </table:table-row>
        <table:table-row table:style-name="ro5">
          <table:table-cell office:value-type="string">
            <text:p>choices</text:p>
          </table:table-cell>
          <table:table-cell office:value-type="string">
            <text:p>noun_p</text:p>
          </table:table-cell>
          <table:table-cell office:value-type="string">
            <text:p>choice</text:p>
          </table:table-cell>
          <table:table-cell office:value-type="string">
            <text:p>CY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hristmases</text:p>
          </table:table-cell>
          <table:table-cell office:value-type="string">
            <text:p>noun_p</text:p>
          </table:table-cell>
          <table:table-cell office:value-type="string">
            <text:p>christmas</text:p>
          </table:table-cell>
          <table:table-cell table:style-name="ce10" office:value-type="string">
            <text:p>krismusz</text:p>
          </table:table-cell>
          <table:table-cell table:style-name="ce10" office:value-type="string">
            <text:p><text:s/>kristmus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hurches</text:p>
          </table:table-cell>
          <table:table-cell office:value-type="string">
            <text:p>noun_p</text:p>
          </table:table-cell>
          <table:table-cell office:value-type="string">
            <text:p>church</text:p>
          </table:table-cell>
          <table:table-cell office:value-type="string">
            <text:p>CüCz</text:p>
          </table:table-cell>
          <table:table-cell table:number-columns-repeated="1020"/>
        </table:table-row>
        <table:table-row table:style-name="ro5">
          <table:table-cell office:value-type="string">
            <text:p>circles</text:p>
          </table:table-cell>
          <table:table-cell office:value-type="string">
            <text:p>noun_p</text:p>
          </table:table-cell>
          <table:table-cell office:value-type="string">
            <text:p>circle</text:p>
          </table:table-cell>
          <table:table-cell office:value-type="string">
            <text:p>süklz</text:p>
          </table:table-cell>
          <table:table-cell table:number-columns-repeated="1020"/>
        </table:table-row>
        <table:table-row table:style-name="ro5">
          <table:table-cell office:value-type="string">
            <text:p>circumstances</text:p>
          </table:table-cell>
          <table:table-cell office:value-type="string">
            <text:p>noun_p</text:p>
          </table:table-cell>
          <table:table-cell office:value-type="string">
            <text:p>circumstance</text:p>
          </table:table-cell>
          <table:table-cell office:value-type="string">
            <text:p>sükumstan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ities</text:p>
          </table:table-cell>
          <table:table-cell office:value-type="string">
            <text:p>noun_p</text:p>
          </table:table-cell>
          <table:table-cell office:value-type="string">
            <text:p>city</text:p>
          </table:table-cell>
          <table:table-cell table:style-name="ce10" office:value-type="string">
            <text:p>sit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itizens</text:p>
          </table:table-cell>
          <table:table-cell office:value-type="string">
            <text:p>noun_p</text:p>
          </table:table-cell>
          <table:table-cell office:value-type="string">
            <text:p>citizen</text:p>
          </table:table-cell>
          <table:table-cell office:value-type="string">
            <text:p>sitizunz</text:p>
          </table:table-cell>
          <table:table-cell table:number-columns-repeated="1020"/>
        </table:table-row>
        <table:table-row table:style-name="ro5">
          <table:table-cell office:value-type="string">
            <text:p>claims</text:p>
          </table:table-cell>
          <table:table-cell office:value-type="string">
            <text:p>noun_p</text:p>
          </table:table-cell>
          <table:table-cell office:value-type="string">
            <text:p>claim</text:p>
          </table:table-cell>
          <table:table-cell office:value-type="string">
            <text:p>klAmz</text:p>
          </table:table-cell>
          <table:table-cell table:number-columns-repeated="1020"/>
        </table:table-row>
        <table:table-row table:style-name="ro5">
          <table:table-cell office:value-type="string">
            <text:p>classes</text:p>
          </table:table-cell>
          <table:table-cell office:value-type="string">
            <text:p>noun_p</text:p>
          </table:table-cell>
          <table:table-cell office:value-type="string">
            <text:p>class</text:p>
          </table:table-cell>
          <table:table-cell office:value-type="string">
            <text:p>klasz</text:p>
          </table:table-cell>
          <table:table-cell table:number-columns-repeated="1020"/>
        </table:table-row>
        <table:table-row table:style-name="ro5">
          <table:table-cell office:value-type="string">
            <text:p>clauses</text:p>
          </table:table-cell>
          <table:table-cell office:value-type="string">
            <text:p>noun_p</text:p>
          </table:table-cell>
          <table:table-cell office:value-type="string">
            <text:p>clause</text:p>
          </table:table-cell>
          <table:table-cell office:value-type="string">
            <text:p>klQzz</text:p>
          </table:table-cell>
          <table:table-cell table:number-columns-repeated="1020"/>
        </table:table-row>
        <table:table-row table:style-name="ro5">
          <table:table-cell office:value-type="string">
            <text:p>clients</text:p>
          </table:table-cell>
          <table:table-cell office:value-type="string">
            <text:p>noun_p</text:p>
          </table:table-cell>
          <table:table-cell office:value-type="string">
            <text:p>client</text:p>
          </table:table-cell>
          <table:table-cell office:value-type="string">
            <text:p>klIunts</text:p>
          </table:table-cell>
          <table:table-cell table:number-columns-repeated="1020"/>
        </table:table-row>
        <table:table-row table:style-name="ro5">
          <table:table-cell office:value-type="string">
            <text:p>clubs</text:p>
          </table:table-cell>
          <table:table-cell office:value-type="string">
            <text:p>noun_p</text:p>
          </table:table-cell>
          <table:table-cell office:value-type="string">
            <text:p>club</text:p>
          </table:table-cell>
          <table:table-cell office:value-type="string">
            <text:p>klub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als</text:p>
          </table:table-cell>
          <table:table-cell office:value-type="string">
            <text:p>noun_p</text:p>
          </table:table-cell>
          <table:table-cell office:value-type="string">
            <text:p>coal</text:p>
          </table:table-cell>
          <table:table-cell table:style-name="ce10" office:value-type="string">
            <text:p>kO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asts</text:p>
          </table:table-cell>
          <table:table-cell office:value-type="string">
            <text:p>noun_p</text:p>
          </table:table-cell>
          <table:table-cell office:value-type="string">
            <text:p>coast</text:p>
          </table:table-cell>
          <table:table-cell office:value-type="string">
            <text:p>kOs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des</text:p>
          </table:table-cell>
          <table:table-cell office:value-type="string">
            <text:p>noun_p</text:p>
          </table:table-cell>
          <table:table-cell office:value-type="string">
            <text:p>code</text:p>
          </table:table-cell>
          <table:table-cell table:style-name="ce10" office:value-type="string">
            <text:p>kO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ffees</text:p>
          </table:table-cell>
          <table:table-cell office:value-type="string">
            <text:p>noun_p</text:p>
          </table:table-cell>
          <table:table-cell office:value-type="string">
            <text:p>coffee</text:p>
          </table:table-cell>
          <table:table-cell table:style-name="ce10" office:value-type="string">
            <text:p>kof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llections</text:p>
          </table:table-cell>
          <table:table-cell office:value-type="string">
            <text:p>noun_p</text:p>
          </table:table-cell>
          <table:table-cell office:value-type="string">
            <text:p>collection</text:p>
          </table:table-cell>
          <table:table-cell office:value-type="string">
            <text:p>kulekSnz</text:p>
          </table:table-cell>
          <table:table-cell table:number-columns-repeated="1020"/>
        </table:table-row>
        <table:table-row table:style-name="ro5">
          <table:table-cell office:value-type="string">
            <text:p>colleges</text:p>
          </table:table-cell>
          <table:table-cell office:value-type="string">
            <text:p>noun_p</text:p>
          </table:table-cell>
          <table:table-cell office:value-type="string">
            <text:p>college</text:p>
          </table:table-cell>
          <table:table-cell office:value-type="string">
            <text:p>kolijz</text:p>
          </table:table-cell>
          <table:table-cell table:number-columns-repeated="1020"/>
        </table:table-row>
        <table:table-row table:style-name="ro5">
          <table:table-cell office:value-type="string">
            <text:p>colours</text:p>
          </table:table-cell>
          <table:table-cell office:value-type="string">
            <text:p>noun_p</text:p>
          </table:table-cell>
          <table:table-cell office:value-type="string">
            <text:p>colour</text:p>
          </table:table-cell>
          <table:table-cell office:value-type="string">
            <text:p>kul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mbinations</text:p>
          </table:table-cell>
          <table:table-cell office:value-type="string">
            <text:p>noun_p</text:p>
          </table:table-cell>
          <table:table-cell office:value-type="string">
            <text:p>combination</text:p>
          </table:table-cell>
          <table:table-cell table:style-name="ce10" office:value-type="string">
            <text:p>kombin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mments</text:p>
          </table:table-cell>
          <table:table-cell office:value-type="string">
            <text:p>noun_p</text:p>
          </table:table-cell>
          <table:table-cell office:value-type="string">
            <text:p>comment</text:p>
          </table:table-cell>
          <table:table-cell table:style-name="ce10" office:value-type="string">
            <text:p>kome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mmissions</text:p>
          </table:table-cell>
          <table:table-cell office:value-type="string">
            <text:p>noun_p</text:p>
          </table:table-cell>
          <table:table-cell office:value-type="string">
            <text:p>commission</text:p>
          </table:table-cell>
          <table:table-cell office:value-type="string">
            <text:p>kumi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mmitments</text:p>
          </table:table-cell>
          <table:table-cell office:value-type="string">
            <text:p>noun_p</text:p>
          </table:table-cell>
          <table:table-cell office:value-type="string">
            <text:p>commitment</text:p>
          </table:table-cell>
          <table:table-cell table:style-name="ce10" office:value-type="string">
            <text:p>mumitm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mmittees</text:p>
          </table:table-cell>
          <table:table-cell office:value-type="string">
            <text:p>noun_p</text:p>
          </table:table-cell>
          <table:table-cell office:value-type="string">
            <text:p>committee</text:p>
          </table:table-cell>
          <table:table-cell office:value-type="string">
            <text:p>kumitEz</text:p>
          </table:table-cell>
          <table:table-cell table:number-columns-repeated="1020"/>
        </table:table-row>
        <table:table-row table:style-name="ro5">
          <table:table-cell office:value-type="string">
            <text:p>communications</text:p>
          </table:table-cell>
          <table:table-cell office:value-type="string">
            <text:p>noun_p</text:p>
          </table:table-cell>
          <table:table-cell office:value-type="string">
            <text:p>communication</text:p>
          </table:table-cell>
          <table:table-cell office:value-type="string">
            <text:p>kumyUnikA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mmunities</text:p>
          </table:table-cell>
          <table:table-cell office:value-type="string">
            <text:p>noun_p</text:p>
          </table:table-cell>
          <table:table-cell office:value-type="string">
            <text:p>community</text:p>
          </table:table-cell>
          <table:table-cell table:style-name="ce10" office:value-type="string">
            <text:p>kumyUnutEz</text:p>
          </table:table-cell>
          <table:table-cell table:style-name="ce10" office:value-type="string">
            <text:p>kumyUnitE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mpanies</text:p>
          </table:table-cell>
          <table:table-cell office:value-type="string">
            <text:p>noun_p</text:p>
          </table:table-cell>
          <table:table-cell office:value-type="string">
            <text:p>company</text:p>
          </table:table-cell>
          <table:table-cell table:style-name="ce10" office:value-type="string">
            <text:p>kumpun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mparisons</text:p>
          </table:table-cell>
          <table:table-cell office:value-type="string">
            <text:p>noun_p</text:p>
          </table:table-cell>
          <table:table-cell office:value-type="string">
            <text:p>comparison</text:p>
          </table:table-cell>
          <table:table-cell office:value-type="string">
            <text:p>kumparisunz</text:p>
          </table:table-cell>
          <table:table-cell table:number-columns-repeated="1020"/>
        </table:table-row>
        <table:table-row table:style-name="ro5">
          <table:table-cell office:value-type="string">
            <text:p>competitions</text:p>
          </table:table-cell>
          <table:table-cell office:value-type="string">
            <text:p>noun_p</text:p>
          </table:table-cell>
          <table:table-cell office:value-type="string">
            <text:p>competition</text:p>
          </table:table-cell>
          <table:table-cell office:value-type="string">
            <text:p>kumputiSnz</text:p>
          </table:table-cell>
          <table:table-cell office:value-type="string">
            <text:p>kumpitiSnz</text:p>
          </table:table-cell>
          <table:table-cell table:number-columns-repeated="1019"/>
        </table:table-row>
        <table:table-row table:style-name="ro5">
          <table:table-cell office:value-type="string">
            <text:p>complaints</text:p>
          </table:table-cell>
          <table:table-cell office:value-type="string">
            <text:p>noun_p</text:p>
          </table:table-cell>
          <table:table-cell office:value-type="string">
            <text:p>complaint</text:p>
          </table:table-cell>
          <table:table-cell office:value-type="string">
            <text:p>kumplAn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mponents</text:p>
          </table:table-cell>
          <table:table-cell office:value-type="string">
            <text:p>noun_p</text:p>
          </table:table-cell>
          <table:table-cell office:value-type="string">
            <text:p>component</text:p>
          </table:table-cell>
          <table:table-cell table:style-name="ce10" office:value-type="string">
            <text:p>kumpOn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mputers</text:p>
          </table:table-cell>
          <table:table-cell office:value-type="string">
            <text:p>noun_p</text:p>
          </table:table-cell>
          <table:table-cell office:value-type="string">
            <text:p>computer</text:p>
          </table:table-cell>
          <table:table-cell office:value-type="string">
            <text:p>kumpyUt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ncepts</text:p>
          </table:table-cell>
          <table:table-cell office:value-type="string">
            <text:p>noun_p</text:p>
          </table:table-cell>
          <table:table-cell office:value-type="string">
            <text:p>concept</text:p>
          </table:table-cell>
          <table:table-cell table:style-name="ce10" office:value-type="string">
            <text:p>konsep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ncerns</text:p>
          </table:table-cell>
          <table:table-cell office:value-type="string">
            <text:p>noun_p</text:p>
          </table:table-cell>
          <table:table-cell office:value-type="string">
            <text:p>concern</text:p>
          </table:table-cell>
          <table:table-cell office:value-type="string">
            <text:p>kunsü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nclusions</text:p>
          </table:table-cell>
          <table:table-cell office:value-type="string">
            <text:p>noun_p</text:p>
          </table:table-cell>
          <table:table-cell office:value-type="string">
            <text:p>conclusion</text:p>
          </table:table-cell>
          <table:table-cell table:style-name="ce10" office:value-type="string">
            <text:p>kunklUZ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nditions</text:p>
          </table:table-cell>
          <table:table-cell office:value-type="string">
            <text:p>noun_p</text:p>
          </table:table-cell>
          <table:table-cell office:value-type="string">
            <text:p>condition</text:p>
          </table:table-cell>
          <table:table-cell office:value-type="string">
            <text:p>kundiSnz</text:p>
          </table:table-cell>
          <table:table-cell table:number-columns-repeated="1020"/>
        </table:table-row>
        <table:table-row table:style-name="ro5">
          <table:table-cell office:value-type="string">
            <text:p>conferences</text:p>
          </table:table-cell>
          <table:table-cell office:value-type="string">
            <text:p>noun_p</text:p>
          </table:table-cell>
          <table:table-cell office:value-type="string">
            <text:p>conference</text:p>
          </table:table-cell>
          <table:table-cell office:value-type="string">
            <text:p>konfurun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nfidences</text:p>
          </table:table-cell>
          <table:table-cell office:value-type="string">
            <text:p>noun_p</text:p>
          </table:table-cell>
          <table:table-cell office:value-type="string">
            <text:p>confidence</text:p>
          </table:table-cell>
          <table:table-cell table:style-name="ce10" office:value-type="string">
            <text:p>konfid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nflicts</text:p>
          </table:table-cell>
          <table:table-cell office:value-type="string">
            <text:p>noun_p</text:p>
          </table:table-cell>
          <table:table-cell office:value-type="string">
            <text:p>conflict</text:p>
          </table:table-cell>
          <table:table-cell table:style-name="ce10" office:value-type="string">
            <text:p>konflik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nnections</text:p>
          </table:table-cell>
          <table:table-cell office:value-type="string">
            <text:p>noun_p</text:p>
          </table:table-cell>
          <table:table-cell office:value-type="string">
            <text:p>connection</text:p>
          </table:table-cell>
          <table:table-cell table:style-name="ce10" office:value-type="string">
            <text:p>kunek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nsiderations</text:p>
          </table:table-cell>
          <table:table-cell office:value-type="string">
            <text:p>noun_p</text:p>
          </table:table-cell>
          <table:table-cell office:value-type="string">
            <text:p>consideration</text:p>
          </table:table-cell>
          <table:table-cell table:style-name="ce10" office:value-type="string">
            <text:p>kunsidur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nstructions</text:p>
          </table:table-cell>
          <table:table-cell office:value-type="string">
            <text:p>noun_p</text:p>
          </table:table-cell>
          <table:table-cell office:value-type="string">
            <text:p>construction</text:p>
          </table:table-cell>
          <table:table-cell table:style-name="ce10" office:value-type="string">
            <text:p>kunstruk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nsumers</text:p>
          </table:table-cell>
          <table:table-cell office:value-type="string">
            <text:p>noun_p</text:p>
          </table:table-cell>
          <table:table-cell office:value-type="string">
            <text:p>consumer</text:p>
          </table:table-cell>
          <table:table-cell table:style-name="ce10" office:value-type="string">
            <text:p>kunsyUm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ntacts</text:p>
          </table:table-cell>
          <table:table-cell office:value-type="string">
            <text:p>noun_p</text:p>
          </table:table-cell>
          <table:table-cell office:value-type="string">
            <text:p>contact</text:p>
          </table:table-cell>
          <table:table-cell table:style-name="ce10" office:value-type="string">
            <text:p>kontak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ntents</text:p>
          </table:table-cell>
          <table:table-cell office:value-type="string">
            <text:p>noun_p</text:p>
          </table:table-cell>
          <table:table-cell office:value-type="string">
            <text:p>content</text:p>
          </table:table-cell>
          <table:table-cell table:style-name="ce10" office:value-type="string">
            <text:p>konte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ntexts</text:p>
          </table:table-cell>
          <table:table-cell office:value-type="string">
            <text:p>noun_p</text:p>
          </table:table-cell>
          <table:table-cell office:value-type="string">
            <text:p>context</text:p>
          </table:table-cell>
          <table:table-cell office:value-type="string">
            <text:p>konteksts</text:p>
          </table:table-cell>
          <table:table-cell table:number-columns-repeated="1020"/>
        </table:table-row>
        <table:table-row table:style-name="ro5">
          <table:table-cell office:value-type="string">
            <text:p>contracts</text:p>
          </table:table-cell>
          <table:table-cell office:value-type="string">
            <text:p>noun_p</text:p>
          </table:table-cell>
          <table:table-cell office:value-type="string">
            <text:p>contract</text:p>
          </table:table-cell>
          <table:table-cell office:value-type="string">
            <text:p>kontrak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ntrasts</text:p>
          </table:table-cell>
          <table:table-cell office:value-type="string">
            <text:p>noun_p</text:p>
          </table:table-cell>
          <table:table-cell office:value-type="string">
            <text:p>contrast</text:p>
          </table:table-cell>
          <table:table-cell table:style-name="ce10" office:value-type="string">
            <text:p>kontras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ntributions</text:p>
          </table:table-cell>
          <table:table-cell office:value-type="string">
            <text:p>noun_p</text:p>
          </table:table-cell>
          <table:table-cell office:value-type="string">
            <text:p>contribution</text:p>
          </table:table-cell>
          <table:table-cell table:style-name="ce10" office:value-type="string">
            <text:p>kontribyU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ntrols</text:p>
          </table:table-cell>
          <table:table-cell office:value-type="string">
            <text:p>noun_p</text:p>
          </table:table-cell>
          <table:table-cell office:value-type="string">
            <text:p>control</text:p>
          </table:table-cell>
          <table:table-cell table:style-name="ce10" office:value-type="string">
            <text:p>kuntrO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nventions</text:p>
          </table:table-cell>
          <table:table-cell office:value-type="string">
            <text:p>noun_p</text:p>
          </table:table-cell>
          <table:table-cell office:value-type="string">
            <text:p>convention</text:p>
          </table:table-cell>
          <table:table-cell office:value-type="string">
            <text:p>kunven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nversations</text:p>
          </table:table-cell>
          <table:table-cell office:value-type="string">
            <text:p>noun_p</text:p>
          </table:table-cell>
          <table:table-cell office:value-type="string">
            <text:p>conversation</text:p>
          </table:table-cell>
          <table:table-cell table:style-name="ce10" office:value-type="string">
            <text:p>kunvuÑs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pies</text:p>
          </table:table-cell>
          <table:table-cell office:value-type="string">
            <text:p>noun_p</text:p>
          </table:table-cell>
          <table:table-cell office:value-type="string">
            <text:p>copy</text:p>
          </table:table-cell>
          <table:table-cell table:style-name="ce10" office:value-type="string">
            <text:p>pok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rners</text:p>
          </table:table-cell>
          <table:table-cell office:value-type="string">
            <text:p>noun_p</text:p>
          </table:table-cell>
          <table:table-cell office:value-type="string">
            <text:p>corner</text:p>
          </table:table-cell>
          <table:table-cell table:style-name="ce10" office:value-type="string">
            <text:p>kön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rporations</text:p>
          </table:table-cell>
          <table:table-cell office:value-type="string">
            <text:p>noun_p</text:p>
          </table:table-cell>
          <table:table-cell office:value-type="string">
            <text:p>corporation</text:p>
          </table:table-cell>
          <table:table-cell office:value-type="string">
            <text:p>köpurA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sts</text:p>
          </table:table-cell>
          <table:table-cell office:value-type="string">
            <text:p>noun_p</text:p>
          </table:table-cell>
          <table:table-cell office:value-type="string">
            <text:p>cost</text:p>
          </table:table-cell>
          <table:table-cell table:style-name="ce10" office:value-type="string">
            <text:p>kos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uncillors</text:p>
          </table:table-cell>
          <table:table-cell office:value-type="string">
            <text:p>noun_p</text:p>
          </table:table-cell>
          <table:table-cell office:value-type="string">
            <text:p>councillor</text:p>
          </table:table-cell>
          <table:table-cell office:value-type="string">
            <text:p>kWnsluÑz</text:p>
          </table:table-cell>
          <table:table-cell office:value-type="string">
            <text:p>kWnsiluÑ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councils</text:p>
          </table:table-cell>
          <table:table-cell office:value-type="string">
            <text:p>noun_p</text:p>
          </table:table-cell>
          <table:table-cell office:value-type="string">
            <text:p>council</text:p>
          </table:table-cell>
          <table:table-cell table:style-name="ce10" office:value-type="string">
            <text:p>kWns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unties</text:p>
          </table:table-cell>
          <table:table-cell office:value-type="string">
            <text:p>noun_p</text:p>
          </table:table-cell>
          <table:table-cell office:value-type="string">
            <text:p>county</text:p>
          </table:table-cell>
          <table:table-cell office:value-type="string">
            <text:p>kWnt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untrys</text:p>
          </table:table-cell>
          <table:table-cell office:value-type="string">
            <text:p>noun_p</text:p>
          </table:table-cell>
          <table:table-cell office:value-type="string">
            <text:p>country</text:p>
          </table:table-cell>
          <table:table-cell table:style-name="ce10" office:value-type="string">
            <text:p>kuntr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ouples</text:p>
          </table:table-cell>
          <table:table-cell office:value-type="string">
            <text:p>noun_p</text:p>
          </table:table-cell>
          <table:table-cell office:value-type="string">
            <text:p>couple</text:p>
          </table:table-cell>
          <table:table-cell office:value-type="string">
            <text:p>kup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ourses</text:p>
          </table:table-cell>
          <table:table-cell office:value-type="string">
            <text:p>noun_p</text:p>
          </table:table-cell>
          <table:table-cell office:value-type="string">
            <text:p>course</text:p>
          </table:table-cell>
          <table:table-cell table:style-name="ce10" office:value-type="string">
            <text:p>kö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urts</text:p>
          </table:table-cell>
          <table:table-cell office:value-type="string">
            <text:p>noun_p</text:p>
          </table:table-cell>
          <table:table-cell office:value-type="string">
            <text:p>court</text:p>
          </table:table-cell>
          <table:table-cell table:style-name="ce10" office:value-type="string">
            <text:p>kö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overs</text:p>
          </table:table-cell>
          <table:table-cell office:value-type="string">
            <text:p>noun_p</text:p>
          </table:table-cell>
          <table:table-cell office:value-type="string">
            <text:p>cover</text:p>
          </table:table-cell>
          <table:table-cell table:style-name="ce10" office:value-type="string">
            <text:p>kuv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reations</text:p>
          </table:table-cell>
          <table:table-cell office:value-type="string">
            <text:p>noun_p</text:p>
          </table:table-cell>
          <table:table-cell office:value-type="string">
            <text:p>creation</text:p>
          </table:table-cell>
          <table:table-cell office:value-type="string">
            <text:p>krEA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redits</text:p>
          </table:table-cell>
          <table:table-cell office:value-type="string">
            <text:p>noun_p</text:p>
          </table:table-cell>
          <table:table-cell office:value-type="string">
            <text:p>credit</text:p>
          </table:table-cell>
          <table:table-cell table:style-name="ce10" office:value-type="string">
            <text:p>kredi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rimes</text:p>
          </table:table-cell>
          <table:table-cell office:value-type="string">
            <text:p>noun_p</text:p>
          </table:table-cell>
          <table:table-cell office:value-type="string">
            <text:p>crime</text:p>
          </table:table-cell>
          <table:table-cell table:style-name="ce10" office:value-type="string">
            <text:p>krI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rises</text:p>
          </table:table-cell>
          <table:table-cell office:value-type="string">
            <text:p>noun_p</text:p>
          </table:table-cell>
          <table:table-cell office:value-type="string">
            <text:p>crisis</text:p>
          </table:table-cell>
          <table:table-cell table:style-name="ce10" office:value-type="string">
            <text:p>krIsEz</text:p>
          </table:table-cell>
          <table:table-cell table:style-name="ce10"/>
          <table:table-cell table:style-name="ce3" office:value-type="string">
            <text:p>*</text:p>
          </table:table-cell>
          <table:table-cell table:style-name="ce3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riteria</text:p>
          </table:table-cell>
          <table:table-cell office:value-type="string">
            <text:p>noun_p</text:p>
          </table:table-cell>
          <table:table-cell office:value-type="string">
            <text:p>criterion</text:p>
          </table:table-cell>
          <table:table-cell office:value-type="string">
            <text:p>krItËEu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criticisms</text:p>
          </table:table-cell>
          <table:table-cell office:value-type="string">
            <text:p>noun_p</text:p>
          </table:table-cell>
          <table:table-cell office:value-type="string">
            <text:p>criticism</text:p>
          </table:table-cell>
          <table:table-cell table:style-name="ce10" office:value-type="string">
            <text:p>kritisizumz</text:p>
          </table:table-cell>
          <table:table-cell table:style-name="ce10" office:value-type="string">
            <text:p>kritusizum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rosses</text:p>
          </table:table-cell>
          <table:table-cell office:value-type="string">
            <text:p>noun_p</text:p>
          </table:table-cell>
          <table:table-cell office:value-type="string">
            <text:p>cross</text:p>
          </table:table-cell>
          <table:table-cell office:value-type="string">
            <text:p>kro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rowds</text:p>
          </table:table-cell>
          <table:table-cell office:value-type="string">
            <text:p>noun_p</text:p>
          </table:table-cell>
          <table:table-cell office:value-type="string">
            <text:p>crowd</text:p>
          </table:table-cell>
          <table:table-cell table:style-name="ce10" office:value-type="string">
            <text:p>krW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crowns</text:p>
          </table:table-cell>
          <table:table-cell office:value-type="string">
            <text:p>noun_p</text:p>
          </table:table-cell>
          <table:table-cell office:value-type="string">
            <text:p>crown</text:p>
          </table:table-cell>
          <table:table-cell table:style-name="ce10" office:value-type="string">
            <text:p>krW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cultures</text:p>
          </table:table-cell>
          <table:table-cell office:value-type="string">
            <text:p>noun_p</text:p>
          </table:table-cell>
          <table:table-cell office:value-type="string">
            <text:p>culture</text:p>
          </table:table-cell>
          <table:table-cell office:value-type="string">
            <text:p>kulCuÑz</text:p>
          </table:table-cell>
          <table:table-cell table:number-columns-repeated="1020"/>
        </table:table-row>
        <table:table-row table:style-name="ro5">
          <table:table-cell office:value-type="string">
            <text:p>cups</text:p>
          </table:table-cell>
          <table:table-cell office:value-type="string">
            <text:p>noun_p</text:p>
          </table:table-cell>
          <table:table-cell office:value-type="string">
            <text:p>cup</text:p>
          </table:table-cell>
          <table:table-cell office:value-type="string">
            <text:p>kups</text:p>
          </table:table-cell>
          <table:table-cell table:number-columns-repeated="1020"/>
        </table:table-row>
        <table:table-row table:style-name="ro5">
          <table:table-cell office:value-type="string">
            <text:p>customers</text:p>
          </table:table-cell>
          <table:table-cell office:value-type="string">
            <text:p>noun_p</text:p>
          </table:table-cell>
          <table:table-cell office:value-type="string">
            <text:p>customer</text:p>
          </table:table-cell>
          <table:table-cell office:value-type="string">
            <text:p>kustum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uts</text:p>
          </table:table-cell>
          <table:table-cell office:value-type="string">
            <text:p>noun_p</text:p>
          </table:table-cell>
          <table:table-cell office:value-type="string">
            <text:p>cut</text:p>
          </table:table-cell>
          <table:table-cell table:style-name="ce10" office:value-type="string">
            <text:p>ku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dads</text:p>
          </table:table-cell>
          <table:table-cell office:value-type="string">
            <text:p>noun_p</text:p>
          </table:table-cell>
          <table:table-cell office:value-type="string">
            <text:p>dad</text:p>
          </table:table-cell>
          <table:table-cell table:style-name="ce10" office:value-type="string">
            <text:p>da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amages</text:p>
          </table:table-cell>
          <table:table-cell office:value-type="string">
            <text:p>noun_p</text:p>
          </table:table-cell>
          <table:table-cell office:value-type="string">
            <text:p>damage</text:p>
          </table:table-cell>
          <table:table-cell office:value-type="string">
            <text:p>damij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angers</text:p>
          </table:table-cell>
          <table:table-cell office:value-type="string">
            <text:p>noun_p</text:p>
          </table:table-cell>
          <table:table-cell office:value-type="string">
            <text:p>danger</text:p>
          </table:table-cell>
          <table:table-cell table:style-name="ce10" office:value-type="string">
            <text:p>dAnj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ata</text:p>
          </table:table-cell>
          <table:table-cell office:value-type="string">
            <text:p>noun_p</text:p>
          </table:table-cell>
          <table:table-cell office:value-type="string">
            <text:p>datum</text:p>
          </table:table-cell>
          <table:table-cell office:value-type="string">
            <text:p>dAtu</text:p>
          </table:table-cell>
          <table:table-cell office:value-type="string">
            <text:p>datu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office:value-type="string">
            <text:p>dates</text:p>
          </table:table-cell>
          <table:table-cell office:value-type="string">
            <text:p>noun_p</text:p>
          </table:table-cell>
          <table:table-cell office:value-type="string">
            <text:p>date</text:p>
          </table:table-cell>
          <table:table-cell office:value-type="string">
            <text:p>dAts</text:p>
          </table:table-cell>
          <table:table-cell table:number-columns-repeated="1020"/>
        </table:table-row>
        <table:table-row table:style-name="ro5">
          <table:table-cell office:value-type="string">
            <text:p>daughters</text:p>
          </table:table-cell>
          <table:table-cell office:value-type="string">
            <text:p>noun_p</text:p>
          </table:table-cell>
          <table:table-cell office:value-type="string">
            <text:p>daughter</text:p>
          </table:table-cell>
          <table:table-cell office:value-type="string">
            <text:p>dQt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ays</text:p>
          </table:table-cell>
          <table:table-cell office:value-type="string">
            <text:p>noun_p</text:p>
          </table:table-cell>
          <table:table-cell office:value-type="string">
            <text:p>day</text:p>
          </table:table-cell>
          <table:table-cell table:style-name="ce10" office:value-type="string">
            <text:p>dA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eals</text:p>
          </table:table-cell>
          <table:table-cell office:value-type="string">
            <text:p>noun_p</text:p>
          </table:table-cell>
          <table:table-cell office:value-type="string">
            <text:p>deal</text:p>
          </table:table-cell>
          <table:table-cell office:value-type="string">
            <text:p>dElz</text:p>
          </table:table-cell>
          <table:table-cell table:number-columns-repeated="1020"/>
        </table:table-row>
        <table:table-row table:style-name="ro5">
          <table:table-cell office:value-type="string">
            <text:p>deaths</text:p>
          </table:table-cell>
          <table:table-cell office:value-type="string">
            <text:p>noun_p</text:p>
          </table:table-cell>
          <table:table-cell office:value-type="string">
            <text:p>death</text:p>
          </table:table-cell>
          <table:table-cell office:value-type="string">
            <text:p>de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ebates</text:p>
          </table:table-cell>
          <table:table-cell office:value-type="string">
            <text:p>noun_p</text:p>
          </table:table-cell>
          <table:table-cell office:value-type="string">
            <text:p>debate</text:p>
          </table:table-cell>
          <table:table-cell table:style-name="ce10" office:value-type="string">
            <text:p>dibA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debts</text:p>
          </table:table-cell>
          <table:table-cell office:value-type="string">
            <text:p>noun_p</text:p>
          </table:table-cell>
          <table:table-cell office:value-type="string">
            <text:p>debt</text:p>
          </table:table-cell>
          <table:table-cell table:style-name="ce10" office:value-type="string">
            <text:p>de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decades</text:p>
          </table:table-cell>
          <table:table-cell office:value-type="string">
            <text:p>noun_p</text:p>
          </table:table-cell>
          <table:table-cell office:value-type="string">
            <text:p>decade</text:p>
          </table:table-cell>
          <table:table-cell table:style-name="ce10" office:value-type="string">
            <text:p>dekAdz</text:p>
          </table:table-cell>
          <table:table-cell table:style-name="ce10" office:value-type="string">
            <text:p>dikAd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ecisions</text:p>
          </table:table-cell>
          <table:table-cell office:value-type="string">
            <text:p>noun_p</text:p>
          </table:table-cell>
          <table:table-cell office:value-type="string">
            <text:p>decision</text:p>
          </table:table-cell>
          <table:table-cell office:value-type="string">
            <text:p>disiZnz</text:p>
          </table:table-cell>
          <table:table-cell table:number-columns-repeated="1020"/>
        </table:table-row>
        <table:table-row table:style-name="ro5">
          <table:table-cell office:value-type="string">
            <text:p>defences</text:p>
          </table:table-cell>
          <table:table-cell office:value-type="string">
            <text:p>noun_p</text:p>
          </table:table-cell>
          <table:table-cell office:value-type="string">
            <text:p>defence</text:p>
          </table:table-cell>
          <table:table-cell office:value-type="string">
            <text:p>difensz</text:p>
          </table:table-cell>
          <table:table-cell table:number-columns-repeated="1020"/>
        </table:table-row>
        <table:table-row table:style-name="ro5">
          <table:table-cell office:value-type="string">
            <text:p>defendants</text:p>
          </table:table-cell>
          <table:table-cell office:value-type="string">
            <text:p>noun_p</text:p>
          </table:table-cell>
          <table:table-cell office:value-type="string">
            <text:p>defendant</text:p>
          </table:table-cell>
          <table:table-cell office:value-type="string">
            <text:p>difendun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efinitions</text:p>
          </table:table-cell>
          <table:table-cell office:value-type="string">
            <text:p>noun_p</text:p>
          </table:table-cell>
          <table:table-cell office:value-type="string">
            <text:p>definition</text:p>
          </table:table-cell>
          <table:table-cell table:style-name="ce10" office:value-type="string">
            <text:p>defuniSnz</text:p>
          </table:table-cell>
          <table:table-cell table:style-name="ce10" office:value-type="string">
            <text:p>definiSn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egrees</text:p>
          </table:table-cell>
          <table:table-cell office:value-type="string">
            <text:p>noun_p</text:p>
          </table:table-cell>
          <table:table-cell office:value-type="string">
            <text:p>degree</text:p>
          </table:table-cell>
          <table:table-cell office:value-type="string">
            <text:p>digrEz</text:p>
          </table:table-cell>
          <table:table-cell table:number-columns-repeated="1020"/>
        </table:table-row>
        <table:table-row table:style-name="ro5">
          <table:table-cell office:value-type="string">
            <text:p>demands</text:p>
          </table:table-cell>
          <table:table-cell office:value-type="string">
            <text:p>noun_p</text:p>
          </table:table-cell>
          <table:table-cell office:value-type="string">
            <text:p>demand</text:p>
          </table:table-cell>
          <table:table-cell office:value-type="string">
            <text:p>dimandz</text:p>
          </table:table-cell>
          <table:table-cell table:number-columns-repeated="1020"/>
        </table:table-row>
        <table:table-row table:style-name="ro5">
          <table:table-cell office:value-type="string">
            <text:p>democracies</text:p>
          </table:table-cell>
          <table:table-cell office:value-type="string">
            <text:p>noun_p</text:p>
          </table:table-cell>
          <table:table-cell office:value-type="string">
            <text:p>democracy</text:p>
          </table:table-cell>
          <table:table-cell office:value-type="string">
            <text:p>dimokrusEz</text:p>
          </table:table-cell>
          <table:table-cell table:number-columns-repeated="1020"/>
        </table:table-row>
        <table:table-row table:style-name="ro5">
          <table:table-cell office:value-type="string">
            <text:p>departments</text:p>
          </table:table-cell>
          <table:table-cell office:value-type="string">
            <text:p>noun_p</text:p>
          </table:table-cell>
          <table:table-cell office:value-type="string">
            <text:p>department</text:p>
          </table:table-cell>
          <table:table-cell office:value-type="string">
            <text:p>dipätmunts</text:p>
          </table:table-cell>
          <table:table-cell table:number-columns-repeated="1020"/>
        </table:table-row>
        <table:table-row table:style-name="ro5">
          <table:table-cell office:value-type="string">
            <text:p>deputies</text:p>
          </table:table-cell>
          <table:table-cell office:value-type="string">
            <text:p>noun_p</text:p>
          </table:table-cell>
          <table:table-cell office:value-type="string">
            <text:p>deputy</text:p>
          </table:table-cell>
          <table:table-cell office:value-type="string">
            <text:p>depyVt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escriptions</text:p>
          </table:table-cell>
          <table:table-cell office:value-type="string">
            <text:p>noun_p</text:p>
          </table:table-cell>
          <table:table-cell office:value-type="string">
            <text:p>description</text:p>
          </table:table-cell>
          <table:table-cell table:style-name="ce10" office:value-type="string">
            <text:p>diskrip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esigns</text:p>
          </table:table-cell>
          <table:table-cell office:value-type="string">
            <text:p>noun_p</text:p>
          </table:table-cell>
          <table:table-cell office:value-type="string">
            <text:p>design</text:p>
          </table:table-cell>
          <table:table-cell office:value-type="string">
            <text:p>diz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esires</text:p>
          </table:table-cell>
          <table:table-cell office:value-type="string">
            <text:p>noun_p</text:p>
          </table:table-cell>
          <table:table-cell office:value-type="string">
            <text:p>desire</text:p>
          </table:table-cell>
          <table:table-cell table:style-name="ce10" office:value-type="string">
            <text:p>dizÏ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esks</text:p>
          </table:table-cell>
          <table:table-cell office:value-type="string">
            <text:p>noun_p</text:p>
          </table:table-cell>
          <table:table-cell office:value-type="string">
            <text:p>desk</text:p>
          </table:table-cell>
          <table:table-cell office:value-type="string">
            <text:p>desks</text:p>
          </table:table-cell>
          <table:table-cell table:number-columns-repeated="1020"/>
        </table:table-row>
        <table:table-row table:style-name="ro5">
          <table:table-cell office:value-type="string">
            <text:p>details</text:p>
          </table:table-cell>
          <table:table-cell office:value-type="string">
            <text:p>noun_p</text:p>
          </table:table-cell>
          <table:table-cell office:value-type="string">
            <text:p>detail</text:p>
          </table:table-cell>
          <table:table-cell office:value-type="string">
            <text:p>dEtAlz</text:p>
          </table:table-cell>
          <table:table-cell office:value-type="string">
            <text:p>ditAl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developments</text:p>
          </table:table-cell>
          <table:table-cell office:value-type="string">
            <text:p>noun_p</text:p>
          </table:table-cell>
          <table:table-cell office:value-type="string">
            <text:p>development</text:p>
          </table:table-cell>
          <table:table-cell table:style-name="ce10" office:value-type="string">
            <text:p>divelupm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evices</text:p>
          </table:table-cell>
          <table:table-cell office:value-type="string">
            <text:p>noun_p</text:p>
          </table:table-cell>
          <table:table-cell office:value-type="string">
            <text:p>device</text:p>
          </table:table-cell>
          <table:table-cell office:value-type="string">
            <text:p>divIsz</text:p>
          </table:table-cell>
          <table:table-cell table:number-columns-repeated="1020"/>
        </table:table-row>
        <table:table-row table:style-name="ro5">
          <table:table-cell office:value-type="string">
            <text:p>diets</text:p>
          </table:table-cell>
          <table:table-cell office:value-type="string">
            <text:p>noun_p</text:p>
          </table:table-cell>
          <table:table-cell office:value-type="string">
            <text:p>diet</text:p>
          </table:table-cell>
          <table:table-cell office:value-type="string">
            <text:p>dIuts</text:p>
          </table:table-cell>
          <table:table-cell table:number-columns-repeated="1020"/>
        </table:table-row>
        <table:table-row table:style-name="ro5">
          <table:table-cell office:value-type="string">
            <text:p>differences</text:p>
          </table:table-cell>
          <table:table-cell office:value-type="string">
            <text:p>noun_p</text:p>
          </table:table-cell>
          <table:table-cell office:value-type="string">
            <text:p>difference</text:p>
          </table:table-cell>
          <table:table-cell office:value-type="string">
            <text:p>difrunsz</text:p>
          </table:table-cell>
          <table:table-cell office:value-type="string">
            <text:p>difurunsz</text:p>
          </table:table-cell>
          <table:table-cell table:number-columns-repeated="1019"/>
        </table:table-row>
        <table:table-row table:style-name="ro5">
          <table:table-cell office:value-type="string">
            <text:p>difficulties</text:p>
          </table:table-cell>
          <table:table-cell office:value-type="string">
            <text:p>noun_p</text:p>
          </table:table-cell>
          <table:table-cell office:value-type="string">
            <text:p>difficulty</text:p>
          </table:table-cell>
          <table:table-cell office:value-type="string">
            <text:p>difiklt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inners</text:p>
          </table:table-cell>
          <table:table-cell office:value-type="string">
            <text:p>noun_p</text:p>
          </table:table-cell>
          <table:table-cell office:value-type="string">
            <text:p>dinner</text:p>
          </table:table-cell>
          <table:table-cell table:style-name="ce10" office:value-type="string">
            <text:p>din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irections</text:p>
          </table:table-cell>
          <table:table-cell office:value-type="string">
            <text:p>noun_p</text:p>
          </table:table-cell>
          <table:table-cell office:value-type="string">
            <text:p>direction</text:p>
          </table:table-cell>
          <table:table-cell office:value-type="string">
            <text:p>durekSnz</text:p>
          </table:table-cell>
          <table:table-cell office:value-type="string">
            <text:p>direkSnz <text:s/>dÏekSnz</text:p>
          </table:table-cell>
          <table:table-cell table:number-columns-repeated="1019"/>
        </table:table-row>
        <table:table-row table:style-name="ro5">
          <table:table-cell office:value-type="string">
            <text:p>directors</text:p>
          </table:table-cell>
          <table:table-cell office:value-type="string">
            <text:p>noun_p</text:p>
          </table:table-cell>
          <table:table-cell office:value-type="string">
            <text:p>director</text:p>
          </table:table-cell>
          <table:table-cell office:value-type="string">
            <text:p>durektuÑz</text:p>
          </table:table-cell>
          <table:table-cell office:value-type="string">
            <text:p>direktuÑz <text:s/>dÏektuÑ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disciplines</text:p>
          </table:table-cell>
          <table:table-cell office:value-type="string">
            <text:p>noun_p</text:p>
          </table:table-cell>
          <table:table-cell office:value-type="string">
            <text:p>discipline</text:p>
          </table:table-cell>
          <table:table-cell table:style-name="ce10" office:value-type="string">
            <text:p>disuplinz</text:p>
          </table:table-cell>
          <table:table-cell table:style-name="ce10" office:value-type="string">
            <text:p>disiplin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iscussions</text:p>
          </table:table-cell>
          <table:table-cell office:value-type="string">
            <text:p>noun_p</text:p>
          </table:table-cell>
          <table:table-cell office:value-type="string">
            <text:p>discussion</text:p>
          </table:table-cell>
          <table:table-cell office:value-type="string">
            <text:p>diskuSnz</text:p>
          </table:table-cell>
          <table:table-cell table:number-columns-repeated="1020"/>
        </table:table-row>
        <table:table-row table:style-name="ro5">
          <table:table-cell office:value-type="string">
            <text:p>diseases</text:p>
          </table:table-cell>
          <table:table-cell office:value-type="string">
            <text:p>noun_p</text:p>
          </table:table-cell>
          <table:table-cell office:value-type="string">
            <text:p>disease</text:p>
          </table:table-cell>
          <table:table-cell office:value-type="string">
            <text:p>dizEz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isplays</text:p>
          </table:table-cell>
          <table:table-cell office:value-type="string">
            <text:p>noun_p</text:p>
          </table:table-cell>
          <table:table-cell office:value-type="string">
            <text:p>display</text:p>
          </table:table-cell>
          <table:table-cell table:style-name="ce10" office:value-type="string">
            <text:p>displA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distances</text:p>
          </table:table-cell>
          <table:table-cell office:value-type="string">
            <text:p>noun_p</text:p>
          </table:table-cell>
          <table:table-cell office:value-type="string">
            <text:p>distance</text:p>
          </table:table-cell>
          <table:table-cell table:style-name="ce10" office:value-type="string">
            <text:p>dist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istinctions</text:p>
          </table:table-cell>
          <table:table-cell office:value-type="string">
            <text:p>noun_p</text:p>
          </table:table-cell>
          <table:table-cell office:value-type="string">
            <text:p>distinction</text:p>
          </table:table-cell>
          <table:table-cell office:value-type="string">
            <text:p>distiNk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istributions</text:p>
          </table:table-cell>
          <table:table-cell office:value-type="string">
            <text:p>noun_p</text:p>
          </table:table-cell>
          <table:table-cell office:value-type="string">
            <text:p>distribution</text:p>
          </table:table-cell>
          <table:table-cell table:style-name="ce10" office:value-type="string">
            <text:p>distribyU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istricts</text:p>
          </table:table-cell>
          <table:table-cell office:value-type="string">
            <text:p>noun_p</text:p>
          </table:table-cell>
          <table:table-cell office:value-type="string">
            <text:p>district</text:p>
          </table:table-cell>
          <table:table-cell office:value-type="string">
            <text:p>distrikts</text:p>
          </table:table-cell>
          <table:table-cell table:number-columns-repeated="1020"/>
        </table:table-row>
        <table:table-row table:style-name="ro5">
          <table:table-cell office:value-type="string">
            <text:p>divisions</text:p>
          </table:table-cell>
          <table:table-cell office:value-type="string">
            <text:p>noun_p</text:p>
          </table:table-cell>
          <table:table-cell office:value-type="string">
            <text:p>division</text:p>
          </table:table-cell>
          <table:table-cell office:value-type="string">
            <text:p>diviZnz</text:p>
          </table:table-cell>
          <table:table-cell table:number-columns-repeated="1020"/>
        </table:table-row>
        <table:table-row table:style-name="ro5">
          <table:table-cell office:value-type="string">
            <text:p>doctors</text:p>
          </table:table-cell>
          <table:table-cell office:value-type="string">
            <text:p>noun_p</text:p>
          </table:table-cell>
          <table:table-cell office:value-type="string">
            <text:p>doctor</text:p>
          </table:table-cell>
          <table:table-cell office:value-type="string">
            <text:p>doktuÑz</text:p>
          </table:table-cell>
          <table:table-cell table:number-columns-repeated="1020"/>
        </table:table-row>
        <table:table-row table:style-name="ro5">
          <table:table-cell office:value-type="string">
            <text:p>documents</text:p>
          </table:table-cell>
          <table:table-cell office:value-type="string">
            <text:p>noun_p</text:p>
          </table:table-cell>
          <table:table-cell office:value-type="string">
            <text:p>document</text:p>
          </table:table-cell>
          <table:table-cell office:value-type="string">
            <text:p>dokyUmunts</text:p>
          </table:table-cell>
          <table:table-cell table:number-columns-repeated="1020"/>
        </table:table-row>
        <table:table-row table:style-name="ro5">
          <table:table-cell office:value-type="string">
            <text:p>dogs</text:p>
          </table:table-cell>
          <table:table-cell office:value-type="string">
            <text:p>noun_p</text:p>
          </table:table-cell>
          <table:table-cell office:value-type="string">
            <text:p>dog</text:p>
          </table:table-cell>
          <table:table-cell office:value-type="string">
            <text:p>dog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oors</text:p>
          </table:table-cell>
          <table:table-cell office:value-type="string">
            <text:p>noun_p</text:p>
          </table:table-cell>
          <table:table-cell office:value-type="string">
            <text:p>door</text:p>
          </table:table-cell>
          <table:table-cell table:style-name="ce10" office:value-type="string">
            <text:p>dö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doubts</text:p>
          </table:table-cell>
          <table:table-cell office:value-type="string">
            <text:p>noun_p</text:p>
          </table:table-cell>
          <table:table-cell office:value-type="string">
            <text:p>doubt</text:p>
          </table:table-cell>
          <table:table-cell table:style-name="ce10" office:value-type="string">
            <text:p>dW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rawings</text:p>
          </table:table-cell>
          <table:table-cell office:value-type="string">
            <text:p>noun_p</text:p>
          </table:table-cell>
          <table:table-cell office:value-type="string">
            <text:p>drawing</text:p>
          </table:table-cell>
          <table:table-cell office:value-type="string">
            <text:p>drQ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reams</text:p>
          </table:table-cell>
          <table:table-cell office:value-type="string">
            <text:p>noun_p</text:p>
          </table:table-cell>
          <table:table-cell office:value-type="string">
            <text:p>dream</text:p>
          </table:table-cell>
          <table:table-cell table:style-name="ce10" office:value-type="string">
            <text:p>drE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resses</text:p>
          </table:table-cell>
          <table:table-cell office:value-type="string">
            <text:p>noun_p</text:p>
          </table:table-cell>
          <table:table-cell office:value-type="string">
            <text:p>dress</text:p>
          </table:table-cell>
          <table:table-cell office:value-type="string">
            <text:p>dre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drinks</text:p>
          </table:table-cell>
          <table:table-cell office:value-type="string">
            <text:p>noun_p</text:p>
          </table:table-cell>
          <table:table-cell office:value-type="string">
            <text:p>drink</text:p>
          </table:table-cell>
          <table:table-cell table:style-name="ce10" office:value-type="string">
            <text:p>driN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drivers</text:p>
          </table:table-cell>
          <table:table-cell office:value-type="string">
            <text:p>noun_p</text:p>
          </table:table-cell>
          <table:table-cell office:value-type="string">
            <text:p>driver</text:p>
          </table:table-cell>
          <table:table-cell table:style-name="ce10" office:value-type="string">
            <text:p>drIv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drives</text:p>
          </table:table-cell>
          <table:table-cell office:value-type="string">
            <text:p>noun_p</text:p>
          </table:table-cell>
          <table:table-cell office:value-type="string">
            <text:p>drive</text:p>
          </table:table-cell>
          <table:table-cell table:style-name="ce10" office:value-type="string">
            <text:p>drIv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drugs</text:p>
          </table:table-cell>
          <table:table-cell office:value-type="string">
            <text:p>noun_p</text:p>
          </table:table-cell>
          <table:table-cell office:value-type="string">
            <text:p>drug</text:p>
          </table:table-cell>
          <table:table-cell office:value-type="string">
            <text:p>drugz</text:p>
          </table:table-cell>
          <table:table-cell table:number-columns-repeated="1020"/>
        </table:table-row>
        <table:table-row table:style-name="ro5">
          <table:table-cell office:value-type="string">
            <text:p>duties</text:p>
          </table:table-cell>
          <table:table-cell office:value-type="string">
            <text:p>noun_p</text:p>
          </table:table-cell>
          <table:table-cell office:value-type="string">
            <text:p>duty</text:p>
          </table:table-cell>
          <table:table-cell office:value-type="string">
            <text:p>dyUt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ears</text:p>
          </table:table-cell>
          <table:table-cell office:value-type="string">
            <text:p>noun_p</text:p>
          </table:table-cell>
          <table:table-cell office:value-type="string">
            <text:p>ear</text:p>
          </table:table-cell>
          <table:table-cell table:style-name="ce10" office:value-type="string">
            <text:p>Ë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earths</text:p>
          </table:table-cell>
          <table:table-cell office:value-type="string">
            <text:p>noun_p</text:p>
          </table:table-cell>
          <table:table-cell office:value-type="string">
            <text:p>earth</text:p>
          </table:table-cell>
          <table:table-cell office:value-type="string">
            <text:p>üTs</text:p>
          </table:table-cell>
          <table:table-cell office:value-type="string">
            <text:p>üDs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office:value-type="string">
            <text:p>economies</text:p>
          </table:table-cell>
          <table:table-cell office:value-type="string">
            <text:p>noun_p</text:p>
          </table:table-cell>
          <table:table-cell office:value-type="string">
            <text:p>economy</text:p>
          </table:table-cell>
          <table:table-cell office:value-type="string">
            <text:p>ikonumEz</text:p>
          </table:table-cell>
          <table:table-cell table:number-columns-repeated="1020"/>
        </table:table-row>
        <table:table-row table:style-name="ro5">
          <table:table-cell office:value-type="string">
            <text:p>edges</text:p>
          </table:table-cell>
          <table:table-cell office:value-type="string">
            <text:p>noun_p</text:p>
          </table:table-cell>
          <table:table-cell office:value-type="string">
            <text:p>edge</text:p>
          </table:table-cell>
          <table:table-cell office:value-type="string">
            <text:p>ejz</text:p>
          </table:table-cell>
          <table:table-cell table:number-columns-repeated="1020"/>
        </table:table-row>
        <table:table-row table:style-name="ro5">
          <table:table-cell office:value-type="string">
            <text:p>editors</text:p>
          </table:table-cell>
          <table:table-cell office:value-type="string">
            <text:p>noun_p</text:p>
          </table:table-cell>
          <table:table-cell office:value-type="string">
            <text:p>editor</text:p>
          </table:table-cell>
          <table:table-cell office:value-type="string">
            <text:p>edit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effects</text:p>
          </table:table-cell>
          <table:table-cell office:value-type="string">
            <text:p>noun_p</text:p>
          </table:table-cell>
          <table:table-cell office:value-type="string">
            <text:p>effect</text:p>
          </table:table-cell>
          <table:table-cell table:style-name="ce10" office:value-type="string">
            <text:p>efekts</text:p>
          </table:table-cell>
          <table:table-cell table:style-name="ce10" office:value-type="string">
            <text:p>ifekts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efforts</text:p>
          </table:table-cell>
          <table:table-cell office:value-type="string">
            <text:p>noun_p</text:p>
          </table:table-cell>
          <table:table-cell office:value-type="string">
            <text:p>effort</text:p>
          </table:table-cell>
          <table:table-cell office:value-type="string">
            <text:p>efuÑ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eggs</text:p>
          </table:table-cell>
          <table:table-cell office:value-type="string">
            <text:p>noun_p</text:p>
          </table:table-cell>
          <table:table-cell office:value-type="string">
            <text:p>egg</text:p>
          </table:table-cell>
          <table:table-cell table:style-name="ce10" office:value-type="string">
            <text:p>eg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elections</text:p>
          </table:table-cell>
          <table:table-cell office:value-type="string">
            <text:p>noun_p</text:p>
          </table:table-cell>
          <table:table-cell office:value-type="string">
            <text:p>election</text:p>
          </table:table-cell>
          <table:table-cell office:value-type="string">
            <text:p>ilekSnz</text:p>
          </table:table-cell>
          <table:table-cell table:number-columns-repeated="1020"/>
        </table:table-row>
        <table:table-row table:style-name="ro5">
          <table:table-cell office:value-type="string">
            <text:p>elements</text:p>
          </table:table-cell>
          <table:table-cell office:value-type="string">
            <text:p>noun_p</text:p>
          </table:table-cell>
          <table:table-cell office:value-type="string">
            <text:p>element</text:p>
          </table:table-cell>
          <table:table-cell office:value-type="string">
            <text:p>elimun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emphases</text:p>
          </table:table-cell>
          <table:table-cell office:value-type="string">
            <text:p>noun_p</text:p>
          </table:table-cell>
          <table:table-cell office:value-type="string">
            <text:p>emphasis</text:p>
          </table:table-cell>
          <table:table-cell table:style-name="ce10" office:value-type="string">
            <text:p>emfusEz</text:p>
          </table:table-cell>
          <table:table-cell table:style-name="ce10"/>
          <table:table-cell table:style-name="ce3" office:value-type="string">
            <text:p>*</text:p>
          </table:table-cell>
          <table:table-cell table:style-name="ce3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employees</text:p>
          </table:table-cell>
          <table:table-cell office:value-type="string">
            <text:p>noun_p</text:p>
          </table:table-cell>
          <table:table-cell office:value-type="string">
            <text:p>employee</text:p>
          </table:table-cell>
          <table:table-cell table:style-name="ce10" office:value-type="string">
            <text:p>emplYEz</text:p>
          </table:table-cell>
          <table:table-cell table:style-name="ce10" office:value-type="string">
            <text:p>implYE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employers</text:p>
          </table:table-cell>
          <table:table-cell office:value-type="string">
            <text:p>noun_p</text:p>
          </table:table-cell>
          <table:table-cell office:value-type="string">
            <text:p>employer</text:p>
          </table:table-cell>
          <table:table-cell table:style-name="ce10" office:value-type="string">
            <text:p>emplYuÑz</text:p>
          </table:table-cell>
          <table:table-cell table:style-name="ce10" office:value-type="string">
            <text:p>implYuÑ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employments</text:p>
          </table:table-cell>
          <table:table-cell office:value-type="string">
            <text:p>noun_p</text:p>
          </table:table-cell>
          <table:table-cell office:value-type="string">
            <text:p>employment</text:p>
          </table:table-cell>
          <table:table-cell office:value-type="string">
            <text:p>emplYmunts</text:p>
          </table:table-cell>
          <table:table-cell office:value-type="string">
            <text:p>implYmunts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ends</text:p>
          </table:table-cell>
          <table:table-cell office:value-type="string">
            <text:p>noun_p</text:p>
          </table:table-cell>
          <table:table-cell office:value-type="string">
            <text:p>end</text:p>
          </table:table-cell>
          <table:table-cell table:style-name="ce10" office:value-type="string">
            <text:p>en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enemies</text:p>
          </table:table-cell>
          <table:table-cell office:value-type="string">
            <text:p>noun_p</text:p>
          </table:table-cell>
          <table:table-cell office:value-type="string">
            <text:p>enemy</text:p>
          </table:table-cell>
          <table:table-cell office:value-type="string">
            <text:p>enumEz</text:p>
          </table:table-cell>
          <table:table-cell office:value-type="string">
            <text:p>enimEz</text:p>
          </table:table-cell>
          <table:table-cell table:number-columns-repeated="1019"/>
        </table:table-row>
        <table:table-row table:style-name="ro5">
          <table:table-cell office:value-type="string">
            <text:p>energies</text:p>
          </table:table-cell>
          <table:table-cell office:value-type="string">
            <text:p>noun_p</text:p>
          </table:table-cell>
          <table:table-cell office:value-type="string">
            <text:p>energy</text:p>
          </table:table-cell>
          <table:table-cell office:value-type="string">
            <text:p>enuÑjEz</text:p>
          </table:table-cell>
          <table:table-cell table:number-columns-repeated="1020"/>
        </table:table-row>
        <table:table-row table:style-name="ro5">
          <table:table-cell office:value-type="string">
            <text:p>engineers</text:p>
          </table:table-cell>
          <table:table-cell office:value-type="string">
            <text:p>noun_p</text:p>
          </table:table-cell>
          <table:table-cell office:value-type="string">
            <text:p>engineer</text:p>
          </table:table-cell>
          <table:table-cell office:value-type="string">
            <text:p>enjinË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engines</text:p>
          </table:table-cell>
          <table:table-cell office:value-type="string">
            <text:p>noun_p</text:p>
          </table:table-cell>
          <table:table-cell office:value-type="string">
            <text:p>engine</text:p>
          </table:table-cell>
          <table:table-cell table:style-name="ce10" office:value-type="string">
            <text:p>enj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enterprises</text:p>
          </table:table-cell>
          <table:table-cell office:value-type="string">
            <text:p>noun_p</text:p>
          </table:table-cell>
          <table:table-cell office:value-type="string">
            <text:p>enterprise</text:p>
          </table:table-cell>
          <table:table-cell table:style-name="ce10" office:value-type="string">
            <text:p>entuÑprIz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entries</text:p>
          </table:table-cell>
          <table:table-cell office:value-type="string">
            <text:p>noun_p</text:p>
          </table:table-cell>
          <table:table-cell office:value-type="string">
            <text:p>entry</text:p>
          </table:table-cell>
          <table:table-cell table:style-name="ce10" office:value-type="string">
            <text:p>entr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environments</text:p>
          </table:table-cell>
          <table:table-cell office:value-type="string">
            <text:p>noun_p</text:p>
          </table:table-cell>
          <table:table-cell office:value-type="string">
            <text:p>environment</text:p>
          </table:table-cell>
          <table:table-cell office:value-type="string">
            <text:p>envÏunmunts</text:p>
          </table:table-cell>
          <table:table-cell office:value-type="string">
            <text:p>invÏunmunts</text:p>
          </table:table-cell>
          <table:table-cell table:number-columns-repeated="1019"/>
        </table:table-row>
        <table:table-row table:style-name="ro5">
          <table:table-cell office:value-type="string">
            <text:p>establishments</text:p>
          </table:table-cell>
          <table:table-cell office:value-type="string">
            <text:p>noun_p</text:p>
          </table:table-cell>
          <table:table-cell office:value-type="string">
            <text:p>establishment</text:p>
          </table:table-cell>
          <table:table-cell office:value-type="string">
            <text:p>establiSmunts</text:p>
          </table:table-cell>
          <table:table-cell office:value-type="string">
            <text:p>istabliSmunts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estates</text:p>
          </table:table-cell>
          <table:table-cell office:value-type="string">
            <text:p>noun_p</text:p>
          </table:table-cell>
          <table:table-cell office:value-type="string">
            <text:p>estate</text:p>
          </table:table-cell>
          <table:table-cell table:style-name="ce10" office:value-type="string">
            <text:p>estAts</text:p>
          </table:table-cell>
          <table:table-cell table:style-name="ce10" office:value-type="string">
            <text:p>istAts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evenings</text:p>
          </table:table-cell>
          <table:table-cell office:value-type="string">
            <text:p>noun_p</text:p>
          </table:table-cell>
          <table:table-cell office:value-type="string">
            <text:p>evening</text:p>
          </table:table-cell>
          <table:table-cell office:value-type="string">
            <text:p>EvniNz</text:p>
          </table:table-cell>
          <table:table-cell table:number-columns-repeated="1020"/>
        </table:table-row>
        <table:table-row table:style-name="ro5">
          <table:table-cell office:value-type="string">
            <text:p>events</text:p>
          </table:table-cell>
          <table:table-cell office:value-type="string">
            <text:p>noun_p</text:p>
          </table:table-cell>
          <table:table-cell office:value-type="string">
            <text:p>event</text:p>
          </table:table-cell>
          <table:table-cell office:value-type="string">
            <text:p>ivents</text:p>
          </table:table-cell>
          <table:table-cell table:number-columns-repeated="1020"/>
        </table:table-row>
        <table:table-row table:style-name="ro5">
          <table:table-cell office:value-type="string">
            <text:p>evidences</text:p>
          </table:table-cell>
          <table:table-cell office:value-type="string">
            <text:p>noun_p</text:p>
          </table:table-cell>
          <table:table-cell office:value-type="string">
            <text:p>evidence</text:p>
          </table:table-cell>
          <table:table-cell office:value-type="string">
            <text:p>evidun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examinations</text:p>
          </table:table-cell>
          <table:table-cell office:value-type="string">
            <text:p>noun_p</text:p>
          </table:table-cell>
          <table:table-cell office:value-type="string">
            <text:p>examination</text:p>
          </table:table-cell>
          <table:table-cell table:style-name="ce10" office:value-type="string">
            <text:p>egzaminASnz</text:p>
          </table:table-cell>
          <table:table-cell table:style-name="ce10" office:value-type="string">
            <text:p>igzaminASn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examples</text:p>
          </table:table-cell>
          <table:table-cell office:value-type="string">
            <text:p>noun_p</text:p>
          </table:table-cell>
          <table:table-cell office:value-type="string">
            <text:p>example</text:p>
          </table:table-cell>
          <table:table-cell office:value-type="string">
            <text:p>egzamplz</text:p>
          </table:table-cell>
          <table:table-cell office:value-type="string">
            <text:p>igzamplz</text:p>
          </table:table-cell>
          <table:table-cell table:number-columns-repeated="1019"/>
        </table:table-row>
        <table:table-row table:style-name="ro5">
          <table:table-cell office:value-type="string">
            <text:p>exchanges</text:p>
          </table:table-cell>
          <table:table-cell office:value-type="string">
            <text:p>noun_p</text:p>
          </table:table-cell>
          <table:table-cell office:value-type="string">
            <text:p>exchange</text:p>
          </table:table-cell>
          <table:table-cell office:value-type="string">
            <text:p>eksCAnjz</text:p>
          </table:table-cell>
          <table:table-cell office:value-type="string">
            <text:p>iksCAnj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exercises</text:p>
          </table:table-cell>
          <table:table-cell office:value-type="string">
            <text:p>noun_p</text:p>
          </table:table-cell>
          <table:table-cell office:value-type="string">
            <text:p>exercise</text:p>
          </table:table-cell>
          <table:table-cell table:style-name="ce10" office:value-type="string">
            <text:p>eksuÑsIz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exhibitions</text:p>
          </table:table-cell>
          <table:table-cell office:value-type="string">
            <text:p>noun_p</text:p>
          </table:table-cell>
          <table:table-cell office:value-type="string">
            <text:p>exhibition</text:p>
          </table:table-cell>
          <table:table-cell table:style-name="ce10" office:value-type="string">
            <text:p>iksibi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expectations</text:p>
          </table:table-cell>
          <table:table-cell office:value-type="string">
            <text:p>noun_p</text:p>
          </table:table-cell>
          <table:table-cell office:value-type="string">
            <text:p>expectation</text:p>
          </table:table-cell>
          <table:table-cell office:value-type="string">
            <text:p>ekspektASnz</text:p>
          </table:table-cell>
          <table:table-cell table:number-columns-repeated="1020"/>
        </table:table-row>
        <table:table-row table:style-name="ro5">
          <table:table-cell office:value-type="string">
            <text:p>expenses</text:p>
          </table:table-cell>
          <table:table-cell office:value-type="string">
            <text:p>noun_p</text:p>
          </table:table-cell>
          <table:table-cell office:value-type="string">
            <text:p>expense</text:p>
          </table:table-cell>
          <table:table-cell office:value-type="string">
            <text:p>ekspensz</text:p>
          </table:table-cell>
          <table:table-cell office:value-type="string">
            <text:p>ikspensz</text:p>
          </table:table-cell>
          <table:table-cell table:number-columns-repeated="1019"/>
        </table:table-row>
        <table:table-row table:style-name="ro5">
          <table:table-cell office:value-type="string">
            <text:p>experiences</text:p>
          </table:table-cell>
          <table:table-cell office:value-type="string">
            <text:p>noun_p</text:p>
          </table:table-cell>
          <table:table-cell office:value-type="string">
            <text:p>experience</text:p>
          </table:table-cell>
          <table:table-cell office:value-type="string">
            <text:p>ekspËEunsz</text:p>
          </table:table-cell>
          <table:table-cell office:value-type="string">
            <text:p>ikspËEuns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experts</text:p>
          </table:table-cell>
          <table:table-cell office:value-type="string">
            <text:p>noun_p</text:p>
          </table:table-cell>
          <table:table-cell office:value-type="string">
            <text:p>expert</text:p>
          </table:table-cell>
          <table:table-cell table:style-name="ce10" office:value-type="string">
            <text:p>ekspüts</text:p>
          </table:table-cell>
          <table:table-cell table:style-name="ce10" office:value-type="string">
            <text:p>ikspüt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explanations</text:p>
          </table:table-cell>
          <table:table-cell office:value-type="string">
            <text:p>noun_p</text:p>
          </table:table-cell>
          <table:table-cell office:value-type="string">
            <text:p>explanation</text:p>
          </table:table-cell>
          <table:table-cell table:style-name="ce10" office:value-type="string">
            <text:p>eksplun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expressions</text:p>
          </table:table-cell>
          <table:table-cell office:value-type="string">
            <text:p>noun_p</text:p>
          </table:table-cell>
          <table:table-cell office:value-type="string">
            <text:p>expression</text:p>
          </table:table-cell>
          <table:table-cell table:style-name="ce10" office:value-type="string">
            <text:p>ekspreSnz</text:p>
          </table:table-cell>
          <table:table-cell table:style-name="ce10" office:value-type="string">
            <text:p>ikspreSn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extents</text:p>
          </table:table-cell>
          <table:table-cell office:value-type="string">
            <text:p>noun_p</text:p>
          </table:table-cell>
          <table:table-cell office:value-type="string">
            <text:p>extent</text:p>
          </table:table-cell>
          <table:table-cell office:value-type="string">
            <text:p>ekstents</text:p>
          </table:table-cell>
          <table:table-cell office:value-type="string">
            <text:p>ikstents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eyes</text:p>
          </table:table-cell>
          <table:table-cell office:value-type="string">
            <text:p>noun_p</text:p>
          </table:table-cell>
          <table:table-cell office:value-type="string">
            <text:p>eye</text:p>
          </table:table-cell>
          <table:table-cell table:style-name="ce10" office:value-type="string">
            <text:p>I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aces</text:p>
          </table:table-cell>
          <table:table-cell office:value-type="string">
            <text:p>noun_p</text:p>
          </table:table-cell>
          <table:table-cell office:value-type="string">
            <text:p>face</text:p>
          </table:table-cell>
          <table:table-cell table:style-name="ce10" office:value-type="string">
            <text:p>fA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acilities</text:p>
          </table:table-cell>
          <table:table-cell office:value-type="string">
            <text:p>noun_p</text:p>
          </table:table-cell>
          <table:table-cell office:value-type="string">
            <text:p>facility</text:p>
          </table:table-cell>
          <table:table-cell office:value-type="string">
            <text:p>fusilutEz</text:p>
          </table:table-cell>
          <table:table-cell office:value-type="string">
            <text:p>fusilitE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factories</text:p>
          </table:table-cell>
          <table:table-cell office:value-type="string">
            <text:p>noun_p</text:p>
          </table:table-cell>
          <table:table-cell office:value-type="string">
            <text:p>factorie</text:p>
          </table:table-cell>
          <table:table-cell table:style-name="ce10" office:value-type="string">
            <text:p>faktrEz</text:p>
          </table:table-cell>
          <table:table-cell table:style-name="ce10" office:value-type="string">
            <text:p>fakturE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actors</text:p>
          </table:table-cell>
          <table:table-cell office:value-type="string">
            <text:p>noun_p</text:p>
          </table:table-cell>
          <table:table-cell office:value-type="string">
            <text:p>factor</text:p>
          </table:table-cell>
          <table:table-cell office:value-type="string">
            <text:p>fakt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acts</text:p>
          </table:table-cell>
          <table:table-cell office:value-type="string">
            <text:p>noun_p</text:p>
          </table:table-cell>
          <table:table-cell office:value-type="string">
            <text:p>fact</text:p>
          </table:table-cell>
          <table:table-cell table:style-name="ce10" office:value-type="string">
            <text:p>fak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ailures</text:p>
          </table:table-cell>
          <table:table-cell office:value-type="string">
            <text:p>noun_p</text:p>
          </table:table-cell>
          <table:table-cell office:value-type="string">
            <text:p>failure</text:p>
          </table:table-cell>
          <table:table-cell table:style-name="ce10" office:value-type="string">
            <text:p>fAly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aiths</text:p>
          </table:table-cell>
          <table:table-cell office:value-type="string">
            <text:p>noun_p</text:p>
          </table:table-cell>
          <table:table-cell office:value-type="string">
            <text:p>faith</text:p>
          </table:table-cell>
          <table:table-cell table:style-name="ce10" office:value-type="string">
            <text:p>fA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alls</text:p>
          </table:table-cell>
          <table:table-cell office:value-type="string">
            <text:p>noun_p</text:p>
          </table:table-cell>
          <table:table-cell office:value-type="string">
            <text:p>fall</text:p>
          </table:table-cell>
          <table:table-cell office:value-type="string">
            <text:p>fQ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amilies</text:p>
          </table:table-cell>
          <table:table-cell office:value-type="string">
            <text:p>noun_p</text:p>
          </table:table-cell>
          <table:table-cell office:value-type="string">
            <text:p>family</text:p>
          </table:table-cell>
          <table:table-cell table:style-name="ce10" office:value-type="string">
            <text:p>famlEz</text:p>
          </table:table-cell>
          <table:table-cell table:style-name="ce10" office:value-type="string">
            <text:p>familE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ans</text:p>
          </table:table-cell>
          <table:table-cell office:value-type="string">
            <text:p>noun_p</text:p>
          </table:table-cell>
          <table:table-cell office:value-type="string">
            <text:p>fan</text:p>
          </table:table-cell>
          <table:table-cell office:value-type="string">
            <text:p>fa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armers</text:p>
          </table:table-cell>
          <table:table-cell office:value-type="string">
            <text:p>noun_p</text:p>
          </table:table-cell>
          <table:table-cell office:value-type="string">
            <text:p>farmer</text:p>
          </table:table-cell>
          <table:table-cell table:style-name="ce10" office:value-type="string">
            <text:p>fäm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arms</text:p>
          </table:table-cell>
          <table:table-cell office:value-type="string">
            <text:p>noun_p</text:p>
          </table:table-cell>
          <table:table-cell office:value-type="string">
            <text:p>farm</text:p>
          </table:table-cell>
          <table:table-cell table:style-name="ce10" office:value-type="string">
            <text:p>fä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ashions</text:p>
          </table:table-cell>
          <table:table-cell office:value-type="string">
            <text:p>noun_p</text:p>
          </table:table-cell>
          <table:table-cell office:value-type="string">
            <text:p>fashion</text:p>
          </table:table-cell>
          <table:table-cell office:value-type="string">
            <text:p>fa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athers</text:p>
          </table:table-cell>
          <table:table-cell office:value-type="string">
            <text:p>noun_p</text:p>
          </table:table-cell>
          <table:table-cell office:value-type="string">
            <text:p>father</text:p>
          </table:table-cell>
          <table:table-cell table:style-name="ce10" office:value-type="string">
            <text:p>fRD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ears</text:p>
          </table:table-cell>
          <table:table-cell office:value-type="string">
            <text:p>noun_p</text:p>
          </table:table-cell>
          <table:table-cell office:value-type="string">
            <text:p>fear</text:p>
          </table:table-cell>
          <table:table-cell office:value-type="string">
            <text:p>fËz</text:p>
          </table:table-cell>
          <table:table-cell table:number-columns-repeated="1020"/>
        </table:table-row>
        <table:table-row table:style-name="ro5">
          <table:table-cell office:value-type="string">
            <text:p>features</text:p>
          </table:table-cell>
          <table:table-cell office:value-type="string">
            <text:p>noun_p</text:p>
          </table:table-cell>
          <table:table-cell office:value-type="string">
            <text:p>feature</text:p>
          </table:table-cell>
          <table:table-cell office:value-type="string">
            <text:p>fECuÑz</text:p>
          </table:table-cell>
          <table:table-cell table:number-columns-repeated="1020"/>
        </table:table-row>
        <table:table-row table:style-name="ro5">
          <table:table-cell office:value-type="string">
            <text:p>feelings</text:p>
          </table:table-cell>
          <table:table-cell office:value-type="string">
            <text:p>noun_p</text:p>
          </table:table-cell>
          <table:table-cell office:value-type="string">
            <text:p>feeling</text:p>
          </table:table-cell>
          <table:table-cell office:value-type="string">
            <text:p>fEl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ees</text:p>
          </table:table-cell>
          <table:table-cell office:value-type="string">
            <text:p>noun_p</text:p>
          </table:table-cell>
          <table:table-cell office:value-type="string">
            <text:p>fee</text:p>
          </table:table-cell>
          <table:table-cell table:style-name="ce10" office:value-type="string">
            <text:p>f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eet</text:p>
          </table:table-cell>
          <table:table-cell office:value-type="string">
            <text:p>noun_p</text:p>
          </table:table-cell>
          <table:table-cell office:value-type="string">
            <text:p>foot</text:p>
          </table:table-cell>
          <table:table-cell office:value-type="string">
            <text:p>fEt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office:value-type="string">
            <text:p>fields</text:p>
          </table:table-cell>
          <table:table-cell office:value-type="string">
            <text:p>noun_p</text:p>
          </table:table-cell>
          <table:table-cell office:value-type="string">
            <text:p>field</text:p>
          </table:table-cell>
          <table:table-cell office:value-type="string">
            <text:p>fElf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igs</text:p>
          </table:table-cell>
          <table:table-cell office:value-type="string">
            <text:p>noun_p</text:p>
          </table:table-cell>
          <table:table-cell office:value-type="string">
            <text:p>fig</text:p>
          </table:table-cell>
          <table:table-cell table:style-name="ce10" office:value-type="string">
            <text:p>fig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iles</text:p>
          </table:table-cell>
          <table:table-cell office:value-type="string">
            <text:p>noun_p</text:p>
          </table:table-cell>
          <table:table-cell office:value-type="string">
            <text:p>file</text:p>
          </table:table-cell>
          <table:table-cell table:style-name="ce10" office:value-type="string">
            <text:p>fI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ilms</text:p>
          </table:table-cell>
          <table:table-cell office:value-type="string">
            <text:p>noun_p</text:p>
          </table:table-cell>
          <table:table-cell office:value-type="string">
            <text:p>film</text:p>
          </table:table-cell>
          <table:table-cell office:value-type="string">
            <text:p>film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inances</text:p>
          </table:table-cell>
          <table:table-cell office:value-type="string">
            <text:p>noun_p</text:p>
          </table:table-cell>
          <table:table-cell office:value-type="string">
            <text:p>finance</text:p>
          </table:table-cell>
          <table:table-cell table:style-name="ce10" office:value-type="string">
            <text:p>fInansz</text:p>
          </table:table-cell>
          <table:table-cell table:style-name="ce10" office:value-type="string">
            <text:p>finans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ingers</text:p>
          </table:table-cell>
          <table:table-cell office:value-type="string">
            <text:p>noun_p</text:p>
          </table:table-cell>
          <table:table-cell office:value-type="string">
            <text:p>finger</text:p>
          </table:table-cell>
          <table:table-cell table:style-name="ce10" office:value-type="string">
            <text:p>fiNg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ires</text:p>
          </table:table-cell>
          <table:table-cell office:value-type="string">
            <text:p>noun_p</text:p>
          </table:table-cell>
          <table:table-cell office:value-type="string">
            <text:p>fire</text:p>
          </table:table-cell>
          <table:table-cell office:value-type="string">
            <text:p>fÏz</text:p>
          </table:table-cell>
          <table:table-cell table:number-columns-repeated="1020"/>
        </table:table-row>
        <table:table-row table:style-name="ro5">
          <table:table-cell office:value-type="string">
            <text:p>firms</text:p>
          </table:table-cell>
          <table:table-cell office:value-type="string">
            <text:p>noun_p</text:p>
          </table:table-cell>
          <table:table-cell office:value-type="string">
            <text:p>firm</text:p>
          </table:table-cell>
          <table:table-cell office:value-type="string">
            <text:p>fümz</text:p>
          </table:table-cell>
          <table:table-cell table:number-columns-repeated="1020"/>
        </table:table-row>
        <table:table-row table:style-name="ro5">
          <table:table-cell office:value-type="string">
            <text:p>fishs</text:p>
          </table:table-cell>
          <table:table-cell office:value-type="string">
            <text:p>noun_p</text:p>
          </table:table-cell>
          <table:table-cell office:value-type="string">
            <text:p>fish</text:p>
          </table:table-cell>
          <table:table-cell office:value-type="string">
            <text:p>fi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lats</text:p>
          </table:table-cell>
          <table:table-cell office:value-type="string">
            <text:p>noun_p</text:p>
          </table:table-cell>
          <table:table-cell office:value-type="string">
            <text:p>flat</text:p>
          </table:table-cell>
          <table:table-cell table:style-name="ce10" office:value-type="string">
            <text:p>fla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lights</text:p>
          </table:table-cell>
          <table:table-cell office:value-type="string">
            <text:p>noun_p</text:p>
          </table:table-cell>
          <table:table-cell office:value-type="string">
            <text:p>flight</text:p>
          </table:table-cell>
          <table:table-cell table:style-name="ce10" office:value-type="string">
            <text:p>flI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loors</text:p>
          </table:table-cell>
          <table:table-cell office:value-type="string">
            <text:p>noun_p</text:p>
          </table:table-cell>
          <table:table-cell office:value-type="string">
            <text:p>floor</text:p>
          </table:table-cell>
          <table:table-cell office:value-type="string">
            <text:p>flö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lowers</text:p>
          </table:table-cell>
          <table:table-cell office:value-type="string">
            <text:p>noun_p</text:p>
          </table:table-cell>
          <table:table-cell office:value-type="string">
            <text:p>flower</text:p>
          </table:table-cell>
          <table:table-cell table:style-name="ce10" office:value-type="string">
            <text:p>flÖ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lows</text:p>
          </table:table-cell>
          <table:table-cell office:value-type="string">
            <text:p>noun_p</text:p>
          </table:table-cell>
          <table:table-cell office:value-type="string">
            <text:p>flow</text:p>
          </table:table-cell>
          <table:table-cell table:style-name="ce10" office:value-type="string">
            <text:p>flO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oods</text:p>
          </table:table-cell>
          <table:table-cell office:value-type="string">
            <text:p>noun_p</text:p>
          </table:table-cell>
          <table:table-cell office:value-type="string">
            <text:p>food</text:p>
          </table:table-cell>
          <table:table-cell office:value-type="string">
            <text:p>fU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ootballs</text:p>
          </table:table-cell>
          <table:table-cell office:value-type="string">
            <text:p>noun_p</text:p>
          </table:table-cell>
          <table:table-cell office:value-type="string">
            <text:p>football</text:p>
          </table:table-cell>
          <table:table-cell table:style-name="ce10" office:value-type="string">
            <text:p>fVtbQ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orces</text:p>
          </table:table-cell>
          <table:table-cell office:value-type="string">
            <text:p>noun_p</text:p>
          </table:table-cell>
          <table:table-cell office:value-type="string">
            <text:p>force</text:p>
          </table:table-cell>
          <table:table-cell table:style-name="ce10" office:value-type="string">
            <text:p>fö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orests</text:p>
          </table:table-cell>
          <table:table-cell office:value-type="string">
            <text:p>noun_p</text:p>
          </table:table-cell>
          <table:table-cell office:value-type="string">
            <text:p>forest</text:p>
          </table:table-cell>
          <table:table-cell table:style-name="ce10" office:value-type="string">
            <text:p>fores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orms</text:p>
          </table:table-cell>
          <table:table-cell office:value-type="string">
            <text:p>noun_p</text:p>
          </table:table-cell>
          <table:table-cell office:value-type="string">
            <text:p>form</text:p>
          </table:table-cell>
          <table:table-cell table:style-name="ce10" office:value-type="string">
            <text:p>fö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oundations</text:p>
          </table:table-cell>
          <table:table-cell office:value-type="string">
            <text:p>noun_p</text:p>
          </table:table-cell>
          <table:table-cell office:value-type="string">
            <text:p>foundation</text:p>
          </table:table-cell>
          <table:table-cell office:value-type="string">
            <text:p>fWndA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freedoms</text:p>
          </table:table-cell>
          <table:table-cell office:value-type="string">
            <text:p>noun_p</text:p>
          </table:table-cell>
          <table:table-cell office:value-type="string">
            <text:p>freedom</text:p>
          </table:table-cell>
          <table:table-cell table:style-name="ce10" office:value-type="string">
            <text:p>frEdu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riends</text:p>
          </table:table-cell>
          <table:table-cell office:value-type="string">
            <text:p>noun_p</text:p>
          </table:table-cell>
          <table:table-cell office:value-type="string">
            <text:p>friend</text:p>
          </table:table-cell>
          <table:table-cell table:style-name="ce10" office:value-type="string">
            <text:p>fren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fronts</text:p>
          </table:table-cell>
          <table:table-cell office:value-type="string">
            <text:p>noun_p</text:p>
          </table:table-cell>
          <table:table-cell office:value-type="string">
            <text:p>front</text:p>
          </table:table-cell>
          <table:table-cell table:style-name="ce10" office:value-type="string">
            <text:p>fr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fruits</text:p>
          </table:table-cell>
          <table:table-cell office:value-type="string">
            <text:p>noun_p</text:p>
          </table:table-cell>
          <table:table-cell office:value-type="string">
            <text:p>fruit</text:p>
          </table:table-cell>
          <table:table-cell office:value-type="string">
            <text:p>frUts</text:p>
          </table:table-cell>
          <table:table-cell table:number-columns-repeated="1020"/>
        </table:table-row>
        <table:table-row table:style-name="ro5">
          <table:table-cell office:value-type="string">
            <text:p>fuels</text:p>
          </table:table-cell>
          <table:table-cell office:value-type="string">
            <text:p>noun_p</text:p>
          </table:table-cell>
          <table:table-cell office:value-type="string">
            <text:p>fuel</text:p>
          </table:table-cell>
          <table:table-cell office:value-type="string">
            <text:p>fyUulz</text:p>
          </table:table-cell>
          <table:table-cell table:number-columns-repeated="1020"/>
        </table:table-row>
        <table:table-row table:style-name="ro5">
          <table:table-cell office:value-type="string">
            <text:p>functions</text:p>
          </table:table-cell>
          <table:table-cell office:value-type="string">
            <text:p>noun_p</text:p>
          </table:table-cell>
          <table:table-cell office:value-type="string">
            <text:p>function</text:p>
          </table:table-cell>
          <table:table-cell office:value-type="string">
            <text:p>fuNkSnz</text:p>
          </table:table-cell>
          <table:table-cell table:number-columns-repeated="1020"/>
        </table:table-row>
        <table:table-row table:style-name="ro5">
          <table:table-cell office:value-type="string">
            <text:p>funds</text:p>
          </table:table-cell>
          <table:table-cell office:value-type="string">
            <text:p>noun_p</text:p>
          </table:table-cell>
          <table:table-cell office:value-type="string">
            <text:p>fund</text:p>
          </table:table-cell>
          <table:table-cell office:value-type="string">
            <text:p>fundz</text:p>
          </table:table-cell>
          <table:table-cell table:number-columns-repeated="1020"/>
        </table:table-row>
        <table:table-row table:style-name="ro5">
          <table:table-cell office:value-type="string">
            <text:p>futures</text:p>
          </table:table-cell>
          <table:table-cell office:value-type="string">
            <text:p>noun_p</text:p>
          </table:table-cell>
          <table:table-cell office:value-type="string">
            <text:p>future</text:p>
          </table:table-cell>
          <table:table-cell office:value-type="string">
            <text:p>fyUC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galleries</text:p>
          </table:table-cell>
          <table:table-cell office:value-type="string">
            <text:p>noun_p</text:p>
          </table:table-cell>
          <table:table-cell office:value-type="string">
            <text:p>gallery</text:p>
          </table:table-cell>
          <table:table-cell table:style-name="ce10" office:value-type="string">
            <text:p>galur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games</text:p>
          </table:table-cell>
          <table:table-cell office:value-type="string">
            <text:p>noun_p</text:p>
          </table:table-cell>
          <table:table-cell office:value-type="string">
            <text:p>game</text:p>
          </table:table-cell>
          <table:table-cell office:value-type="string">
            <text:p>gAmz</text:p>
          </table:table-cell>
          <table:table-cell table:number-columns-repeated="1020"/>
        </table:table-row>
        <table:table-row table:style-name="ro5">
          <table:table-cell office:value-type="string">
            <text:p>gaps</text:p>
          </table:table-cell>
          <table:table-cell office:value-type="string">
            <text:p>noun_p</text:p>
          </table:table-cell>
          <table:table-cell office:value-type="string">
            <text:p>gap</text:p>
          </table:table-cell>
          <table:table-cell office:value-type="string">
            <text:p>gaps</text:p>
          </table:table-cell>
          <table:table-cell table:number-columns-repeated="1020"/>
        </table:table-row>
        <table:table-row table:style-name="ro5">
          <table:table-cell office:value-type="string">
            <text:p>gardens</text:p>
          </table:table-cell>
          <table:table-cell office:value-type="string">
            <text:p>noun_p</text:p>
          </table:table-cell>
          <table:table-cell office:value-type="string">
            <text:p>garden</text:p>
          </table:table-cell>
          <table:table-cell office:value-type="string">
            <text:p>gädu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gass</text:p>
          </table:table-cell>
          <table:table-cell office:value-type="string">
            <text:p>noun_p</text:p>
          </table:table-cell>
          <table:table-cell office:value-type="string">
            <text:p>gas</text:p>
          </table:table-cell>
          <table:table-cell table:style-name="ce10" office:value-type="string">
            <text:p>ga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gates</text:p>
          </table:table-cell>
          <table:table-cell office:value-type="string">
            <text:p>noun_p</text:p>
          </table:table-cell>
          <table:table-cell office:value-type="string">
            <text:p>gate</text:p>
          </table:table-cell>
          <table:table-cell table:style-name="ce10" office:value-type="string">
            <text:p>gA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generals</text:p>
          </table:table-cell>
          <table:table-cell office:value-type="string">
            <text:p>noun_p</text:p>
          </table:table-cell>
          <table:table-cell office:value-type="string">
            <text:p>general</text:p>
          </table:table-cell>
          <table:table-cell office:value-type="string">
            <text:p>jenru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generations</text:p>
          </table:table-cell>
          <table:table-cell office:value-type="string">
            <text:p>noun_p</text:p>
          </table:table-cell>
          <table:table-cell office:value-type="string">
            <text:p>generation</text:p>
          </table:table-cell>
          <table:table-cell table:style-name="ce10" office:value-type="string">
            <text:p>jenur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gentlemen</text:p>
          </table:table-cell>
          <table:table-cell office:value-type="string">
            <text:p>noun_p</text:p>
          </table:table-cell>
          <table:table-cell table:style-name="ce5" office:value-type="string">
            <text:p>gentleman</text:p>
          </table:table-cell>
          <table:table-cell table:style-name="ce10" office:value-type="string">
            <text:p>jentlmen</text:p>
          </table:table-cell>
          <table:table-cell table:style-name="ce10"/>
          <table:table-cell table:style-name="ce3" office:value-type="string">
            <text:p>*</text:p>
          </table:table-cell>
          <table:table-cell table:style-name="ce5" office:value-type="string">
            <text:p>general exception : the _-men_ ending is only spelt [-men], ie. there is no [-mun] QS alternative spelling even though it is commonly pronounced /-m@n/ - this maintains a distinction between _gentleman_ and _gentlemen_ in QS</text:p>
          </table:table-cell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gifts</text:p>
          </table:table-cell>
          <table:table-cell office:value-type="string">
            <text:p>noun_p</text:p>
          </table:table-cell>
          <table:table-cell office:value-type="string">
            <text:p>gift</text:p>
          </table:table-cell>
          <table:table-cell office:value-type="string">
            <text:p>gif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girls</text:p>
          </table:table-cell>
          <table:table-cell office:value-type="string">
            <text:p>noun_p</text:p>
          </table:table-cell>
          <table:table-cell office:value-type="string">
            <text:p>girl</text:p>
          </table:table-cell>
          <table:table-cell table:style-name="ce10" office:value-type="string">
            <text:p>gü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glasss</text:p>
          </table:table-cell>
          <table:table-cell office:value-type="string">
            <text:p>noun_p</text:p>
          </table:table-cell>
          <table:table-cell office:value-type="string">
            <text:p>glass</text:p>
          </table:table-cell>
          <table:table-cell office:value-type="string">
            <text:p>glasz</text:p>
          </table:table-cell>
          <table:table-cell table:number-columns-repeated="1020"/>
        </table:table-row>
        <table:table-row table:style-name="ro5">
          <table:table-cell office:value-type="string">
            <text:p>goals</text:p>
          </table:table-cell>
          <table:table-cell office:value-type="string">
            <text:p>noun_p</text:p>
          </table:table-cell>
          <table:table-cell office:value-type="string">
            <text:p>goal</text:p>
          </table:table-cell>
          <table:table-cell office:value-type="string">
            <text:p>gOlz</text:p>
          </table:table-cell>
          <table:table-cell table:number-columns-repeated="1020"/>
        </table:table-row>
        <table:table-row table:style-name="ro5">
          <table:table-cell office:value-type="string">
            <text:p>gods</text:p>
          </table:table-cell>
          <table:table-cell office:value-type="string">
            <text:p>noun_p</text:p>
          </table:table-cell>
          <table:table-cell office:value-type="string">
            <text:p>god</text:p>
          </table:table-cell>
          <table:table-cell office:value-type="string">
            <text:p>go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golds</text:p>
          </table:table-cell>
          <table:table-cell office:value-type="string">
            <text:p>noun_p</text:p>
          </table:table-cell>
          <table:table-cell office:value-type="string">
            <text:p>gold</text:p>
          </table:table-cell>
          <table:table-cell table:style-name="ce10" office:value-type="string">
            <text:p>gOl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governments</text:p>
          </table:table-cell>
          <table:table-cell office:value-type="string">
            <text:p>noun_p</text:p>
          </table:table-cell>
          <table:table-cell office:value-type="string">
            <text:p>government</text:p>
          </table:table-cell>
          <table:table-cell table:style-name="ce10" office:value-type="string">
            <text:p>guvuÑm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grants</text:p>
          </table:table-cell>
          <table:table-cell office:value-type="string">
            <text:p>noun_p</text:p>
          </table:table-cell>
          <table:table-cell office:value-type="string">
            <text:p>grant</text:p>
          </table:table-cell>
          <table:table-cell table:style-name="ce10" office:value-type="string">
            <text:p>gra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grasss</text:p>
          </table:table-cell>
          <table:table-cell office:value-type="string">
            <text:p>noun_p</text:p>
          </table:table-cell>
          <table:table-cell office:value-type="string">
            <text:p>grass</text:p>
          </table:table-cell>
          <table:table-cell office:value-type="string">
            <text:p>grasz</text:p>
          </table:table-cell>
          <table:table-cell table:number-columns-repeated="1020"/>
        </table:table-row>
        <table:table-row table:style-name="ro5">
          <table:table-cell office:value-type="string">
            <text:p>grounds</text:p>
          </table:table-cell>
          <table:table-cell office:value-type="string">
            <text:p>noun_p</text:p>
          </table:table-cell>
          <table:table-cell office:value-type="string">
            <text:p>ground</text:p>
          </table:table-cell>
          <table:table-cell office:value-type="string">
            <text:p>grWn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groups</text:p>
          </table:table-cell>
          <table:table-cell office:value-type="string">
            <text:p>noun_p</text:p>
          </table:table-cell>
          <table:table-cell office:value-type="string">
            <text:p>group</text:p>
          </table:table-cell>
          <table:table-cell table:style-name="ce10" office:value-type="string">
            <text:p>grU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growths</text:p>
          </table:table-cell>
          <table:table-cell office:value-type="string">
            <text:p>noun_p</text:p>
          </table:table-cell>
          <table:table-cell office:value-type="string">
            <text:p>growth</text:p>
          </table:table-cell>
          <table:table-cell office:value-type="string">
            <text:p>grO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guests</text:p>
          </table:table-cell>
          <table:table-cell office:value-type="string">
            <text:p>noun_p</text:p>
          </table:table-cell>
          <table:table-cell office:value-type="string">
            <text:p>guest</text:p>
          </table:table-cell>
          <table:table-cell table:style-name="ce10" office:value-type="string">
            <text:p>ges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guides</text:p>
          </table:table-cell>
          <table:table-cell office:value-type="string">
            <text:p>noun_p</text:p>
          </table:table-cell>
          <table:table-cell office:value-type="string">
            <text:p>guide</text:p>
          </table:table-cell>
          <table:table-cell table:style-name="ce10" office:value-type="string">
            <text:p>gI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guns</text:p>
          </table:table-cell>
          <table:table-cell office:value-type="string">
            <text:p>noun_p</text:p>
          </table:table-cell>
          <table:table-cell office:value-type="string">
            <text:p>gun</text:p>
          </table:table-cell>
          <table:table-cell table:style-name="ce10" office:value-type="string">
            <text:p>gu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hairs</text:p>
          </table:table-cell>
          <table:table-cell office:value-type="string">
            <text:p>noun_p</text:p>
          </table:table-cell>
          <table:table-cell office:value-type="string">
            <text:p>hair</text:p>
          </table:table-cell>
          <table:table-cell office:value-type="string">
            <text:p>hÄz</text:p>
          </table:table-cell>
          <table:table-cell table:number-columns-repeated="1020"/>
        </table:table-row>
        <table:table-row table:style-name="ro5">
          <table:table-cell office:value-type="string">
            <text:p>halls</text:p>
          </table:table-cell>
          <table:table-cell office:value-type="string">
            <text:p>noun_p</text:p>
          </table:table-cell>
          <table:table-cell office:value-type="string">
            <text:p>hall</text:p>
          </table:table-cell>
          <table:table-cell office:value-type="string">
            <text:p>hQ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halves</text:p>
          </table:table-cell>
          <table:table-cell office:value-type="string">
            <text:p>noun_p</text:p>
          </table:table-cell>
          <table:table-cell office:value-type="string">
            <text:p>half</text:p>
          </table:table-cell>
          <table:table-cell table:style-name="ce10" office:value-type="string">
            <text:p>havz</text:p>
          </table:table-cell>
          <table:table-cell table:style-name="ce10"/>
          <table:table-cell table:style-name="ce3" office:value-type="string">
            <text:p>*</text:p>
          </table:table-cell>
          <table:table-cell table:style-name="ce3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hands</text:p>
          </table:table-cell>
          <table:table-cell office:value-type="string">
            <text:p>noun_p</text:p>
          </table:table-cell>
          <table:table-cell office:value-type="string">
            <text:p>hand</text:p>
          </table:table-cell>
          <table:table-cell table:style-name="ce10" office:value-type="string">
            <text:p>han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heads</text:p>
          </table:table-cell>
          <table:table-cell office:value-type="string">
            <text:p>noun_p</text:p>
          </table:table-cell>
          <table:table-cell office:value-type="string">
            <text:p>head</text:p>
          </table:table-cell>
          <table:table-cell table:style-name="ce10" office:value-type="string">
            <text:p>he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hearts</text:p>
          </table:table-cell>
          <table:table-cell office:value-type="string">
            <text:p>noun_p</text:p>
          </table:table-cell>
          <table:table-cell office:value-type="string">
            <text:p>heart</text:p>
          </table:table-cell>
          <table:table-cell office:value-type="string">
            <text:p>hä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heats</text:p>
          </table:table-cell>
          <table:table-cell office:value-type="string">
            <text:p>noun_p</text:p>
          </table:table-cell>
          <table:table-cell office:value-type="string">
            <text:p>heat</text:p>
          </table:table-cell>
          <table:table-cell table:style-name="ce10" office:value-type="string">
            <text:p>hE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heights</text:p>
          </table:table-cell>
          <table:table-cell office:value-type="string">
            <text:p>noun_p</text:p>
          </table:table-cell>
          <table:table-cell office:value-type="string">
            <text:p>height</text:p>
          </table:table-cell>
          <table:table-cell office:value-type="string">
            <text:p>hI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hells</text:p>
          </table:table-cell>
          <table:table-cell office:value-type="string">
            <text:p>noun_p</text:p>
          </table:table-cell>
          <table:table-cell office:value-type="string">
            <text:p>hell</text:p>
          </table:table-cell>
          <table:table-cell table:style-name="ce10" office:value-type="string">
            <text:p>he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helps</text:p>
          </table:table-cell>
          <table:table-cell office:value-type="string">
            <text:p>noun_p</text:p>
          </table:table-cell>
          <table:table-cell office:value-type="string">
            <text:p>help</text:p>
          </table:table-cell>
          <table:table-cell office:value-type="string">
            <text:p>help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hills</text:p>
          </table:table-cell>
          <table:table-cell office:value-type="string">
            <text:p>noun_p</text:p>
          </table:table-cell>
          <table:table-cell office:value-type="string">
            <text:p>hill</text:p>
          </table:table-cell>
          <table:table-cell table:style-name="ce10" office:value-type="string">
            <text:p>hi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histories</text:p>
          </table:table-cell>
          <table:table-cell office:value-type="string">
            <text:p>noun_p</text:p>
          </table:table-cell>
          <table:table-cell office:value-type="string">
            <text:p>history</text:p>
          </table:table-cell>
          <table:table-cell office:value-type="string">
            <text:p>histrEz</text:p>
          </table:table-cell>
          <table:table-cell office:value-type="string">
            <text:p>histurE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holes</text:p>
          </table:table-cell>
          <table:table-cell office:value-type="string">
            <text:p>noun_p</text:p>
          </table:table-cell>
          <table:table-cell office:value-type="string">
            <text:p>hole</text:p>
          </table:table-cell>
          <table:table-cell table:style-name="ce10" office:value-type="string">
            <text:p>hO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holidays</text:p>
          </table:table-cell>
          <table:table-cell office:value-type="string">
            <text:p>noun_p</text:p>
          </table:table-cell>
          <table:table-cell office:value-type="string">
            <text:p>holiday</text:p>
          </table:table-cell>
          <table:table-cell office:value-type="string">
            <text:p>holudAz</text:p>
          </table:table-cell>
          <table:table-cell office:value-type="string">
            <text:p>holidA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homes</text:p>
          </table:table-cell>
          <table:table-cell office:value-type="string">
            <text:p>noun_p</text:p>
          </table:table-cell>
          <table:table-cell office:value-type="string">
            <text:p>home</text:p>
          </table:table-cell>
          <table:table-cell table:style-name="ce10" office:value-type="string">
            <text:p>hO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hopes</text:p>
          </table:table-cell>
          <table:table-cell office:value-type="string">
            <text:p>noun_p</text:p>
          </table:table-cell>
          <table:table-cell office:value-type="string">
            <text:p>hope</text:p>
          </table:table-cell>
          <table:table-cell table:style-name="ce10" office:value-type="string">
            <text:p>hO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horses</text:p>
          </table:table-cell>
          <table:table-cell office:value-type="string">
            <text:p>noun_p</text:p>
          </table:table-cell>
          <table:table-cell office:value-type="string">
            <text:p>horse</text:p>
          </table:table-cell>
          <table:table-cell office:value-type="string">
            <text:p>hösz</text:p>
          </table:table-cell>
          <table:table-cell table:number-columns-repeated="1020"/>
        </table:table-row>
        <table:table-row table:style-name="ro5">
          <table:table-cell office:value-type="string">
            <text:p>hospitals</text:p>
          </table:table-cell>
          <table:table-cell office:value-type="string">
            <text:p>noun_p</text:p>
          </table:table-cell>
          <table:table-cell office:value-type="string">
            <text:p>hospital</text:p>
          </table:table-cell>
          <table:table-cell office:value-type="string">
            <text:p>hospit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hours</text:p>
          </table:table-cell>
          <table:table-cell office:value-type="string">
            <text:p>noun_p</text:p>
          </table:table-cell>
          <table:table-cell office:value-type="string">
            <text:p>hour</text:p>
          </table:table-cell>
          <table:table-cell table:style-name="ce10" office:value-type="string">
            <text:p>Ö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households</text:p>
          </table:table-cell>
          <table:table-cell office:value-type="string">
            <text:p>noun_p</text:p>
          </table:table-cell>
          <table:table-cell office:value-type="string">
            <text:p>household</text:p>
          </table:table-cell>
          <table:table-cell table:style-name="ce10" office:value-type="string">
            <text:p>hWshOldz</text:p>
          </table:table-cell>
          <table:table-cell table:style-name="ce10" office:value-type="string">
            <text:p>hWsOld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houses</text:p>
          </table:table-cell>
          <table:table-cell office:value-type="string">
            <text:p>noun_p</text:p>
          </table:table-cell>
          <table:table-cell office:value-type="string">
            <text:p>house</text:p>
          </table:table-cell>
          <table:table-cell table:style-name="ce10" office:value-type="string">
            <text:p>hWzz</text:p>
          </table:table-cell>
          <table:table-cell table:style-name="ce10"/>
          <table:table-cell table:style-name="ce3" office:value-type="string">
            <text:p>*</text:p>
          </table:table-cell>
          <table:table-cell table:style-name="ce3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husbands</text:p>
          </table:table-cell>
          <table:table-cell office:value-type="string">
            <text:p>noun_p</text:p>
          </table:table-cell>
          <table:table-cell office:value-type="string">
            <text:p>husband</text:p>
          </table:table-cell>
          <table:table-cell office:value-type="string">
            <text:p>huzbun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ideas</text:p>
          </table:table-cell>
          <table:table-cell office:value-type="string">
            <text:p>noun_p</text:p>
          </table:table-cell>
          <table:table-cell office:value-type="string">
            <text:p>idea</text:p>
          </table:table-cell>
          <table:table-cell table:style-name="ce10" office:value-type="string">
            <text:p>Idiuz</text:p>
          </table:table-cell>
          <table:table-cell table:style-name="ce10" office:value-type="string">
            <text:p>IdEu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images</text:p>
          </table:table-cell>
          <table:table-cell office:value-type="string">
            <text:p>noun_p</text:p>
          </table:table-cell>
          <table:table-cell office:value-type="string">
            <text:p>image</text:p>
          </table:table-cell>
          <table:table-cell office:value-type="string">
            <text:p>imij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impacts</text:p>
          </table:table-cell>
          <table:table-cell office:value-type="string">
            <text:p>noun_p</text:p>
          </table:table-cell>
          <table:table-cell office:value-type="string">
            <text:p>impact</text:p>
          </table:table-cell>
          <table:table-cell table:style-name="ce10" office:value-type="string">
            <text:p>impak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mplications</text:p>
          </table:table-cell>
          <table:table-cell office:value-type="string">
            <text:p>noun_p</text:p>
          </table:table-cell>
          <table:table-cell office:value-type="string">
            <text:p>implication</text:p>
          </table:table-cell>
          <table:table-cell table:style-name="ce10" office:value-type="string">
            <text:p>implik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impressions</text:p>
          </table:table-cell>
          <table:table-cell office:value-type="string">
            <text:p>noun_p</text:p>
          </table:table-cell>
          <table:table-cell office:value-type="string">
            <text:p>impression</text:p>
          </table:table-cell>
          <table:table-cell office:value-type="string">
            <text:p>impre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improvements</text:p>
          </table:table-cell>
          <table:table-cell office:value-type="string">
            <text:p>noun_p</text:p>
          </table:table-cell>
          <table:table-cell office:value-type="string">
            <text:p>improvement</text:p>
          </table:table-cell>
          <table:table-cell table:style-name="ce10" office:value-type="string">
            <text:p>imprUm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incomes</text:p>
          </table:table-cell>
          <table:table-cell office:value-type="string">
            <text:p>noun_p</text:p>
          </table:table-cell>
          <table:table-cell office:value-type="string">
            <text:p>income</text:p>
          </table:table-cell>
          <table:table-cell office:value-type="string">
            <text:p>inkumz</text:p>
          </table:table-cell>
          <table:table-cell table:number-columns-repeated="1020"/>
        </table:table-row>
        <table:table-row table:style-name="ro5">
          <table:table-cell office:value-type="string">
            <text:p>indices</text:p>
          </table:table-cell>
          <table:table-cell office:value-type="string">
            <text:p>noun_p</text:p>
          </table:table-cell>
          <table:table-cell office:value-type="string">
            <text:p>index</text:p>
          </table:table-cell>
          <table:table-cell office:value-type="string">
            <text:p>indisEz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office:value-type="string">
            <text:p>industries</text:p>
          </table:table-cell>
          <table:table-cell office:value-type="string">
            <text:p>noun_p</text:p>
          </table:table-cell>
          <table:table-cell office:value-type="string">
            <text:p>industry</text:p>
          </table:table-cell>
          <table:table-cell office:value-type="string">
            <text:p>industrEz</text:p>
          </table:table-cell>
          <table:table-cell table:number-columns-repeated="1020"/>
        </table:table-row>
        <table:table-row table:style-name="ro5">
          <table:table-cell office:value-type="string">
            <text:p>inflations</text:p>
          </table:table-cell>
          <table:table-cell office:value-type="string">
            <text:p>noun_p</text:p>
          </table:table-cell>
          <table:table-cell office:value-type="string">
            <text:p>inflation</text:p>
          </table:table-cell>
          <table:table-cell office:value-type="string">
            <text:p>inflASnz</text:p>
          </table:table-cell>
          <table:table-cell table:number-columns-repeated="1020"/>
        </table:table-row>
        <table:table-row table:style-name="ro5">
          <table:table-cell office:value-type="string">
            <text:p>influences</text:p>
          </table:table-cell>
          <table:table-cell office:value-type="string">
            <text:p>noun_p</text:p>
          </table:table-cell>
          <table:table-cell office:value-type="string">
            <text:p>influence</text:p>
          </table:table-cell>
          <table:table-cell office:value-type="string">
            <text:p>inflUun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initiatives</text:p>
          </table:table-cell>
          <table:table-cell office:value-type="string">
            <text:p>noun_p</text:p>
          </table:table-cell>
          <table:table-cell office:value-type="string">
            <text:p>initiative</text:p>
          </table:table-cell>
          <table:table-cell table:style-name="ce10" office:value-type="string">
            <text:p>iniSutivz</text:p>
          </table:table-cell>
          <table:table-cell table:style-name="ce10" office:value-type="string">
            <text:p>iniSEutiv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njuries</text:p>
          </table:table-cell>
          <table:table-cell office:value-type="string">
            <text:p>noun_p</text:p>
          </table:table-cell>
          <table:table-cell office:value-type="string">
            <text:p>injury</text:p>
          </table:table-cell>
          <table:table-cell table:style-name="ce10" office:value-type="string">
            <text:p>injur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nstitutes</text:p>
          </table:table-cell>
          <table:table-cell office:value-type="string">
            <text:p>noun_p</text:p>
          </table:table-cell>
          <table:table-cell office:value-type="string">
            <text:p>institute</text:p>
          </table:table-cell>
          <table:table-cell table:style-name="ce10" office:value-type="string">
            <text:p>instityU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institutions</text:p>
          </table:table-cell>
          <table:table-cell office:value-type="string">
            <text:p>noun_p</text:p>
          </table:table-cell>
          <table:table-cell office:value-type="string">
            <text:p>institution</text:p>
          </table:table-cell>
          <table:table-cell office:value-type="string">
            <text:p>instityU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instructions</text:p>
          </table:table-cell>
          <table:table-cell office:value-type="string">
            <text:p>noun_p</text:p>
          </table:table-cell>
          <table:table-cell office:value-type="string">
            <text:p>instruction</text:p>
          </table:table-cell>
          <table:table-cell table:style-name="ce10" office:value-type="string">
            <text:p>instruk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nstruments</text:p>
          </table:table-cell>
          <table:table-cell office:value-type="string">
            <text:p>noun_p</text:p>
          </table:table-cell>
          <table:table-cell office:value-type="string">
            <text:p>instrument</text:p>
          </table:table-cell>
          <table:table-cell table:style-name="ce10" office:value-type="string">
            <text:p>instrumunts</text:p>
          </table:table-cell>
          <table:table-cell table:style-name="ce10" office:value-type="string">
            <text:p>instrUmunts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nsurances</text:p>
          </table:table-cell>
          <table:table-cell office:value-type="string">
            <text:p>noun_p</text:p>
          </table:table-cell>
          <table:table-cell office:value-type="string">
            <text:p>insurance</text:p>
          </table:table-cell>
          <table:table-cell table:style-name="ce10" office:value-type="string">
            <text:p>insÜ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ntentions</text:p>
          </table:table-cell>
          <table:table-cell office:value-type="string">
            <text:p>noun_p</text:p>
          </table:table-cell>
          <table:table-cell office:value-type="string">
            <text:p>intention</text:p>
          </table:table-cell>
          <table:table-cell table:style-name="ce10" office:value-type="string">
            <text:p>intenSn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nterests</text:p>
          </table:table-cell>
          <table:table-cell office:value-type="string">
            <text:p>noun_p</text:p>
          </table:table-cell>
          <table:table-cell office:value-type="string">
            <text:p>interest</text:p>
          </table:table-cell>
          <table:table-cell table:style-name="ce10" office:value-type="string">
            <text:p>intrests</text:p>
          </table:table-cell>
          <table:table-cell table:style-name="ce10" office:value-type="string">
            <text:p>intrists <text:s/>inturests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nterpretations</text:p>
          </table:table-cell>
          <table:table-cell office:value-type="string">
            <text:p>noun_p</text:p>
          </table:table-cell>
          <table:table-cell office:value-type="string">
            <text:p>interpretation</text:p>
          </table:table-cell>
          <table:table-cell table:style-name="ce10" office:value-type="string">
            <text:p>intüprit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nterviews</text:p>
          </table:table-cell>
          <table:table-cell office:value-type="string">
            <text:p>noun_p</text:p>
          </table:table-cell>
          <table:table-cell office:value-type="string">
            <text:p>interview</text:p>
          </table:table-cell>
          <table:table-cell table:style-name="ce10" office:value-type="string">
            <text:p>intuÑvyU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ntroductions</text:p>
          </table:table-cell>
          <table:table-cell office:value-type="string">
            <text:p>noun_p</text:p>
          </table:table-cell>
          <table:table-cell office:value-type="string">
            <text:p>introduction</text:p>
          </table:table-cell>
          <table:table-cell table:style-name="ce10" office:value-type="string">
            <text:p>intruduk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investigations</text:p>
          </table:table-cell>
          <table:table-cell office:value-type="string">
            <text:p>noun_p</text:p>
          </table:table-cell>
          <table:table-cell office:value-type="string">
            <text:p>investigation</text:p>
          </table:table-cell>
          <table:table-cell table:style-name="ce10" office:value-type="string">
            <text:p>investig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investments</text:p>
          </table:table-cell>
          <table:table-cell office:value-type="string">
            <text:p>noun_p</text:p>
          </table:table-cell>
          <table:table-cell office:value-type="string">
            <text:p>investment</text:p>
          </table:table-cell>
          <table:table-cell office:value-type="string">
            <text:p>investmunts</text:p>
          </table:table-cell>
          <table:table-cell table:number-columns-repeated="1020"/>
        </table:table-row>
        <table:table-row table:style-name="ro5">
          <table:table-cell office:value-type="string">
            <text:p>irons</text:p>
          </table:table-cell>
          <table:table-cell office:value-type="string">
            <text:p>noun_p</text:p>
          </table:table-cell>
          <table:table-cell office:value-type="string">
            <text:p>iron</text:p>
          </table:table-cell>
          <table:table-cell office:value-type="string">
            <text:p>Ïnz</text:p>
          </table:table-cell>
          <table:table-cell table:number-columns-repeated="1020"/>
        </table:table-row>
        <table:table-row table:style-name="ro5">
          <table:table-cell office:value-type="string">
            <text:p>Islands</text:p>
          </table:table-cell>
          <table:table-cell office:value-type="string">
            <text:p>noun_p</text:p>
          </table:table-cell>
          <table:table-cell office:value-type="string">
            <text:p>Island</text:p>
          </table:table-cell>
          <table:table-cell office:value-type="string">
            <text:p>Ilundz</text:p>
          </table:table-cell>
          <table:table-cell table:number-columns-repeated="1020"/>
        </table:table-row>
        <table:table-row table:style-name="ro5">
          <table:table-cell office:value-type="string">
            <text:p>items</text:p>
          </table:table-cell>
          <table:table-cell office:value-type="string">
            <text:p>noun_p</text:p>
          </table:table-cell>
          <table:table-cell office:value-type="string">
            <text:p>item</text:p>
          </table:table-cell>
          <table:table-cell office:value-type="string">
            <text:p>Itemz</text:p>
          </table:table-cell>
          <table:table-cell office:value-type="string">
            <text:p>Itumz <text:s/>Itim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jobs</text:p>
          </table:table-cell>
          <table:table-cell office:value-type="string">
            <text:p>noun_p</text:p>
          </table:table-cell>
          <table:table-cell office:value-type="string">
            <text:p>job</text:p>
          </table:table-cell>
          <table:table-cell table:style-name="ce10" office:value-type="string">
            <text:p>job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journeys</text:p>
          </table:table-cell>
          <table:table-cell office:value-type="string">
            <text:p>noun_p</text:p>
          </table:table-cell>
          <table:table-cell office:value-type="string">
            <text:p>journey</text:p>
          </table:table-cell>
          <table:table-cell table:style-name="ce10" office:value-type="string">
            <text:p>jün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judges</text:p>
          </table:table-cell>
          <table:table-cell office:value-type="string">
            <text:p>noun_p</text:p>
          </table:table-cell>
          <table:table-cell office:value-type="string">
            <text:p>judge</text:p>
          </table:table-cell>
          <table:table-cell table:style-name="ce10" office:value-type="string">
            <text:p>juj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justices</text:p>
          </table:table-cell>
          <table:table-cell office:value-type="string">
            <text:p>noun_p</text:p>
          </table:table-cell>
          <table:table-cell office:value-type="string">
            <text:p>justice</text:p>
          </table:table-cell>
          <table:table-cell table:style-name="ce10" office:value-type="string">
            <text:p>justi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keys</text:p>
          </table:table-cell>
          <table:table-cell office:value-type="string">
            <text:p>noun_p</text:p>
          </table:table-cell>
          <table:table-cell office:value-type="string">
            <text:p>key</text:p>
          </table:table-cell>
          <table:table-cell table:style-name="ce10" office:value-type="string">
            <text:p>k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kids</text:p>
          </table:table-cell>
          <table:table-cell office:value-type="string">
            <text:p>noun_p</text:p>
          </table:table-cell>
          <table:table-cell office:value-type="string">
            <text:p>kid</text:p>
          </table:table-cell>
          <table:table-cell table:style-name="ce10" office:value-type="string">
            <text:p>ki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kinds</text:p>
          </table:table-cell>
          <table:table-cell office:value-type="string">
            <text:p>noun_p</text:p>
          </table:table-cell>
          <table:table-cell office:value-type="string">
            <text:p>kind</text:p>
          </table:table-cell>
          <table:table-cell table:style-name="ce10" office:value-type="string">
            <text:p>kIn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kings</text:p>
          </table:table-cell>
          <table:table-cell office:value-type="string">
            <text:p>noun_p</text:p>
          </table:table-cell>
          <table:table-cell office:value-type="string">
            <text:p>king</text:p>
          </table:table-cell>
          <table:table-cell office:value-type="string">
            <text:p>k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kitchens</text:p>
          </table:table-cell>
          <table:table-cell office:value-type="string">
            <text:p>noun_p</text:p>
          </table:table-cell>
          <table:table-cell office:value-type="string">
            <text:p>kitchen</text:p>
          </table:table-cell>
          <table:table-cell table:style-name="ce10" office:value-type="string">
            <text:p>kiCu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knees</text:p>
          </table:table-cell>
          <table:table-cell office:value-type="string">
            <text:p>noun_p</text:p>
          </table:table-cell>
          <table:table-cell office:value-type="string">
            <text:p>knee</text:p>
          </table:table-cell>
          <table:table-cell office:value-type="string">
            <text:p>nEz</text:p>
          </table:table-cell>
          <table:table-cell table:number-columns-repeated="1020"/>
        </table:table-row>
        <table:table-row table:style-name="ro5">
          <table:table-cell office:value-type="string">
            <text:p>labours</text:p>
          </table:table-cell>
          <table:table-cell office:value-type="string">
            <text:p>noun_p</text:p>
          </table:table-cell>
          <table:table-cell office:value-type="string">
            <text:p>labour</text:p>
          </table:table-cell>
          <table:table-cell office:value-type="string">
            <text:p>lAbuÑ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acks</text:p>
          </table:table-cell>
          <table:table-cell office:value-type="string">
            <text:p>noun_p</text:p>
          </table:table-cell>
          <table:table-cell office:value-type="string">
            <text:p>lack</text:p>
          </table:table-cell>
          <table:table-cell table:style-name="ce10" office:value-type="string">
            <text:p>la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adies</text:p>
          </table:table-cell>
          <table:table-cell office:value-type="string">
            <text:p>noun_p</text:p>
          </table:table-cell>
          <table:table-cell office:value-type="string">
            <text:p>lady</text:p>
          </table:table-cell>
          <table:table-cell office:value-type="string">
            <text:p>lAdEz</text:p>
          </table:table-cell>
          <table:table-cell table:number-columns-repeated="1020"/>
        </table:table-row>
        <table:table-row table:style-name="ro5">
          <table:table-cell office:value-type="string">
            <text:p>lakes</text:p>
          </table:table-cell>
          <table:table-cell office:value-type="string">
            <text:p>noun_p</text:p>
          </table:table-cell>
          <table:table-cell office:value-type="string">
            <text:p>lake</text:p>
          </table:table-cell>
          <table:table-cell office:value-type="string">
            <text:p>lAks</text:p>
          </table:table-cell>
          <table:table-cell table:number-columns-repeated="1020"/>
        </table:table-row>
        <table:table-row table:style-name="ro5">
          <table:table-cell office:value-type="string">
            <text:p>lands</text:p>
          </table:table-cell>
          <table:table-cell office:value-type="string">
            <text:p>noun_p</text:p>
          </table:table-cell>
          <table:table-cell office:value-type="string">
            <text:p>land</text:p>
          </table:table-cell>
          <table:table-cell office:value-type="string">
            <text:p>lan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anes</text:p>
          </table:table-cell>
          <table:table-cell office:value-type="string">
            <text:p>noun_p</text:p>
          </table:table-cell>
          <table:table-cell office:value-type="string">
            <text:p>lane</text:p>
          </table:table-cell>
          <table:table-cell table:style-name="ce10" office:value-type="string">
            <text:p>lA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anguages</text:p>
          </table:table-cell>
          <table:table-cell office:value-type="string">
            <text:p>noun_p</text:p>
          </table:table-cell>
          <table:table-cell office:value-type="string">
            <text:p>language</text:p>
          </table:table-cell>
          <table:table-cell office:value-type="string">
            <text:p>laNgwij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aws</text:p>
          </table:table-cell>
          <table:table-cell office:value-type="string">
            <text:p>noun_p</text:p>
          </table:table-cell>
          <table:table-cell office:value-type="string">
            <text:p>law</text:p>
          </table:table-cell>
          <table:table-cell table:style-name="ce10" office:value-type="string">
            <text:p>lQ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eaders</text:p>
          </table:table-cell>
          <table:table-cell office:value-type="string">
            <text:p>noun_p</text:p>
          </table:table-cell>
          <table:table-cell office:value-type="string">
            <text:p>leader</text:p>
          </table:table-cell>
          <table:table-cell office:value-type="string">
            <text:p>lEduÑz</text:p>
          </table:table-cell>
          <table:table-cell table:number-columns-repeated="1020"/>
        </table:table-row>
        <table:table-row table:style-name="ro5">
          <table:table-cell office:value-type="string">
            <text:p>leaderships</text:p>
          </table:table-cell>
          <table:table-cell office:value-type="string">
            <text:p>noun_p</text:p>
          </table:table-cell>
          <table:table-cell office:value-type="string">
            <text:p>leadership</text:p>
          </table:table-cell>
          <table:table-cell office:value-type="string">
            <text:p>lEduÑSip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eads</text:p>
          </table:table-cell>
          <table:table-cell office:value-type="string">
            <text:p>noun_p</text:p>
          </table:table-cell>
          <table:table-cell office:value-type="string">
            <text:p>lead</text:p>
          </table:table-cell>
          <table:table-cell table:style-name="ce10" office:value-type="string">
            <text:p>lE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eafs</text:p>
          </table:table-cell>
          <table:table-cell office:value-type="string">
            <text:p>noun_p</text:p>
          </table:table-cell>
          <table:table-cell office:value-type="string">
            <text:p>leaf</text:p>
          </table:table-cell>
          <table:table-cell office:value-type="string">
            <text:p>lEf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eagues</text:p>
          </table:table-cell>
          <table:table-cell office:value-type="string">
            <text:p>noun_p</text:p>
          </table:table-cell>
          <table:table-cell office:value-type="string">
            <text:p>league</text:p>
          </table:table-cell>
          <table:table-cell table:style-name="ce10" office:value-type="string">
            <text:p>lEg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eaves</text:p>
          </table:table-cell>
          <table:table-cell office:value-type="string">
            <text:p>noun_p</text:p>
          </table:table-cell>
          <table:table-cell office:value-type="string">
            <text:p>leaf</text:p>
          </table:table-cell>
          <table:table-cell office:value-type="string">
            <text:p>lEvz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office:value-type="string">
            <text:p>legs</text:p>
          </table:table-cell>
          <table:table-cell office:value-type="string">
            <text:p>noun_p</text:p>
          </table:table-cell>
          <table:table-cell office:value-type="string">
            <text:p>leg</text:p>
          </table:table-cell>
          <table:table-cell office:value-type="string">
            <text:p>leg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engths</text:p>
          </table:table-cell>
          <table:table-cell office:value-type="string">
            <text:p>noun_p</text:p>
          </table:table-cell>
          <table:table-cell office:value-type="string">
            <text:p>length</text:p>
          </table:table-cell>
          <table:table-cell table:style-name="ce10" office:value-type="string">
            <text:p>le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essons</text:p>
          </table:table-cell>
          <table:table-cell office:value-type="string">
            <text:p>noun_p</text:p>
          </table:table-cell>
          <table:table-cell office:value-type="string">
            <text:p>lesson</text:p>
          </table:table-cell>
          <table:table-cell office:value-type="string">
            <text:p>lesunz</text:p>
          </table:table-cell>
          <table:table-cell table:number-columns-repeated="1020"/>
        </table:table-row>
        <table:table-row table:style-name="ro5">
          <table:table-cell office:value-type="string">
            <text:p>letters</text:p>
          </table:table-cell>
          <table:table-cell office:value-type="string">
            <text:p>noun_p</text:p>
          </table:table-cell>
          <table:table-cell office:value-type="string">
            <text:p>letter</text:p>
          </table:table-cell>
          <table:table-cell office:value-type="string">
            <text:p>let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evels</text:p>
          </table:table-cell>
          <table:table-cell office:value-type="string">
            <text:p>noun_p</text:p>
          </table:table-cell>
          <table:table-cell office:value-type="string">
            <text:p>level</text:p>
          </table:table-cell>
          <table:table-cell table:style-name="ce10" office:value-type="string">
            <text:p>lev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iabilities</text:p>
          </table:table-cell>
          <table:table-cell office:value-type="string">
            <text:p>noun_p</text:p>
          </table:table-cell>
          <table:table-cell office:value-type="string">
            <text:p>liability</text:p>
          </table:table-cell>
          <table:table-cell office:value-type="string">
            <text:p>lIubilutEz</text:p>
          </table:table-cell>
          <table:table-cell office:value-type="string">
            <text:p>lIubilitEz</text:p>
          </table:table-cell>
          <table:table-cell table:number-columns-repeated="1019"/>
        </table:table-row>
        <table:table-row table:style-name="ro5">
          <table:table-cell office:value-type="string">
            <text:p>lights</text:p>
          </table:table-cell>
          <table:table-cell office:value-type="string">
            <text:p>noun_p</text:p>
          </table:table-cell>
          <table:table-cell office:value-type="string">
            <text:p>light</text:p>
          </table:table-cell>
          <table:table-cell office:value-type="string">
            <text:p>lI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imits</text:p>
          </table:table-cell>
          <table:table-cell office:value-type="string">
            <text:p>noun_p</text:p>
          </table:table-cell>
          <table:table-cell office:value-type="string">
            <text:p>limit</text:p>
          </table:table-cell>
          <table:table-cell table:style-name="ce10" office:value-type="string">
            <text:p>limi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lines</text:p>
          </table:table-cell>
          <table:table-cell office:value-type="string">
            <text:p>noun_p</text:p>
          </table:table-cell>
          <table:table-cell office:value-type="string">
            <text:p>line</text:p>
          </table:table-cell>
          <table:table-cell table:style-name="ce10" office:value-type="string">
            <text:p>l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links</text:p>
          </table:table-cell>
          <table:table-cell office:value-type="string">
            <text:p>noun_p</text:p>
          </table:table-cell>
          <table:table-cell office:value-type="string">
            <text:p>link</text:p>
          </table:table-cell>
          <table:table-cell table:style-name="ce10" office:value-type="string">
            <text:p>liN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lips</text:p>
          </table:table-cell>
          <table:table-cell office:value-type="string">
            <text:p>noun_p</text:p>
          </table:table-cell>
          <table:table-cell office:value-type="string">
            <text:p>lip</text:p>
          </table:table-cell>
          <table:table-cell table:style-name="ce10" office:value-type="string">
            <text:p>li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ists</text:p>
          </table:table-cell>
          <table:table-cell office:value-type="string">
            <text:p>noun_p</text:p>
          </table:table-cell>
          <table:table-cell office:value-type="string">
            <text:p>list</text:p>
          </table:table-cell>
          <table:table-cell office:value-type="string">
            <text:p>lis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ives</text:p>
          </table:table-cell>
          <table:table-cell office:value-type="string">
            <text:p>noun_p</text:p>
          </table:table-cell>
          <table:table-cell office:value-type="string">
            <text:p>life</text:p>
          </table:table-cell>
          <table:table-cell table:style-name="ce10" office:value-type="string">
            <text:p>lIvs</text:p>
          </table:table-cell>
          <table:table-cell table:style-name="ce10"/>
          <table:table-cell table:style-name="ce3" office:value-type="string">
            <text:p>*</text:p>
          </table:table-cell>
          <table:table-cell table:style-name="ce3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ivings</text:p>
          </table:table-cell>
          <table:table-cell office:value-type="string">
            <text:p>noun_p</text:p>
          </table:table-cell>
          <table:table-cell office:value-type="string">
            <text:p>living</text:p>
          </table:table-cell>
          <table:table-cell office:value-type="string">
            <text:p>liv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oans</text:p>
          </table:table-cell>
          <table:table-cell office:value-type="string">
            <text:p>noun_p</text:p>
          </table:table-cell>
          <table:table-cell office:value-type="string">
            <text:p>loan</text:p>
          </table:table-cell>
          <table:table-cell table:style-name="ce10" office:value-type="string">
            <text:p>lO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locations</text:p>
          </table:table-cell>
          <table:table-cell office:value-type="string">
            <text:p>noun_p</text:p>
          </table:table-cell>
          <table:table-cell office:value-type="string">
            <text:p>location</text:p>
          </table:table-cell>
          <table:table-cell table:style-name="ce10" office:value-type="string">
            <text:p>lOk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ooks</text:p>
          </table:table-cell>
          <table:table-cell office:value-type="string">
            <text:p>noun_p</text:p>
          </table:table-cell>
          <table:table-cell office:value-type="string">
            <text:p>look</text:p>
          </table:table-cell>
          <table:table-cell office:value-type="string">
            <text:p>lVks</text:p>
          </table:table-cell>
          <table:table-cell table:number-columns-repeated="1020"/>
        </table:table-row>
        <table:table-row table:style-name="ro5">
          <table:table-cell office:value-type="string">
            <text:p>lords</text:p>
          </table:table-cell>
          <table:table-cell office:value-type="string">
            <text:p>noun_p</text:p>
          </table:table-cell>
          <table:table-cell office:value-type="string">
            <text:p>lord</text:p>
          </table:table-cell>
          <table:table-cell office:value-type="string">
            <text:p>lödz</text:p>
          </table:table-cell>
          <table:table-cell table:number-columns-repeated="1020"/>
        </table:table-row>
        <table:table-row table:style-name="ro5">
          <table:table-cell office:value-type="string">
            <text:p>losses</text:p>
          </table:table-cell>
          <table:table-cell office:value-type="string">
            <text:p>noun_p</text:p>
          </table:table-cell>
          <table:table-cell office:value-type="string">
            <text:p>loss</text:p>
          </table:table-cell>
          <table:table-cell office:value-type="string">
            <text:p>lo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ots</text:p>
          </table:table-cell>
          <table:table-cell office:value-type="string">
            <text:p>noun_p</text:p>
          </table:table-cell>
          <table:table-cell office:value-type="string">
            <text:p>lot</text:p>
          </table:table-cell>
          <table:table-cell table:style-name="ce10" office:value-type="string">
            <text:p>lo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loves</text:p>
          </table:table-cell>
          <table:table-cell office:value-type="string">
            <text:p>noun_p</text:p>
          </table:table-cell>
          <table:table-cell office:value-type="string">
            <text:p>love</text:p>
          </table:table-cell>
          <table:table-cell office:value-type="string">
            <text:p>luv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lunches</text:p>
          </table:table-cell>
          <table:table-cell office:value-type="string">
            <text:p>noun_p</text:p>
          </table:table-cell>
          <table:table-cell office:value-type="string">
            <text:p>lunch</text:p>
          </table:table-cell>
          <table:table-cell table:style-name="ce10" office:value-type="string">
            <text:p>lunC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achines</text:p>
          </table:table-cell>
          <table:table-cell office:value-type="string">
            <text:p>noun_p</text:p>
          </table:table-cell>
          <table:table-cell office:value-type="string">
            <text:p>machine</text:p>
          </table:table-cell>
          <table:table-cell office:value-type="string">
            <text:p>muSE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agazines</text:p>
          </table:table-cell>
          <table:table-cell office:value-type="string">
            <text:p>noun_p</text:p>
          </table:table-cell>
          <table:table-cell office:value-type="string">
            <text:p>magazine</text:p>
          </table:table-cell>
          <table:table-cell table:style-name="ce10" office:value-type="string">
            <text:p>maguzE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ajorities</text:p>
          </table:table-cell>
          <table:table-cell office:value-type="string">
            <text:p>noun_p</text:p>
          </table:table-cell>
          <table:table-cell office:value-type="string">
            <text:p>majority</text:p>
          </table:table-cell>
          <table:table-cell office:value-type="string">
            <text:p>mujorutEz</text:p>
          </table:table-cell>
          <table:table-cell office:value-type="string">
            <text:p>mujoritEz</text:p>
          </table:table-cell>
          <table:table-cell table:number-columns-repeated="1019"/>
        </table:table-row>
        <table:table-row table:style-name="ro5">
          <table:table-cell office:value-type="string">
            <text:p>managements</text:p>
          </table:table-cell>
          <table:table-cell office:value-type="string">
            <text:p>noun_p</text:p>
          </table:table-cell>
          <table:table-cell office:value-type="string">
            <text:p>management</text:p>
          </table:table-cell>
          <table:table-cell office:value-type="string">
            <text:p>manijmunts</text:p>
          </table:table-cell>
          <table:table-cell table:number-columns-repeated="1020"/>
        </table:table-row>
        <table:table-row table:style-name="ro5">
          <table:table-cell office:value-type="string">
            <text:p>managers</text:p>
          </table:table-cell>
          <table:table-cell office:value-type="string">
            <text:p>noun_p</text:p>
          </table:table-cell>
          <table:table-cell office:value-type="string">
            <text:p>manager</text:p>
          </table:table-cell>
          <table:table-cell office:value-type="string">
            <text:p>manij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anners</text:p>
          </table:table-cell>
          <table:table-cell office:value-type="string">
            <text:p>noun_p</text:p>
          </table:table-cell>
          <table:table-cell office:value-type="string">
            <text:p>manner</text:p>
          </table:table-cell>
          <table:table-cell table:style-name="ce10" office:value-type="string">
            <text:p>man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aps</text:p>
          </table:table-cell>
          <table:table-cell office:value-type="string">
            <text:p>noun_p</text:p>
          </table:table-cell>
          <table:table-cell office:value-type="string">
            <text:p>map</text:p>
          </table:table-cell>
          <table:table-cell table:style-name="ce10" office:value-type="string">
            <text:p>ma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arkets</text:p>
          </table:table-cell>
          <table:table-cell office:value-type="string">
            <text:p>noun_p</text:p>
          </table:table-cell>
          <table:table-cell office:value-type="string">
            <text:p>market</text:p>
          </table:table-cell>
          <table:table-cell table:style-name="ce10" office:value-type="string">
            <text:p>mäki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arks</text:p>
          </table:table-cell>
          <table:table-cell office:value-type="string">
            <text:p>noun_p</text:p>
          </table:table-cell>
          <table:table-cell office:value-type="string">
            <text:p>mark</text:p>
          </table:table-cell>
          <table:table-cell table:style-name="ce10" office:value-type="string">
            <text:p>mä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asses</text:p>
          </table:table-cell>
          <table:table-cell office:value-type="string">
            <text:p>noun_p</text:p>
          </table:table-cell>
          <table:table-cell office:value-type="string">
            <text:p>mass</text:p>
          </table:table-cell>
          <table:table-cell office:value-type="string">
            <text:p>ma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asters</text:p>
          </table:table-cell>
          <table:table-cell office:value-type="string">
            <text:p>noun_p</text:p>
          </table:table-cell>
          <table:table-cell office:value-type="string">
            <text:p>master</text:p>
          </table:table-cell>
          <table:table-cell table:style-name="ce10" office:value-type="string">
            <text:p>mast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atches</text:p>
          </table:table-cell>
          <table:table-cell office:value-type="string">
            <text:p>noun_p</text:p>
          </table:table-cell>
          <table:table-cell office:value-type="string">
            <text:p>match</text:p>
          </table:table-cell>
          <table:table-cell table:style-name="ce10" office:value-type="string">
            <text:p>maC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aterials</text:p>
          </table:table-cell>
          <table:table-cell office:value-type="string">
            <text:p>noun_p</text:p>
          </table:table-cell>
          <table:table-cell office:value-type="string">
            <text:p>material</text:p>
          </table:table-cell>
          <table:table-cell office:value-type="string">
            <text:p>mutËEu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atters</text:p>
          </table:table-cell>
          <table:table-cell office:value-type="string">
            <text:p>noun_p</text:p>
          </table:table-cell>
          <table:table-cell office:value-type="string">
            <text:p>matter</text:p>
          </table:table-cell>
          <table:table-cell table:style-name="ce10" office:value-type="string">
            <text:p>mat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eals</text:p>
          </table:table-cell>
          <table:table-cell office:value-type="string">
            <text:p>noun_p</text:p>
          </table:table-cell>
          <table:table-cell office:value-type="string">
            <text:p>meal</text:p>
          </table:table-cell>
          <table:table-cell table:style-name="ce10" office:value-type="string">
            <text:p>mE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eanings</text:p>
          </table:table-cell>
          <table:table-cell office:value-type="string">
            <text:p>noun_p</text:p>
          </table:table-cell>
          <table:table-cell office:value-type="string">
            <text:p>meaning</text:p>
          </table:table-cell>
          <table:table-cell table:style-name="ce10" office:value-type="string">
            <text:p>mEn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easures</text:p>
          </table:table-cell>
          <table:table-cell office:value-type="string">
            <text:p>noun_p</text:p>
          </table:table-cell>
          <table:table-cell office:value-type="string">
            <text:p>measure</text:p>
          </table:table-cell>
          <table:table-cell office:value-type="string">
            <text:p>mezuÑz</text:p>
          </table:table-cell>
          <table:table-cell table:number-columns-repeated="1020"/>
        </table:table-row>
        <table:table-row table:style-name="ro5">
          <table:table-cell office:value-type="string">
            <text:p>mechanisms</text:p>
          </table:table-cell>
          <table:table-cell office:value-type="string">
            <text:p>noun_p</text:p>
          </table:table-cell>
          <table:table-cell office:value-type="string">
            <text:p>mechanism</text:p>
          </table:table-cell>
          <table:table-cell office:value-type="string">
            <text:p>mekunizumz</text:p>
          </table:table-cell>
          <table:table-cell table:number-columns-repeated="1020"/>
        </table:table-row>
        <table:table-row table:style-name="ro5">
          <table:table-cell office:value-type="string">
            <text:p>mediums</text:p>
          </table:table-cell>
          <table:table-cell office:value-type="string">
            <text:p>noun_p</text:p>
          </table:table-cell>
          <table:table-cell office:value-type="string">
            <text:p>medium</text:p>
          </table:table-cell>
          <table:table-cell office:value-type="string">
            <text:p>mEdEumz</text:p>
          </table:table-cell>
          <table:table-cell table:number-columns-repeated="1020"/>
        </table:table-row>
        <table:table-row table:style-name="ro5">
          <table:table-cell office:value-type="string">
            <text:p>meetings</text:p>
          </table:table-cell>
          <table:table-cell office:value-type="string">
            <text:p>noun_p</text:p>
          </table:table-cell>
          <table:table-cell office:value-type="string">
            <text:p>meeting</text:p>
          </table:table-cell>
          <table:table-cell office:value-type="string">
            <text:p>mEt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embers</text:p>
          </table:table-cell>
          <table:table-cell office:value-type="string">
            <text:p>noun_p</text:p>
          </table:table-cell>
          <table:table-cell office:value-type="string">
            <text:p>member</text:p>
          </table:table-cell>
          <table:table-cell table:style-name="ce10" office:value-type="string">
            <text:p>memb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emberships</text:p>
          </table:table-cell>
          <table:table-cell office:value-type="string">
            <text:p>noun_p</text:p>
          </table:table-cell>
          <table:table-cell office:value-type="string">
            <text:p>membership</text:p>
          </table:table-cell>
          <table:table-cell table:style-name="ce10" office:value-type="string">
            <text:p>membuÑSi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emories</text:p>
          </table:table-cell>
          <table:table-cell office:value-type="string">
            <text:p>noun_p</text:p>
          </table:table-cell>
          <table:table-cell office:value-type="string">
            <text:p>memory</text:p>
          </table:table-cell>
          <table:table-cell office:value-type="string">
            <text:p>memurEz</text:p>
          </table:table-cell>
          <table:table-cell table:number-columns-repeated="1020"/>
        </table:table-row>
        <table:table-row table:style-name="ro5">
          <table:table-cell office:value-type="string">
            <text:p>men</text:p>
          </table:table-cell>
          <table:table-cell office:value-type="string">
            <text:p>noun_p</text:p>
          </table:table-cell>
          <table:table-cell office:value-type="string">
            <text:p>man</text:p>
          </table:table-cell>
          <table:table-cell table:style-name="ce10" office:value-type="string">
            <text:p>men</text:p>
          </table:table-cell>
          <table:table-cell table:style-name="Default"/>
          <table:table-cell table:style-name="ce3" office:value-type="string">
            <text:p>*</text:p>
          </table:table-cell>
          <table:table-cell table:style-name="ce3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essages</text:p>
          </table:table-cell>
          <table:table-cell office:value-type="string">
            <text:p>noun_p</text:p>
          </table:table-cell>
          <table:table-cell office:value-type="string">
            <text:p>message</text:p>
          </table:table-cell>
          <table:table-cell table:style-name="ce10" office:value-type="string">
            <text:p>mesijz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etals</text:p>
          </table:table-cell>
          <table:table-cell office:value-type="string">
            <text:p>noun_p</text:p>
          </table:table-cell>
          <table:table-cell office:value-type="string">
            <text:p>metal</text:p>
          </table:table-cell>
          <table:table-cell table:style-name="ce10" office:value-type="string">
            <text:p>met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ethods</text:p>
          </table:table-cell>
          <table:table-cell office:value-type="string">
            <text:p>noun_p</text:p>
          </table:table-cell>
          <table:table-cell office:value-type="string">
            <text:p>method</text:p>
          </table:table-cell>
          <table:table-cell office:value-type="string">
            <text:p>meTu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iddles</text:p>
          </table:table-cell>
          <table:table-cell office:value-type="string">
            <text:p>noun_p</text:p>
          </table:table-cell>
          <table:table-cell office:value-type="string">
            <text:p>middle</text:p>
          </table:table-cell>
          <table:table-cell table:style-name="ce10" office:value-type="string">
            <text:p>mid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iles</text:p>
          </table:table-cell>
          <table:table-cell office:value-type="string">
            <text:p>noun_p</text:p>
          </table:table-cell>
          <table:table-cell office:value-type="string">
            <text:p>mile</text:p>
          </table:table-cell>
          <table:table-cell office:value-type="string">
            <text:p>mIlz</text:p>
          </table:table-cell>
          <table:table-cell table:number-columns-repeated="1020"/>
        </table:table-row>
        <table:table-row table:style-name="ro5">
          <table:table-cell office:value-type="string">
            <text:p>milks</text:p>
          </table:table-cell>
          <table:table-cell office:value-type="string">
            <text:p>noun_p</text:p>
          </table:table-cell>
          <table:table-cell office:value-type="string">
            <text:p>milk</text:p>
          </table:table-cell>
          <table:table-cell office:value-type="string">
            <text:p>milks</text:p>
          </table:table-cell>
          <table:table-cell table:number-columns-repeated="1020"/>
        </table:table-row>
        <table:table-row table:style-name="ro5">
          <table:table-cell office:value-type="string">
            <text:p>minds</text:p>
          </table:table-cell>
          <table:table-cell office:value-type="string">
            <text:p>noun_p</text:p>
          </table:table-cell>
          <table:table-cell office:value-type="string">
            <text:p>mind</text:p>
          </table:table-cell>
          <table:table-cell office:value-type="string">
            <text:p>mIn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inisters</text:p>
          </table:table-cell>
          <table:table-cell office:value-type="string">
            <text:p>noun_p</text:p>
          </table:table-cell>
          <table:table-cell office:value-type="string">
            <text:p>minister</text:p>
          </table:table-cell>
          <table:table-cell table:style-name="ce10" office:value-type="string">
            <text:p>minist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inistries</text:p>
          </table:table-cell>
          <table:table-cell office:value-type="string">
            <text:p>noun_p</text:p>
          </table:table-cell>
          <table:table-cell office:value-type="string">
            <text:p>ministry</text:p>
          </table:table-cell>
          <table:table-cell table:style-name="ce10" office:value-type="string">
            <text:p>ministr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inutes</text:p>
          </table:table-cell>
          <table:table-cell office:value-type="string">
            <text:p>noun_p</text:p>
          </table:table-cell>
          <table:table-cell office:value-type="string">
            <text:p>minute</text:p>
          </table:table-cell>
          <table:table-cell table:style-name="ce10" office:value-type="string">
            <text:p>mini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isses</text:p>
          </table:table-cell>
          <table:table-cell office:value-type="string">
            <text:p>noun_p</text:p>
          </table:table-cell>
          <table:table-cell office:value-type="string">
            <text:p>miss</text:p>
          </table:table-cell>
          <table:table-cell office:value-type="string">
            <text:p>mi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istakes</text:p>
          </table:table-cell>
          <table:table-cell office:value-type="string">
            <text:p>noun_p</text:p>
          </table:table-cell>
          <table:table-cell office:value-type="string">
            <text:p>mistake</text:p>
          </table:table-cell>
          <table:table-cell table:style-name="ce10" office:value-type="string">
            <text:p>mistA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odels</text:p>
          </table:table-cell>
          <table:table-cell office:value-type="string">
            <text:p>noun_p</text:p>
          </table:table-cell>
          <table:table-cell office:value-type="string">
            <text:p>model</text:p>
          </table:table-cell>
          <table:table-cell office:value-type="string">
            <text:p>mod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oments</text:p>
          </table:table-cell>
          <table:table-cell office:value-type="string">
            <text:p>noun_p</text:p>
          </table:table-cell>
          <table:table-cell office:value-type="string">
            <text:p>moment</text:p>
          </table:table-cell>
          <table:table-cell table:style-name="ce10" office:value-type="string">
            <text:p>mOm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onies</text:p>
          </table:table-cell>
          <table:table-cell office:value-type="string">
            <text:p>noun_p</text:p>
          </table:table-cell>
          <table:table-cell office:value-type="string">
            <text:p>money</text:p>
          </table:table-cell>
          <table:table-cell table:style-name="ce10" office:value-type="string">
            <text:p>mun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onths</text:p>
          </table:table-cell>
          <table:table-cell office:value-type="string">
            <text:p>noun_p</text:p>
          </table:table-cell>
          <table:table-cell office:value-type="string">
            <text:p>month</text:p>
          </table:table-cell>
          <table:table-cell table:style-name="ce10" office:value-type="string">
            <text:p>m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ornings</text:p>
          </table:table-cell>
          <table:table-cell office:value-type="string">
            <text:p>noun_p</text:p>
          </table:table-cell>
          <table:table-cell office:value-type="string">
            <text:p>morning</text:p>
          </table:table-cell>
          <table:table-cell office:value-type="string">
            <text:p>mön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others</text:p>
          </table:table-cell>
          <table:table-cell office:value-type="string">
            <text:p>noun_p</text:p>
          </table:table-cell>
          <table:table-cell office:value-type="string">
            <text:p>mother</text:p>
          </table:table-cell>
          <table:table-cell table:style-name="ce10" office:value-type="string">
            <text:p>muD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otions</text:p>
          </table:table-cell>
          <table:table-cell office:value-type="string">
            <text:p>noun_p</text:p>
          </table:table-cell>
          <table:table-cell office:value-type="string">
            <text:p>motion</text:p>
          </table:table-cell>
          <table:table-cell office:value-type="string">
            <text:p>mOSnz</text:p>
          </table:table-cell>
          <table:table-cell table:number-columns-repeated="1020"/>
        </table:table-row>
        <table:table-row table:style-name="ro5">
          <table:table-cell office:value-type="string">
            <text:p>motors</text:p>
          </table:table-cell>
          <table:table-cell office:value-type="string">
            <text:p>noun_p</text:p>
          </table:table-cell>
          <table:table-cell office:value-type="string">
            <text:p>motor</text:p>
          </table:table-cell>
          <table:table-cell office:value-type="string">
            <text:p>mOtuÑ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ountains</text:p>
          </table:table-cell>
          <table:table-cell office:value-type="string">
            <text:p>noun_p</text:p>
          </table:table-cell>
          <table:table-cell table:style-name="ce5" office:value-type="string">
            <text:p>1-maUtIn <text:s/>2-maUt@n</text:p>
          </table:table-cell>
          <table:table-cell table:style-name="ce10" office:value-type="string">
            <text:p>mWtunz</text:p>
          </table:table-cell>
          <table:table-cell table:style-name="ce10"/>
          <table:table-cell table:style-name="ce5"/>
          <table:table-cell table:style-name="ce10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ouths</text:p>
          </table:table-cell>
          <table:table-cell office:value-type="string">
            <text:p>noun_p</text:p>
          </table:table-cell>
          <table:table-cell office:value-type="string">
            <text:p>mouth</text:p>
          </table:table-cell>
          <table:table-cell office:value-type="string">
            <text:p>mWDz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office:value-type="string">
            <text:p>movements</text:p>
          </table:table-cell>
          <table:table-cell office:value-type="string">
            <text:p>noun_p</text:p>
          </table:table-cell>
          <table:table-cell office:value-type="string">
            <text:p>movement</text:p>
          </table:table-cell>
          <table:table-cell office:value-type="string">
            <text:p>mUvmun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moves</text:p>
          </table:table-cell>
          <table:table-cell office:value-type="string">
            <text:p>noun_p</text:p>
          </table:table-cell>
          <table:table-cell office:value-type="string">
            <text:p>move</text:p>
          </table:table-cell>
          <table:table-cell table:style-name="ce10" office:value-type="string">
            <text:p>mUv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ums</text:p>
          </table:table-cell>
          <table:table-cell office:value-type="string">
            <text:p>noun_p</text:p>
          </table:table-cell>
          <table:table-cell office:value-type="string">
            <text:p>mum</text:p>
          </table:table-cell>
          <table:table-cell table:style-name="ce10" office:value-type="string">
            <text:p>mu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urders</text:p>
          </table:table-cell>
          <table:table-cell office:value-type="string">
            <text:p>noun_p</text:p>
          </table:table-cell>
          <table:table-cell office:value-type="string">
            <text:p>murder</text:p>
          </table:table-cell>
          <table:table-cell table:style-name="ce10" office:value-type="string">
            <text:p>müd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museums</text:p>
          </table:table-cell>
          <table:table-cell office:value-type="string">
            <text:p>noun_p</text:p>
          </table:table-cell>
          <table:table-cell office:value-type="string">
            <text:p>museum</text:p>
          </table:table-cell>
          <table:table-cell table:style-name="ce10" office:value-type="string">
            <text:p>myUzEu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musics</text:p>
          </table:table-cell>
          <table:table-cell office:value-type="string">
            <text:p>noun_p</text:p>
          </table:table-cell>
          <table:table-cell office:value-type="string">
            <text:p>music</text:p>
          </table:table-cell>
          <table:table-cell office:value-type="string">
            <text:p>myUzik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names</text:p>
          </table:table-cell>
          <table:table-cell office:value-type="string">
            <text:p>noun_p</text:p>
          </table:table-cell>
          <table:table-cell office:value-type="string">
            <text:p>name</text:p>
          </table:table-cell>
          <table:table-cell table:style-name="ce10" office:value-type="string">
            <text:p>nA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nations</text:p>
          </table:table-cell>
          <table:table-cell office:value-type="string">
            <text:p>noun_p</text:p>
          </table:table-cell>
          <table:table-cell office:value-type="string">
            <text:p>nation</text:p>
          </table:table-cell>
          <table:table-cell table:style-name="ce10" office:value-type="string">
            <text:p>n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natures</text:p>
          </table:table-cell>
          <table:table-cell office:value-type="string">
            <text:p>noun_p</text:p>
          </table:table-cell>
          <table:table-cell office:value-type="string">
            <text:p>nature</text:p>
          </table:table-cell>
          <table:table-cell office:value-type="string">
            <text:p>nAC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necks</text:p>
          </table:table-cell>
          <table:table-cell office:value-type="string">
            <text:p>noun_p</text:p>
          </table:table-cell>
          <table:table-cell office:value-type="string">
            <text:p>neck</text:p>
          </table:table-cell>
          <table:table-cell table:style-name="ce10" office:value-type="string">
            <text:p>ne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needs</text:p>
          </table:table-cell>
          <table:table-cell office:value-type="string">
            <text:p>noun_p</text:p>
          </table:table-cell>
          <table:table-cell office:value-type="string">
            <text:p>need</text:p>
          </table:table-cell>
          <table:table-cell table:style-name="ce10" office:value-type="string">
            <text:p>nE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neighbours</text:p>
          </table:table-cell>
          <table:table-cell office:value-type="string">
            <text:p>noun_p</text:p>
          </table:table-cell>
          <table:table-cell office:value-type="string">
            <text:p>neighbour</text:p>
          </table:table-cell>
          <table:table-cell office:value-type="string">
            <text:p>nAb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networks</text:p>
          </table:table-cell>
          <table:table-cell office:value-type="string">
            <text:p>noun_p</text:p>
          </table:table-cell>
          <table:table-cell office:value-type="string">
            <text:p>network</text:p>
          </table:table-cell>
          <table:table-cell table:style-name="ce10" office:value-type="string">
            <text:p>netwü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nights</text:p>
          </table:table-cell>
          <table:table-cell office:value-type="string">
            <text:p>noun_p</text:p>
          </table:table-cell>
          <table:table-cell office:value-type="string">
            <text:p>night</text:p>
          </table:table-cell>
          <table:table-cell table:style-name="ce10" office:value-type="string">
            <text:p>nI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noises</text:p>
          </table:table-cell>
          <table:table-cell office:value-type="string">
            <text:p>noun_p</text:p>
          </table:table-cell>
          <table:table-cell office:value-type="string">
            <text:p>noise</text:p>
          </table:table-cell>
          <table:table-cell table:style-name="ce10" office:value-type="string">
            <text:p>nYz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noses</text:p>
          </table:table-cell>
          <table:table-cell office:value-type="string">
            <text:p>noun_p</text:p>
          </table:table-cell>
          <table:table-cell office:value-type="string">
            <text:p>nose</text:p>
          </table:table-cell>
          <table:table-cell office:value-type="string">
            <text:p>nOzz</text:p>
          </table:table-cell>
          <table:table-cell table:number-columns-repeated="1020"/>
        </table:table-row>
        <table:table-row table:style-name="ro5">
          <table:table-cell office:value-type="string">
            <text:p>notes</text:p>
          </table:table-cell>
          <table:table-cell office:value-type="string">
            <text:p>noun_p</text:p>
          </table:table-cell>
          <table:table-cell office:value-type="string">
            <text:p>note</text:p>
          </table:table-cell>
          <table:table-cell office:value-type="string">
            <text:p>nO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notices</text:p>
          </table:table-cell>
          <table:table-cell office:value-type="string">
            <text:p>noun_p</text:p>
          </table:table-cell>
          <table:table-cell office:value-type="string">
            <text:p>notice</text:p>
          </table:table-cell>
          <table:table-cell table:style-name="ce10" office:value-type="string">
            <text:p>nOti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notions</text:p>
          </table:table-cell>
          <table:table-cell office:value-type="string">
            <text:p>noun_p</text:p>
          </table:table-cell>
          <table:table-cell office:value-type="string">
            <text:p>notion</text:p>
          </table:table-cell>
          <table:table-cell office:value-type="string">
            <text:p>nO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numbers</text:p>
          </table:table-cell>
          <table:table-cell office:value-type="string">
            <text:p>noun_p</text:p>
          </table:table-cell>
          <table:table-cell office:value-type="string">
            <text:p>number</text:p>
          </table:table-cell>
          <table:table-cell table:style-name="ce10" office:value-type="string">
            <text:p>numb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nurses</text:p>
          </table:table-cell>
          <table:table-cell office:value-type="string">
            <text:p>noun_p</text:p>
          </table:table-cell>
          <table:table-cell office:value-type="string">
            <text:p>nurse</text:p>
          </table:table-cell>
          <table:table-cell table:style-name="ce10" office:value-type="string">
            <text:p>nü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objectives</text:p>
          </table:table-cell>
          <table:table-cell office:value-type="string">
            <text:p>noun_p</text:p>
          </table:table-cell>
          <table:table-cell office:value-type="string">
            <text:p>objective</text:p>
          </table:table-cell>
          <table:table-cell table:style-name="ce10" office:value-type="string">
            <text:p>objektiv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objects</text:p>
          </table:table-cell>
          <table:table-cell office:value-type="string">
            <text:p>noun_p</text:p>
          </table:table-cell>
          <table:table-cell office:value-type="string">
            <text:p>object</text:p>
          </table:table-cell>
          <table:table-cell office:value-type="string">
            <text:p>objekts</text:p>
          </table:table-cell>
          <table:table-cell office:value-type="string">
            <text:p>objikts</text:p>
          </table:table-cell>
          <table:table-cell table:number-columns-repeated="1019"/>
        </table:table-row>
        <table:table-row table:style-name="ro5">
          <table:table-cell office:value-type="string">
            <text:p>observations</text:p>
          </table:table-cell>
          <table:table-cell office:value-type="string">
            <text:p>noun_p</text:p>
          </table:table-cell>
          <table:table-cell office:value-type="string">
            <text:p>observation</text:p>
          </table:table-cell>
          <table:table-cell office:value-type="string">
            <text:p>obzuÑvASnz</text:p>
          </table:table-cell>
          <table:table-cell office:value-type="string">
            <text:p>obsuÑvASn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occasions</text:p>
          </table:table-cell>
          <table:table-cell office:value-type="string">
            <text:p>noun_p</text:p>
          </table:table-cell>
          <table:table-cell office:value-type="string">
            <text:p>occasion</text:p>
          </table:table-cell>
          <table:table-cell table:style-name="ce10" office:value-type="string">
            <text:p>ukAz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offences</text:p>
          </table:table-cell>
          <table:table-cell office:value-type="string">
            <text:p>noun_p</text:p>
          </table:table-cell>
          <table:table-cell office:value-type="string">
            <text:p>offence</text:p>
          </table:table-cell>
          <table:table-cell table:style-name="ce10" office:value-type="string">
            <text:p>ufe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offers</text:p>
          </table:table-cell>
          <table:table-cell office:value-type="string">
            <text:p>noun_p</text:p>
          </table:table-cell>
          <table:table-cell office:value-type="string">
            <text:p>offer</text:p>
          </table:table-cell>
          <table:table-cell table:style-name="ce10" office:value-type="string">
            <text:p>of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officers</text:p>
          </table:table-cell>
          <table:table-cell office:value-type="string">
            <text:p>noun_p</text:p>
          </table:table-cell>
          <table:table-cell office:value-type="string">
            <text:p>officer</text:p>
          </table:table-cell>
          <table:table-cell office:value-type="string">
            <text:p>ofis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offices</text:p>
          </table:table-cell>
          <table:table-cell office:value-type="string">
            <text:p>noun_p</text:p>
          </table:table-cell>
          <table:table-cell office:value-type="string">
            <text:p>office</text:p>
          </table:table-cell>
          <table:table-cell table:style-name="ce10" office:value-type="string">
            <text:p>ofu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officials</text:p>
          </table:table-cell>
          <table:table-cell office:value-type="string">
            <text:p>noun_p</text:p>
          </table:table-cell>
          <table:table-cell office:value-type="string">
            <text:p>official</text:p>
          </table:table-cell>
          <table:table-cell table:style-name="ce10" office:value-type="string">
            <text:p>ufiS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oils</text:p>
          </table:table-cell>
          <table:table-cell office:value-type="string">
            <text:p>noun_p</text:p>
          </table:table-cell>
          <table:table-cell office:value-type="string">
            <text:p>oil</text:p>
          </table:table-cell>
          <table:table-cell office:value-type="string">
            <text:p>Ylz</text:p>
          </table:table-cell>
          <table:table-cell table:number-columns-repeated="1020"/>
        </table:table-row>
        <table:table-row table:style-name="ro5">
          <table:table-cell office:value-type="string">
            <text:p>ones</text:p>
          </table:table-cell>
          <table:table-cell office:value-type="string">
            <text:p>noun_p</text:p>
          </table:table-cell>
          <table:table-cell office:value-type="string">
            <text:p>one</text:p>
          </table:table-cell>
          <table:table-cell office:value-type="string">
            <text:p>wu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openings</text:p>
          </table:table-cell>
          <table:table-cell office:value-type="string">
            <text:p>noun_p</text:p>
          </table:table-cell>
          <table:table-cell office:value-type="string">
            <text:p>opening</text:p>
          </table:table-cell>
          <table:table-cell table:style-name="ce10" office:value-type="string">
            <text:p>Opun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operations</text:p>
          </table:table-cell>
          <table:table-cell office:value-type="string">
            <text:p>noun_p</text:p>
          </table:table-cell>
          <table:table-cell office:value-type="string">
            <text:p>operation</text:p>
          </table:table-cell>
          <table:table-cell office:value-type="string">
            <text:p>opurASnz</text:p>
          </table:table-cell>
          <table:table-cell table:number-columns-repeated="1020"/>
        </table:table-row>
        <table:table-row table:style-name="ro5">
          <table:table-cell office:value-type="string">
            <text:p>opinions</text:p>
          </table:table-cell>
          <table:table-cell office:value-type="string">
            <text:p>noun_p</text:p>
          </table:table-cell>
          <table:table-cell office:value-type="string">
            <text:p>opinion</text:p>
          </table:table-cell>
          <table:table-cell office:value-type="string">
            <text:p>upinyunz</text:p>
          </table:table-cell>
          <table:table-cell table:number-columns-repeated="1020"/>
        </table:table-row>
        <table:table-row table:style-name="ro5">
          <table:table-cell office:value-type="string">
            <text:p>opportunities</text:p>
          </table:table-cell>
          <table:table-cell office:value-type="string">
            <text:p>noun_p</text:p>
          </table:table-cell>
          <table:table-cell office:value-type="string">
            <text:p>opportunity</text:p>
          </table:table-cell>
          <table:table-cell office:value-type="string">
            <text:p>opuÑtyUnutEz</text:p>
          </table:table-cell>
          <table:table-cell office:value-type="string">
            <text:p>opuÑtyUnitEz</text:p>
          </table:table-cell>
          <table:table-cell table:number-columns-repeated="1019"/>
        </table:table-row>
        <table:table-row table:style-name="ro5">
          <table:table-cell office:value-type="string">
            <text:p>oppositions</text:p>
          </table:table-cell>
          <table:table-cell office:value-type="string">
            <text:p>noun_p</text:p>
          </table:table-cell>
          <table:table-cell office:value-type="string">
            <text:p>opposition</text:p>
          </table:table-cell>
          <table:table-cell office:value-type="string">
            <text:p>opuziSnz</text:p>
          </table:table-cell>
          <table:table-cell table:number-columns-repeated="1020"/>
        </table:table-row>
        <table:table-row table:style-name="ro5">
          <table:table-cell office:value-type="string">
            <text:p>options</text:p>
          </table:table-cell>
          <table:table-cell office:value-type="string">
            <text:p>noun_p</text:p>
          </table:table-cell>
          <table:table-cell office:value-type="string">
            <text:p>option</text:p>
          </table:table-cell>
          <table:table-cell office:value-type="string">
            <text:p>op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orders</text:p>
          </table:table-cell>
          <table:table-cell office:value-type="string">
            <text:p>noun_p</text:p>
          </table:table-cell>
          <table:table-cell office:value-type="string">
            <text:p>order</text:p>
          </table:table-cell>
          <table:table-cell table:style-name="ce10" office:value-type="string">
            <text:p>öd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organisations</text:p>
          </table:table-cell>
          <table:table-cell office:value-type="string">
            <text:p>noun_p</text:p>
          </table:table-cell>
          <table:table-cell office:value-type="string">
            <text:p>organisation</text:p>
          </table:table-cell>
          <table:table-cell office:value-type="string">
            <text:p>ögunIzASnz</text:p>
          </table:table-cell>
          <table:table-cell office:value-type="string">
            <text:p>ögunizASnz</text:p>
          </table:table-cell>
          <table:table-cell table:number-columns-repeated="1019"/>
        </table:table-row>
        <table:table-row table:style-name="ro5">
          <table:table-cell office:value-type="string">
            <text:p>organizations</text:p>
          </table:table-cell>
          <table:table-cell office:value-type="string">
            <text:p>noun_p</text:p>
          </table:table-cell>
          <table:table-cell office:value-type="string">
            <text:p>organization</text:p>
          </table:table-cell>
          <table:table-cell office:value-type="string">
            <text:p>ögunIzASnz</text:p>
          </table:table-cell>
          <table:table-cell office:value-type="string">
            <text:p>ögunizASn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others</text:p>
          </table:table-cell>
          <table:table-cell office:value-type="string">
            <text:p>noun_p</text:p>
          </table:table-cell>
          <table:table-cell office:value-type="string">
            <text:p>other</text:p>
          </table:table-cell>
          <table:table-cell table:style-name="ce10" office:value-type="string">
            <text:p>ud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outcomes</text:p>
          </table:table-cell>
          <table:table-cell office:value-type="string">
            <text:p>noun_p</text:p>
          </table:table-cell>
          <table:table-cell office:value-type="string">
            <text:p>outcome</text:p>
          </table:table-cell>
          <table:table-cell office:value-type="string">
            <text:p>Wtkum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outputs</text:p>
          </table:table-cell>
          <table:table-cell office:value-type="string">
            <text:p>noun_p</text:p>
          </table:table-cell>
          <table:table-cell office:value-type="string">
            <text:p>output</text:p>
          </table:table-cell>
          <table:table-cell table:style-name="ce10" office:value-type="string">
            <text:p>WtpV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owners</text:p>
          </table:table-cell>
          <table:table-cell office:value-type="string">
            <text:p>noun_p</text:p>
          </table:table-cell>
          <table:table-cell office:value-type="string">
            <text:p>owner</text:p>
          </table:table-cell>
          <table:table-cell table:style-name="ce10" office:value-type="string">
            <text:p>On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ackages</text:p>
          </table:table-cell>
          <table:table-cell office:value-type="string">
            <text:p>noun_p</text:p>
          </table:table-cell>
          <table:table-cell table:style-name="ce5" office:value-type="string">
            <text:p>package</text:p>
          </table:table-cell>
          <table:table-cell table:style-name="ce10" office:value-type="string">
            <text:p>pakijz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ages</text:p>
          </table:table-cell>
          <table:table-cell office:value-type="string">
            <text:p>noun_p</text:p>
          </table:table-cell>
          <table:table-cell office:value-type="string">
            <text:p>page</text:p>
          </table:table-cell>
          <table:table-cell office:value-type="string">
            <text:p>pAj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ains</text:p>
          </table:table-cell>
          <table:table-cell office:value-type="string">
            <text:p>noun_p</text:p>
          </table:table-cell>
          <table:table-cell office:value-type="string">
            <text:p>pain</text:p>
          </table:table-cell>
          <table:table-cell table:style-name="ce10" office:value-type="string">
            <text:p>pA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aintings</text:p>
          </table:table-cell>
          <table:table-cell office:value-type="string">
            <text:p>noun_p</text:p>
          </table:table-cell>
          <table:table-cell office:value-type="string">
            <text:p>painting</text:p>
          </table:table-cell>
          <table:table-cell table:style-name="ce10" office:value-type="string">
            <text:p>pAnt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airs</text:p>
          </table:table-cell>
          <table:table-cell office:value-type="string">
            <text:p>noun_p</text:p>
          </table:table-cell>
          <table:table-cell office:value-type="string">
            <text:p>pair</text:p>
          </table:table-cell>
          <table:table-cell table:style-name="ce10" office:value-type="string">
            <text:p>pÄ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alaces</text:p>
          </table:table-cell>
          <table:table-cell office:value-type="string">
            <text:p>noun_p</text:p>
          </table:table-cell>
          <table:table-cell office:value-type="string">
            <text:p>palace</text:p>
          </table:table-cell>
          <table:table-cell office:value-type="string">
            <text:p>palusz</text:p>
          </table:table-cell>
          <table:table-cell office:value-type="string">
            <text:p>palisz</text:p>
          </table:table-cell>
          <table:table-cell table:number-columns-repeated="1019"/>
        </table:table-row>
        <table:table-row table:style-name="ro5">
          <table:table-cell office:value-type="string">
            <text:p>panels</text:p>
          </table:table-cell>
          <table:table-cell office:value-type="string">
            <text:p>noun_p</text:p>
          </table:table-cell>
          <table:table-cell office:value-type="string">
            <text:p>panel</text:p>
          </table:table-cell>
          <table:table-cell office:value-type="string">
            <text:p>panlz</text:p>
          </table:table-cell>
          <table:table-cell table:number-columns-repeated="1020"/>
        </table:table-row>
        <table:table-row table:style-name="ro5">
          <table:table-cell office:value-type="string">
            <text:p>papers</text:p>
          </table:table-cell>
          <table:table-cell office:value-type="string">
            <text:p>noun_p</text:p>
          </table:table-cell>
          <table:table-cell office:value-type="string">
            <text:p>paper</text:p>
          </table:table-cell>
          <table:table-cell office:value-type="string">
            <text:p>pApuÑz</text:p>
          </table:table-cell>
          <table:table-cell table:number-columns-repeated="1020"/>
        </table:table-row>
        <table:table-row table:style-name="ro5">
          <table:table-cell office:value-type="string">
            <text:p>parents</text:p>
          </table:table-cell>
          <table:table-cell office:value-type="string">
            <text:p>noun_p</text:p>
          </table:table-cell>
          <table:table-cell office:value-type="string">
            <text:p>parent</text:p>
          </table:table-cell>
          <table:table-cell office:value-type="string">
            <text:p>pÄunts</text:p>
          </table:table-cell>
          <table:table-cell table:number-columns-repeated="1020"/>
        </table:table-row>
        <table:table-row table:style-name="ro5">
          <table:table-cell office:value-type="string">
            <text:p>parks</text:p>
          </table:table-cell>
          <table:table-cell office:value-type="string">
            <text:p>noun_p</text:p>
          </table:table-cell>
          <table:table-cell office:value-type="string">
            <text:p>park</text:p>
          </table:table-cell>
          <table:table-cell office:value-type="string">
            <text:p>päks</text:p>
          </table:table-cell>
          <table:table-cell table:number-columns-repeated="1020"/>
        </table:table-row>
        <table:table-row table:style-name="ro5">
          <table:table-cell office:value-type="string">
            <text:p>parliaments</text:p>
          </table:table-cell>
          <table:table-cell office:value-type="string">
            <text:p>noun_p</text:p>
          </table:table-cell>
          <table:table-cell office:value-type="string">
            <text:p>parliament</text:p>
          </table:table-cell>
          <table:table-cell office:value-type="string">
            <text:p>pälumunts</text:p>
          </table:table-cell>
          <table:table-cell office:value-type="string">
            <text:p>pälimunts <text:s/>pälyumunts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parties</text:p>
          </table:table-cell>
          <table:table-cell office:value-type="string">
            <text:p>noun_p</text:p>
          </table:table-cell>
          <table:table-cell office:value-type="string">
            <text:p>party</text:p>
          </table:table-cell>
          <table:table-cell table:style-name="ce10" office:value-type="string">
            <text:p>pät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artners</text:p>
          </table:table-cell>
          <table:table-cell office:value-type="string">
            <text:p>noun_p</text:p>
          </table:table-cell>
          <table:table-cell office:value-type="string">
            <text:p>partner</text:p>
          </table:table-cell>
          <table:table-cell table:style-name="ce10" office:value-type="string">
            <text:p>pätn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arts</text:p>
          </table:table-cell>
          <table:table-cell office:value-type="string">
            <text:p>noun_p</text:p>
          </table:table-cell>
          <table:table-cell office:value-type="string">
            <text:p>part</text:p>
          </table:table-cell>
          <table:table-cell table:style-name="ce10" office:value-type="string">
            <text:p>pä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assages</text:p>
          </table:table-cell>
          <table:table-cell office:value-type="string">
            <text:p>noun_p</text:p>
          </table:table-cell>
          <table:table-cell office:value-type="string">
            <text:p>passage</text:p>
          </table:table-cell>
          <table:table-cell office:value-type="string">
            <text:p>pasijz</text:p>
          </table:table-cell>
          <table:table-cell table:number-columns-repeated="1020"/>
        </table:table-row>
        <table:table-row table:style-name="ro5">
          <table:table-cell office:value-type="string">
            <text:p>passengers</text:p>
          </table:table-cell>
          <table:table-cell office:value-type="string">
            <text:p>noun_p</text:p>
          </table:table-cell>
          <table:table-cell office:value-type="string">
            <text:p>passenger</text:p>
          </table:table-cell>
          <table:table-cell office:value-type="string">
            <text:p>pasinj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aths</text:p>
          </table:table-cell>
          <table:table-cell office:value-type="string">
            <text:p>noun_p</text:p>
          </table:table-cell>
          <table:table-cell office:value-type="string">
            <text:p>path</text:p>
          </table:table-cell>
          <table:table-cell table:style-name="ce10" office:value-type="string">
            <text:p>paDz</text:p>
          </table:table-cell>
          <table:table-cell table:style-name="ce10" office:value-type="string">
            <text:p>paTs</text:p>
          </table:table-cell>
          <table:table-cell table:style-name="ce3" office:value-type="string">
            <text:p>*</text:p>
          </table:table-cell>
          <table:table-cell table:style-name="ce3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atients</text:p>
          </table:table-cell>
          <table:table-cell office:value-type="string">
            <text:p>noun_p</text:p>
          </table:table-cell>
          <table:table-cell office:value-type="string">
            <text:p>patient</text:p>
          </table:table-cell>
          <table:table-cell office:value-type="string">
            <text:p>pASnts</text:p>
          </table:table-cell>
          <table:table-cell table:number-columns-repeated="1020"/>
        </table:table-row>
        <table:table-row table:style-name="ro5">
          <table:table-cell office:value-type="string">
            <text:p>patterns</text:p>
          </table:table-cell>
          <table:table-cell office:value-type="string">
            <text:p>noun_p</text:p>
          </table:table-cell>
          <table:table-cell office:value-type="string">
            <text:p>pattern</text:p>
          </table:table-cell>
          <table:table-cell office:value-type="string">
            <text:p>patuÑnz</text:p>
          </table:table-cell>
          <table:table-cell table:number-columns-repeated="1020"/>
        </table:table-row>
        <table:table-row table:style-name="ro5">
          <table:table-cell office:value-type="string">
            <text:p>payments</text:p>
          </table:table-cell>
          <table:table-cell office:value-type="string">
            <text:p>noun_p</text:p>
          </table:table-cell>
          <table:table-cell office:value-type="string">
            <text:p>payment</text:p>
          </table:table-cell>
          <table:table-cell office:value-type="string">
            <text:p>pAmunts</text:p>
          </table:table-cell>
          <table:table-cell table:number-columns-repeated="1020"/>
        </table:table-row>
        <table:table-row table:style-name="ro5">
          <table:table-cell office:value-type="string">
            <text:p>pays</text:p>
          </table:table-cell>
          <table:table-cell office:value-type="string">
            <text:p>noun_p</text:p>
          </table:table-cell>
          <table:table-cell office:value-type="string">
            <text:p>pay</text:p>
          </table:table-cell>
          <table:table-cell office:value-type="string">
            <text:p>pA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ensions</text:p>
          </table:table-cell>
          <table:table-cell office:value-type="string">
            <text:p>noun_p</text:p>
          </table:table-cell>
          <table:table-cell office:value-type="string">
            <text:p>pension</text:p>
          </table:table-cell>
          <table:table-cell table:style-name="ce10" office:value-type="string">
            <text:p>pen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eoples</text:p>
          </table:table-cell>
          <table:table-cell office:value-type="string">
            <text:p>noun_p</text:p>
          </table:table-cell>
          <table:table-cell office:value-type="string">
            <text:p>people</text:p>
          </table:table-cell>
          <table:table-cell table:style-name="ce10" office:value-type="string">
            <text:p>pEp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erformances</text:p>
          </table:table-cell>
          <table:table-cell office:value-type="string">
            <text:p>noun_p</text:p>
          </table:table-cell>
          <table:table-cell office:value-type="string">
            <text:p>performance</text:p>
          </table:table-cell>
          <table:table-cell office:value-type="string">
            <text:p>puÑfömun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eriods</text:p>
          </table:table-cell>
          <table:table-cell office:value-type="string">
            <text:p>noun_p</text:p>
          </table:table-cell>
          <table:table-cell office:value-type="string">
            <text:p>period</text:p>
          </table:table-cell>
          <table:table-cell table:style-name="ce10" office:value-type="string">
            <text:p>pËEu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ersons</text:p>
          </table:table-cell>
          <table:table-cell office:value-type="string">
            <text:p>noun_p</text:p>
          </table:table-cell>
          <table:table-cell office:value-type="string">
            <text:p>person</text:p>
          </table:table-cell>
          <table:table-cell table:style-name="ce10" office:value-type="string">
            <text:p>püsu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hases</text:p>
          </table:table-cell>
          <table:table-cell office:value-type="string">
            <text:p>noun_p</text:p>
          </table:table-cell>
          <table:table-cell office:value-type="string">
            <text:p>phase</text:p>
          </table:table-cell>
          <table:table-cell table:style-name="ce10" office:value-type="string">
            <text:p>fAz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hones</text:p>
          </table:table-cell>
          <table:table-cell office:value-type="string">
            <text:p>noun_p</text:p>
          </table:table-cell>
          <table:table-cell office:value-type="string">
            <text:p>phone</text:p>
          </table:table-cell>
          <table:table-cell table:style-name="ce10" office:value-type="string">
            <text:p>fO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hotographs</text:p>
          </table:table-cell>
          <table:table-cell office:value-type="string">
            <text:p>noun_p</text:p>
          </table:table-cell>
          <table:table-cell office:value-type="string">
            <text:p>photograph</text:p>
          </table:table-cell>
          <table:table-cell table:style-name="ce10" office:value-type="string">
            <text:p>fOtugraf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ieces</text:p>
          </table:table-cell>
          <table:table-cell office:value-type="string">
            <text:p>noun_p</text:p>
          </table:table-cell>
          <table:table-cell office:value-type="string">
            <text:p>piece</text:p>
          </table:table-cell>
          <table:table-cell office:value-type="string">
            <text:p>pE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laces</text:p>
          </table:table-cell>
          <table:table-cell office:value-type="string">
            <text:p>noun_p</text:p>
          </table:table-cell>
          <table:table-cell office:value-type="string">
            <text:p>place</text:p>
          </table:table-cell>
          <table:table-cell table:style-name="ce10" office:value-type="string">
            <text:p>plA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lanes</text:p>
          </table:table-cell>
          <table:table-cell office:value-type="string">
            <text:p>noun_p</text:p>
          </table:table-cell>
          <table:table-cell office:value-type="string">
            <text:p>plane</text:p>
          </table:table-cell>
          <table:table-cell office:value-type="string">
            <text:p>plAnz</text:p>
          </table:table-cell>
          <table:table-cell table:number-columns-repeated="1020"/>
        </table:table-row>
        <table:table-row table:style-name="ro5">
          <table:table-cell office:value-type="string">
            <text:p>plans</text:p>
          </table:table-cell>
          <table:table-cell office:value-type="string">
            <text:p>noun_p</text:p>
          </table:table-cell>
          <table:table-cell office:value-type="string">
            <text:p>plan</text:p>
          </table:table-cell>
          <table:table-cell office:value-type="string">
            <text:p>planz</text:p>
          </table:table-cell>
          <table:table-cell table:number-columns-repeated="1020"/>
        </table:table-row>
        <table:table-row table:style-name="ro5">
          <table:table-cell office:value-type="string">
            <text:p>plants</text:p>
          </table:table-cell>
          <table:table-cell office:value-type="string">
            <text:p>noun_p</text:p>
          </table:table-cell>
          <table:table-cell office:value-type="string">
            <text:p>plant</text:p>
          </table:table-cell>
          <table:table-cell office:value-type="string">
            <text:p>plants</text:p>
          </table:table-cell>
          <table:table-cell table:number-columns-repeated="1020"/>
        </table:table-row>
        <table:table-row table:style-name="ro5">
          <table:table-cell office:value-type="string">
            <text:p>plastics</text:p>
          </table:table-cell>
          <table:table-cell office:value-type="string">
            <text:p>noun_p</text:p>
          </table:table-cell>
          <table:table-cell office:value-type="string">
            <text:p>plastic</text:p>
          </table:table-cell>
          <table:table-cell office:value-type="string">
            <text:p>plasik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lates</text:p>
          </table:table-cell>
          <table:table-cell office:value-type="string">
            <text:p>noun_p</text:p>
          </table:table-cell>
          <table:table-cell office:value-type="string">
            <text:p>plate</text:p>
          </table:table-cell>
          <table:table-cell table:style-name="ce10" office:value-type="string">
            <text:p>plA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layers</text:p>
          </table:table-cell>
          <table:table-cell office:value-type="string">
            <text:p>noun_p</text:p>
          </table:table-cell>
          <table:table-cell office:value-type="string">
            <text:p>player</text:p>
          </table:table-cell>
          <table:table-cell office:value-type="string">
            <text:p>plA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lays</text:p>
          </table:table-cell>
          <table:table-cell office:value-type="string">
            <text:p>noun_p</text:p>
          </table:table-cell>
          <table:table-cell office:value-type="string">
            <text:p>play</text:p>
          </table:table-cell>
          <table:table-cell table:style-name="ce10" office:value-type="string">
            <text:p>plA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leasures</text:p>
          </table:table-cell>
          <table:table-cell office:value-type="string">
            <text:p>noun_p</text:p>
          </table:table-cell>
          <table:table-cell office:value-type="string">
            <text:p>pleasure</text:p>
          </table:table-cell>
          <table:table-cell table:style-name="ce10" office:value-type="string">
            <text:p>pleZ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ockets</text:p>
          </table:table-cell>
          <table:table-cell office:value-type="string">
            <text:p>noun_p</text:p>
          </table:table-cell>
          <table:table-cell office:value-type="string">
            <text:p>pocket</text:p>
          </table:table-cell>
          <table:table-cell office:value-type="string">
            <text:p>poki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oints</text:p>
          </table:table-cell>
          <table:table-cell office:value-type="string">
            <text:p>noun_p</text:p>
          </table:table-cell>
          <table:table-cell office:value-type="string">
            <text:p>point</text:p>
          </table:table-cell>
          <table:table-cell table:style-name="ce10" office:value-type="string">
            <text:p>pY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olicies</text:p>
          </table:table-cell>
          <table:table-cell office:value-type="string">
            <text:p>noun_p</text:p>
          </table:table-cell>
          <table:table-cell office:value-type="string">
            <text:p>policy</text:p>
          </table:table-cell>
          <table:table-cell table:style-name="ce10" office:value-type="string">
            <text:p>polusEz</text:p>
          </table:table-cell>
          <table:table-cell table:style-name="ce10" office:value-type="string">
            <text:p>polisE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ools</text:p>
          </table:table-cell>
          <table:table-cell office:value-type="string">
            <text:p>noun_p</text:p>
          </table:table-cell>
          <table:table-cell office:value-type="string">
            <text:p>pool</text:p>
          </table:table-cell>
          <table:table-cell table:style-name="ce10" office:value-type="string">
            <text:p>pU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opulations</text:p>
          </table:table-cell>
          <table:table-cell office:value-type="string">
            <text:p>noun_p</text:p>
          </table:table-cell>
          <table:table-cell office:value-type="string">
            <text:p>population</text:p>
          </table:table-cell>
          <table:table-cell office:value-type="string">
            <text:p>popyUlASnz</text:p>
          </table:table-cell>
          <table:table-cell office:value-type="string">
            <text:p>popyulASn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positions</text:p>
          </table:table-cell>
          <table:table-cell office:value-type="string">
            <text:p>noun_p</text:p>
          </table:table-cell>
          <table:table-cell office:value-type="string">
            <text:p>position</text:p>
          </table:table-cell>
          <table:table-cell table:style-name="ce10" office:value-type="string">
            <text:p>puzi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ossibilities</text:p>
          </table:table-cell>
          <table:table-cell office:value-type="string">
            <text:p>noun_p</text:p>
          </table:table-cell>
          <table:table-cell office:value-type="string">
            <text:p>possibility</text:p>
          </table:table-cell>
          <table:table-cell office:value-type="string">
            <text:p>posubilutEz</text:p>
          </table:table-cell>
          <table:table-cell office:value-type="string">
            <text:p>posibilitEz</text:p>
          </table:table-cell>
          <table:table-cell table:number-columns-repeated="1019"/>
        </table:table-row>
        <table:table-row table:style-name="ro5">
          <table:table-cell office:value-type="string">
            <text:p>posts</text:p>
          </table:table-cell>
          <table:table-cell office:value-type="string">
            <text:p>noun_p</text:p>
          </table:table-cell>
          <table:table-cell office:value-type="string">
            <text:p>post</text:p>
          </table:table-cell>
          <table:table-cell office:value-type="string">
            <text:p>pOsts</text:p>
          </table:table-cell>
          <table:table-cell table:number-columns-repeated="1020"/>
        </table:table-row>
        <table:table-row table:style-name="ro5">
          <table:table-cell office:value-type="string">
            <text:p>potentials</text:p>
          </table:table-cell>
          <table:table-cell office:value-type="string">
            <text:p>noun_p</text:p>
          </table:table-cell>
          <table:table-cell office:value-type="string">
            <text:p>potential</text:p>
          </table:table-cell>
          <table:table-cell office:value-type="string">
            <text:p>putenSlz</text:p>
          </table:table-cell>
          <table:table-cell office:value-type="string">
            <text:p>pOtenslz</text:p>
          </table:table-cell>
          <table:table-cell table:number-columns-repeated="1019"/>
        </table:table-row>
        <table:table-row table:style-name="ro5">
          <table:table-cell office:value-type="string">
            <text:p>pounds</text:p>
          </table:table-cell>
          <table:table-cell office:value-type="string">
            <text:p>noun_p</text:p>
          </table:table-cell>
          <table:table-cell office:value-type="string">
            <text:p>pound</text:p>
          </table:table-cell>
          <table:table-cell office:value-type="string">
            <text:p>pWn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owers</text:p>
          </table:table-cell>
          <table:table-cell office:value-type="string">
            <text:p>noun_p</text:p>
          </table:table-cell>
          <table:table-cell office:value-type="string">
            <text:p>power</text:p>
          </table:table-cell>
          <table:table-cell table:style-name="ce10" office:value-type="string">
            <text:p>pÖ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ractices</text:p>
          </table:table-cell>
          <table:table-cell office:value-type="string">
            <text:p>noun_p</text:p>
          </table:table-cell>
          <table:table-cell office:value-type="string">
            <text:p>practice</text:p>
          </table:table-cell>
          <table:table-cell office:value-type="string">
            <text:p>prakti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resences</text:p>
          </table:table-cell>
          <table:table-cell office:value-type="string">
            <text:p>noun_p</text:p>
          </table:table-cell>
          <table:table-cell office:value-type="string">
            <text:p>presence</text:p>
          </table:table-cell>
          <table:table-cell table:style-name="ce10" office:value-type="string">
            <text:p>prez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resents</text:p>
          </table:table-cell>
          <table:table-cell office:value-type="string">
            <text:p>noun_p</text:p>
          </table:table-cell>
          <table:table-cell office:value-type="string">
            <text:p>present</text:p>
          </table:table-cell>
          <table:table-cell office:value-type="string">
            <text:p>preznts</text:p>
          </table:table-cell>
          <table:table-cell table:number-columns-repeated="1020"/>
        </table:table-row>
        <table:table-row table:style-name="ro5">
          <table:table-cell office:value-type="string">
            <text:p>presss</text:p>
          </table:table-cell>
          <table:table-cell office:value-type="string">
            <text:p>noun_p</text:p>
          </table:table-cell>
          <table:table-cell office:value-type="string">
            <text:p>press</text:p>
          </table:table-cell>
          <table:table-cell office:value-type="string">
            <text:p>presz</text:p>
          </table:table-cell>
          <table:table-cell table:number-columns-repeated="1020"/>
        </table:table-row>
        <table:table-row table:style-name="ro5">
          <table:table-cell office:value-type="string">
            <text:p>pressures</text:p>
          </table:table-cell>
          <table:table-cell office:value-type="string">
            <text:p>noun_p</text:p>
          </table:table-cell>
          <table:table-cell office:value-type="string">
            <text:p>pressure</text:p>
          </table:table-cell>
          <table:table-cell office:value-type="string">
            <text:p>preS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rices</text:p>
          </table:table-cell>
          <table:table-cell office:value-type="string">
            <text:p>noun_p</text:p>
          </table:table-cell>
          <table:table-cell office:value-type="string">
            <text:p>price</text:p>
          </table:table-cell>
          <table:table-cell table:style-name="ce10" office:value-type="string">
            <text:p>prI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rinces</text:p>
          </table:table-cell>
          <table:table-cell office:value-type="string">
            <text:p>noun_p</text:p>
          </table:table-cell>
          <table:table-cell office:value-type="string">
            <text:p>prince</text:p>
          </table:table-cell>
          <table:table-cell table:style-name="ce10" office:value-type="string">
            <text:p>pri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rinciples</text:p>
          </table:table-cell>
          <table:table-cell office:value-type="string">
            <text:p>noun_p</text:p>
          </table:table-cell>
          <table:table-cell office:value-type="string">
            <text:p>principle</text:p>
          </table:table-cell>
          <table:table-cell office:value-type="string">
            <text:p>prinsuplz</text:p>
          </table:table-cell>
          <table:table-cell office:value-type="string">
            <text:p>prinsipl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priorities</text:p>
          </table:table-cell>
          <table:table-cell office:value-type="string">
            <text:p>noun_p</text:p>
          </table:table-cell>
          <table:table-cell office:value-type="string">
            <text:p>priority</text:p>
          </table:table-cell>
          <table:table-cell table:style-name="ce10" office:value-type="string">
            <text:p>prIoritEz</text:p>
          </table:table-cell>
          <table:table-cell table:style-name="ce10" office:value-type="string">
            <text:p>prIorutE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risoners</text:p>
          </table:table-cell>
          <table:table-cell office:value-type="string">
            <text:p>noun_p</text:p>
          </table:table-cell>
          <table:table-cell office:value-type="string">
            <text:p>prisoner</text:p>
          </table:table-cell>
          <table:table-cell office:value-type="string">
            <text:p>prizunuÑz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5" office:value-type="string">
            <text:p>prisons</text:p>
          </table:table-cell>
          <table:table-cell office:value-type="string">
            <text:p>noun_p</text:p>
          </table:table-cell>
          <table:table-cell office:value-type="string">
            <text:p>prison</text:p>
          </table:table-cell>
          <table:table-cell table:style-name="ce10" office:value-type="string">
            <text:p>prizu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roblems</text:p>
          </table:table-cell>
          <table:table-cell office:value-type="string">
            <text:p>noun_p</text:p>
          </table:table-cell>
          <table:table-cell office:value-type="string">
            <text:p>problem</text:p>
          </table:table-cell>
          <table:table-cell table:style-name="ce10" office:value-type="string">
            <text:p>problemz</text:p>
          </table:table-cell>
          <table:table-cell table:style-name="ce10" office:value-type="string">
            <text:p>problim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processes</text:p>
          </table:table-cell>
          <table:table-cell office:value-type="string">
            <text:p>noun_p</text:p>
          </table:table-cell>
          <table:table-cell office:value-type="string">
            <text:p>process</text:p>
          </table:table-cell>
          <table:table-cell table:style-name="ce10" office:value-type="string">
            <text:p>prOsesz</text:p>
          </table:table-cell>
          <table:table-cell table:style-name="ce10" office:value-type="string">
            <text:p>proses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roductions</text:p>
          </table:table-cell>
          <table:table-cell office:value-type="string">
            <text:p>noun_p</text:p>
          </table:table-cell>
          <table:table-cell office:value-type="string">
            <text:p>production</text:p>
          </table:table-cell>
          <table:table-cell office:value-type="string">
            <text:p>prudukSnz</text:p>
          </table:table-cell>
          <table:table-cell table:number-columns-repeated="1020"/>
        </table:table-row>
        <table:table-row table:style-name="ro5">
          <table:table-cell office:value-type="string">
            <text:p>products</text:p>
          </table:table-cell>
          <table:table-cell office:value-type="string">
            <text:p>noun_p</text:p>
          </table:table-cell>
          <table:table-cell office:value-type="string">
            <text:p>product</text:p>
          </table:table-cell>
          <table:table-cell office:value-type="string">
            <text:p>produk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rofessors</text:p>
          </table:table-cell>
          <table:table-cell office:value-type="string">
            <text:p>noun_p</text:p>
          </table:table-cell>
          <table:table-cell office:value-type="string">
            <text:p>professor</text:p>
          </table:table-cell>
          <table:table-cell table:style-name="ce10" office:value-type="string">
            <text:p>prufes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rofits</text:p>
          </table:table-cell>
          <table:table-cell office:value-type="string">
            <text:p>noun_p</text:p>
          </table:table-cell>
          <table:table-cell office:value-type="string">
            <text:p>profit</text:p>
          </table:table-cell>
          <table:table-cell office:value-type="string">
            <text:p>profi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rograms</text:p>
          </table:table-cell>
          <table:table-cell office:value-type="string">
            <text:p>noun_p</text:p>
          </table:table-cell>
          <table:table-cell office:value-type="string">
            <text:p>program</text:p>
          </table:table-cell>
          <table:table-cell table:style-name="ce10" office:value-type="string">
            <text:p>prOgra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rojects</text:p>
          </table:table-cell>
          <table:table-cell office:value-type="string">
            <text:p>noun_p</text:p>
          </table:table-cell>
          <table:table-cell office:value-type="string">
            <text:p>project</text:p>
          </table:table-cell>
          <table:table-cell office:value-type="string">
            <text:p>projekts</text:p>
          </table:table-cell>
          <table:table-cell office:value-type="string">
            <text:p>projikts <text:s/>prOjekts</text:p>
          </table:table-cell>
          <table:table-cell table:number-columns-repeated="1019"/>
        </table:table-row>
        <table:table-row table:style-name="ro5">
          <table:table-cell office:value-type="string">
            <text:p>properties</text:p>
          </table:table-cell>
          <table:table-cell office:value-type="string">
            <text:p>noun_p</text:p>
          </table:table-cell>
          <table:table-cell office:value-type="string">
            <text:p>property</text:p>
          </table:table-cell>
          <table:table-cell office:value-type="string">
            <text:p>propuÑt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roportions</text:p>
          </table:table-cell>
          <table:table-cell office:value-type="string">
            <text:p>noun_p</text:p>
          </table:table-cell>
          <table:table-cell office:value-type="string">
            <text:p>proportion</text:p>
          </table:table-cell>
          <table:table-cell table:style-name="ce10" office:value-type="string">
            <text:p>prupöSnz</text:p>
          </table:table-cell>
          <table:table-cell table:style-name="ce10" office:value-type="string">
            <text:p>pupöSn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roposals</text:p>
          </table:table-cell>
          <table:table-cell office:value-type="string">
            <text:p>noun_p</text:p>
          </table:table-cell>
          <table:table-cell office:value-type="string">
            <text:p>proposal</text:p>
          </table:table-cell>
          <table:table-cell office:value-type="string">
            <text:p>prupOz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rospects</text:p>
          </table:table-cell>
          <table:table-cell office:value-type="string">
            <text:p>noun_p</text:p>
          </table:table-cell>
          <table:table-cell office:value-type="string">
            <text:p>prospect</text:p>
          </table:table-cell>
          <table:table-cell table:style-name="ce10" office:value-type="string">
            <text:p>prospek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rovisions</text:p>
          </table:table-cell>
          <table:table-cell office:value-type="string">
            <text:p>noun_p</text:p>
          </table:table-cell>
          <table:table-cell office:value-type="string">
            <text:p>provision</text:p>
          </table:table-cell>
          <table:table-cell office:value-type="string">
            <text:p>pruviz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publications</text:p>
          </table:table-cell>
          <table:table-cell office:value-type="string">
            <text:p>noun_p</text:p>
          </table:table-cell>
          <table:table-cell office:value-type="string">
            <text:p>publication</text:p>
          </table:table-cell>
          <table:table-cell table:style-name="ce10" office:value-type="string">
            <text:p>publikA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pubs</text:p>
          </table:table-cell>
          <table:table-cell office:value-type="string">
            <text:p>noun_p</text:p>
          </table:table-cell>
          <table:table-cell office:value-type="string">
            <text:p>pub</text:p>
          </table:table-cell>
          <table:table-cell office:value-type="string">
            <text:p>pubz</text:p>
          </table:table-cell>
          <table:table-cell table:number-columns-repeated="1020"/>
        </table:table-row>
        <table:table-row table:style-name="ro5">
          <table:table-cell office:value-type="string">
            <text:p>pupils</text:p>
          </table:table-cell>
          <table:table-cell office:value-type="string">
            <text:p>noun_p</text:p>
          </table:table-cell>
          <table:table-cell office:value-type="string">
            <text:p>pupil</text:p>
          </table:table-cell>
          <table:table-cell office:value-type="string">
            <text:p>pyUpulz</text:p>
          </table:table-cell>
          <table:table-cell office:value-type="string">
            <text:p>pyUpilz</text:p>
          </table:table-cell>
          <table:table-cell table:number-columns-repeated="1019"/>
        </table:table-row>
        <table:table-row table:style-name="ro5">
          <table:table-cell office:value-type="string">
            <text:p>purposes</text:p>
          </table:table-cell>
          <table:table-cell office:value-type="string">
            <text:p>noun_p</text:p>
          </table:table-cell>
          <table:table-cell office:value-type="string">
            <text:p>purpose</text:p>
          </table:table-cell>
          <table:table-cell office:value-type="string">
            <text:p>püpusz</text:p>
          </table:table-cell>
          <table:table-cell table:number-columns-repeated="1020"/>
        </table:table-row>
        <table:table-row table:style-name="ro5">
          <table:table-cell office:value-type="string">
            <text:p>qualities</text:p>
          </table:table-cell>
          <table:table-cell office:value-type="string">
            <text:p>noun_p</text:p>
          </table:table-cell>
          <table:table-cell office:value-type="string">
            <text:p>quality</text:p>
          </table:table-cell>
          <table:table-cell office:value-type="string">
            <text:p>kwolutEz</text:p>
          </table:table-cell>
          <table:table-cell office:value-type="string">
            <text:p>kwolitEz</text:p>
          </table:table-cell>
          <table:table-cell table:number-columns-repeated="1019"/>
        </table:table-row>
        <table:table-row table:style-name="ro5">
          <table:table-cell office:value-type="string">
            <text:p>quarters</text:p>
          </table:table-cell>
          <table:table-cell office:value-type="string">
            <text:p>noun_p</text:p>
          </table:table-cell>
          <table:table-cell office:value-type="string">
            <text:p>quarter</text:p>
          </table:table-cell>
          <table:table-cell office:value-type="string">
            <text:p>kwötuÑz</text:p>
          </table:table-cell>
          <table:table-cell office:value-type="string">
            <text:p>kötuÑ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queens</text:p>
          </table:table-cell>
          <table:table-cell office:value-type="string">
            <text:p>noun_p</text:p>
          </table:table-cell>
          <table:table-cell office:value-type="string">
            <text:p>queen</text:p>
          </table:table-cell>
          <table:table-cell table:style-name="ce10" office:value-type="string">
            <text:p>kwE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aces</text:p>
          </table:table-cell>
          <table:table-cell office:value-type="string">
            <text:p>noun_p</text:p>
          </table:table-cell>
          <table:table-cell office:value-type="string">
            <text:p>race</text:p>
          </table:table-cell>
          <table:table-cell table:style-name="ce10" office:value-type="string">
            <text:p>rA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adios</text:p>
          </table:table-cell>
          <table:table-cell office:value-type="string">
            <text:p>noun_p</text:p>
          </table:table-cell>
          <table:table-cell office:value-type="string">
            <text:p>radio</text:p>
          </table:table-cell>
          <table:table-cell table:style-name="ce10" office:value-type="string">
            <text:p>rAdEO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ails</text:p>
          </table:table-cell>
          <table:table-cell office:value-type="string">
            <text:p>noun_p</text:p>
          </table:table-cell>
          <table:table-cell office:value-type="string">
            <text:p>rail</text:p>
          </table:table-cell>
          <table:table-cell office:value-type="string">
            <text:p>rA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ailways</text:p>
          </table:table-cell>
          <table:table-cell office:value-type="string">
            <text:p>noun_p</text:p>
          </table:table-cell>
          <table:table-cell office:value-type="string">
            <text:p>railway</text:p>
          </table:table-cell>
          <table:table-cell table:style-name="ce10" office:value-type="string">
            <text:p>rAlwA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ains</text:p>
          </table:table-cell>
          <table:table-cell office:value-type="string">
            <text:p>noun_p</text:p>
          </table:table-cell>
          <table:table-cell office:value-type="string">
            <text:p>rain</text:p>
          </table:table-cell>
          <table:table-cell table:style-name="ce10" office:value-type="string">
            <text:p>rA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anges</text:p>
          </table:table-cell>
          <table:table-cell office:value-type="string">
            <text:p>noun_p</text:p>
          </table:table-cell>
          <table:table-cell office:value-type="string">
            <text:p>range</text:p>
          </table:table-cell>
          <table:table-cell office:value-type="string">
            <text:p>rAnj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ates</text:p>
          </table:table-cell>
          <table:table-cell office:value-type="string">
            <text:p>noun_p</text:p>
          </table:table-cell>
          <table:table-cell office:value-type="string">
            <text:p>rate</text:p>
          </table:table-cell>
          <table:table-cell table:style-name="ce10" office:value-type="string">
            <text:p>rA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eactions</text:p>
          </table:table-cell>
          <table:table-cell office:value-type="string">
            <text:p>noun_p</text:p>
          </table:table-cell>
          <table:table-cell office:value-type="string">
            <text:p>reaction</text:p>
          </table:table-cell>
          <table:table-cell table:style-name="ce10" office:value-type="string">
            <text:p>reak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eaders</text:p>
          </table:table-cell>
          <table:table-cell office:value-type="string">
            <text:p>noun_p</text:p>
          </table:table-cell>
          <table:table-cell office:value-type="string">
            <text:p>reader</text:p>
          </table:table-cell>
          <table:table-cell table:style-name="ce10" office:value-type="string">
            <text:p>rEd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eadings</text:p>
          </table:table-cell>
          <table:table-cell office:value-type="string">
            <text:p>noun_p</text:p>
          </table:table-cell>
          <table:table-cell office:value-type="string">
            <text:p>reading</text:p>
          </table:table-cell>
          <table:table-cell table:style-name="ce10" office:value-type="string">
            <text:p>rEd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ealities</text:p>
          </table:table-cell>
          <table:table-cell office:value-type="string">
            <text:p>noun_p</text:p>
          </table:table-cell>
          <table:table-cell office:value-type="string">
            <text:p>reality</text:p>
          </table:table-cell>
          <table:table-cell table:style-name="ce10" office:value-type="string">
            <text:p>rEalutEz</text:p>
          </table:table-cell>
          <table:table-cell table:style-name="ce10" office:value-type="string">
            <text:p>rEalitE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easons</text:p>
          </table:table-cell>
          <table:table-cell office:value-type="string">
            <text:p>noun_p</text:p>
          </table:table-cell>
          <table:table-cell office:value-type="string">
            <text:p>reason</text:p>
          </table:table-cell>
          <table:table-cell table:style-name="ce10" office:value-type="string">
            <text:p>rEzu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ecognitions</text:p>
          </table:table-cell>
          <table:table-cell office:value-type="string">
            <text:p>noun_p</text:p>
          </table:table-cell>
          <table:table-cell office:value-type="string">
            <text:p>recognition</text:p>
          </table:table-cell>
          <table:table-cell table:style-name="ce10" office:value-type="string">
            <text:p>rekugni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ecords</text:p>
          </table:table-cell>
          <table:table-cell office:value-type="string">
            <text:p>noun_p</text:p>
          </table:table-cell>
          <table:table-cell office:value-type="string">
            <text:p>record</text:p>
          </table:table-cell>
          <table:table-cell office:value-type="string">
            <text:p>rekö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eductions</text:p>
          </table:table-cell>
          <table:table-cell office:value-type="string">
            <text:p>noun_p</text:p>
          </table:table-cell>
          <table:table-cell office:value-type="string">
            <text:p>reduction</text:p>
          </table:table-cell>
          <table:table-cell table:style-name="ce10" office:value-type="string">
            <text:p>riduk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eferences</text:p>
          </table:table-cell>
          <table:table-cell office:value-type="string">
            <text:p>noun_p</text:p>
          </table:table-cell>
          <table:table-cell office:value-type="string">
            <text:p>reference</text:p>
          </table:table-cell>
          <table:table-cell office:value-type="string">
            <text:p>refurun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eforms</text:p>
          </table:table-cell>
          <table:table-cell office:value-type="string">
            <text:p>noun_p</text:p>
          </table:table-cell>
          <table:table-cell office:value-type="string">
            <text:p>reform</text:p>
          </table:table-cell>
          <table:table-cell table:style-name="ce10" office:value-type="string">
            <text:p>rifö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egions</text:p>
          </table:table-cell>
          <table:table-cell office:value-type="string">
            <text:p>noun_p</text:p>
          </table:table-cell>
          <table:table-cell office:value-type="string">
            <text:p>region</text:p>
          </table:table-cell>
          <table:table-cell office:value-type="string">
            <text:p>rEjunz</text:p>
          </table:table-cell>
          <table:table-cell table:number-columns-repeated="1020"/>
        </table:table-row>
        <table:table-row table:style-name="ro5">
          <table:table-cell office:value-type="string">
            <text:p>relations</text:p>
          </table:table-cell>
          <table:table-cell office:value-type="string">
            <text:p>noun_p</text:p>
          </table:table-cell>
          <table:table-cell office:value-type="string">
            <text:p>relation</text:p>
          </table:table-cell>
          <table:table-cell office:value-type="string">
            <text:p>rilASnz</text:p>
          </table:table-cell>
          <table:table-cell table:number-columns-repeated="1020"/>
        </table:table-row>
        <table:table-row table:style-name="ro5">
          <table:table-cell office:value-type="string">
            <text:p>relationships</text:p>
          </table:table-cell>
          <table:table-cell office:value-type="string">
            <text:p>noun_p</text:p>
          </table:table-cell>
          <table:table-cell office:value-type="string">
            <text:p>relationship</text:p>
          </table:table-cell>
          <table:table-cell office:value-type="string">
            <text:p>rilASnSips</text:p>
          </table:table-cell>
          <table:table-cell table:number-columns-repeated="1020"/>
        </table:table-row>
        <table:table-row table:style-name="ro5">
          <table:table-cell office:value-type="string">
            <text:p>releases</text:p>
          </table:table-cell>
          <table:table-cell office:value-type="string">
            <text:p>noun_p</text:p>
          </table:table-cell>
          <table:table-cell office:value-type="string">
            <text:p>release</text:p>
          </table:table-cell>
          <table:table-cell office:value-type="string">
            <text:p>rilE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eliefs</text:p>
          </table:table-cell>
          <table:table-cell office:value-type="string">
            <text:p>noun_p</text:p>
          </table:table-cell>
          <table:table-cell office:value-type="string">
            <text:p>relief</text:p>
          </table:table-cell>
          <table:table-cell table:style-name="ce10" office:value-type="string">
            <text:p>rilEf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eligions</text:p>
          </table:table-cell>
          <table:table-cell office:value-type="string">
            <text:p>noun_p</text:p>
          </table:table-cell>
          <table:table-cell office:value-type="string">
            <text:p>religion</text:p>
          </table:table-cell>
          <table:table-cell office:value-type="string">
            <text:p>riliju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eports</text:p>
          </table:table-cell>
          <table:table-cell office:value-type="string">
            <text:p>noun_p</text:p>
          </table:table-cell>
          <table:table-cell office:value-type="string">
            <text:p>report</text:p>
          </table:table-cell>
          <table:table-cell table:style-name="ce10" office:value-type="string">
            <text:p>ripö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epresentations</text:p>
          </table:table-cell>
          <table:table-cell office:value-type="string">
            <text:p>noun_p</text:p>
          </table:table-cell>
          <table:table-cell office:value-type="string">
            <text:p>representation</text:p>
          </table:table-cell>
          <table:table-cell office:value-type="string">
            <text:p>reprizentA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epresentatives</text:p>
          </table:table-cell>
          <table:table-cell office:value-type="string">
            <text:p>noun_p</text:p>
          </table:table-cell>
          <table:table-cell office:value-type="string">
            <text:p>representative</text:p>
          </table:table-cell>
          <table:table-cell table:style-name="ce10" office:value-type="string">
            <text:p>reprizentativ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epublics</text:p>
          </table:table-cell>
          <table:table-cell office:value-type="string">
            <text:p>noun_p</text:p>
          </table:table-cell>
          <table:table-cell office:value-type="string">
            <text:p>republic</text:p>
          </table:table-cell>
          <table:table-cell table:style-name="ce10" office:value-type="string">
            <text:p>ripubli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equests</text:p>
          </table:table-cell>
          <table:table-cell office:value-type="string">
            <text:p>noun_p</text:p>
          </table:table-cell>
          <table:table-cell office:value-type="string">
            <text:p>request</text:p>
          </table:table-cell>
          <table:table-cell office:value-type="string">
            <text:p>rikwests</text:p>
          </table:table-cell>
          <table:table-cell table:number-columns-repeated="1020"/>
        </table:table-row>
        <table:table-row table:style-name="ro5">
          <table:table-cell office:value-type="string">
            <text:p>requirements</text:p>
          </table:table-cell>
          <table:table-cell office:value-type="string">
            <text:p>noun_p</text:p>
          </table:table-cell>
          <table:table-cell office:value-type="string">
            <text:p>requirement</text:p>
          </table:table-cell>
          <table:table-cell office:value-type="string">
            <text:p>rikwÏmunt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esearches</text:p>
          </table:table-cell>
          <table:table-cell office:value-type="string">
            <text:p>noun_p</text:p>
          </table:table-cell>
          <table:table-cell office:value-type="string">
            <text:p>research</text:p>
          </table:table-cell>
          <table:table-cell table:style-name="ce10" office:value-type="string">
            <text:p>risüCz</text:p>
          </table:table-cell>
          <table:table-cell table:style-name="ce10" office:value-type="string">
            <text:p>rEsüC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espects</text:p>
          </table:table-cell>
          <table:table-cell office:value-type="string">
            <text:p>noun_p</text:p>
          </table:table-cell>
          <table:table-cell office:value-type="string">
            <text:p>respect</text:p>
          </table:table-cell>
          <table:table-cell table:style-name="ce10" office:value-type="string">
            <text:p>rispek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esponses</text:p>
          </table:table-cell>
          <table:table-cell office:value-type="string">
            <text:p>noun_p</text:p>
          </table:table-cell>
          <table:table-cell office:value-type="string">
            <text:p>response</text:p>
          </table:table-cell>
          <table:table-cell office:value-type="string">
            <text:p>risponsz</text:p>
          </table:table-cell>
          <table:table-cell table:number-columns-repeated="1020"/>
        </table:table-row>
        <table:table-row table:style-name="ro5">
          <table:table-cell office:value-type="string">
            <text:p>rests</text:p>
          </table:table-cell>
          <table:table-cell office:value-type="string">
            <text:p>noun_p</text:p>
          </table:table-cell>
          <table:table-cell office:value-type="string">
            <text:p>rest</text:p>
          </table:table-cell>
          <table:table-cell office:value-type="string">
            <text:p>res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esults</text:p>
          </table:table-cell>
          <table:table-cell office:value-type="string">
            <text:p>noun_p</text:p>
          </table:table-cell>
          <table:table-cell office:value-type="string">
            <text:p>result</text:p>
          </table:table-cell>
          <table:table-cell table:style-name="ce10" office:value-type="string">
            <text:p>rizul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eturns</text:p>
          </table:table-cell>
          <table:table-cell office:value-type="string">
            <text:p>noun_p</text:p>
          </table:table-cell>
          <table:table-cell office:value-type="string">
            <text:p>return</text:p>
          </table:table-cell>
          <table:table-cell office:value-type="string">
            <text:p>ritü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evenues</text:p>
          </table:table-cell>
          <table:table-cell office:value-type="string">
            <text:p>noun_p</text:p>
          </table:table-cell>
          <table:table-cell office:value-type="string">
            <text:p>revenue</text:p>
          </table:table-cell>
          <table:table-cell table:style-name="ce10" office:value-type="string">
            <text:p>revunyUz</text:p>
          </table:table-cell>
          <table:table-cell table:style-name="ce10" office:value-type="string">
            <text:p>revinyU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eviews</text:p>
          </table:table-cell>
          <table:table-cell office:value-type="string">
            <text:p>noun_p</text:p>
          </table:table-cell>
          <table:table-cell office:value-type="string">
            <text:p>review</text:p>
          </table:table-cell>
          <table:table-cell table:style-name="ce10" office:value-type="string">
            <text:p>rivyU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ights</text:p>
          </table:table-cell>
          <table:table-cell office:value-type="string">
            <text:p>noun_p</text:p>
          </table:table-cell>
          <table:table-cell office:value-type="string">
            <text:p>right</text:p>
          </table:table-cell>
          <table:table-cell table:style-name="ce10" office:value-type="string">
            <text:p>rI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ings</text:p>
          </table:table-cell>
          <table:table-cell office:value-type="string">
            <text:p>noun_p</text:p>
          </table:table-cell>
          <table:table-cell office:value-type="string">
            <text:p>ring</text:p>
          </table:table-cell>
          <table:table-cell office:value-type="string">
            <text:p>r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ises</text:p>
          </table:table-cell>
          <table:table-cell office:value-type="string">
            <text:p>noun_p</text:p>
          </table:table-cell>
          <table:table-cell office:value-type="string">
            <text:p>rise</text:p>
          </table:table-cell>
          <table:table-cell table:style-name="ce10" office:value-type="string">
            <text:p>rIz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isks</text:p>
          </table:table-cell>
          <table:table-cell office:value-type="string">
            <text:p>noun_p</text:p>
          </table:table-cell>
          <table:table-cell office:value-type="string">
            <text:p>risk</text:p>
          </table:table-cell>
          <table:table-cell office:value-type="string">
            <text:p>risks</text:p>
          </table:table-cell>
          <table:table-cell table:number-columns-repeated="1020"/>
        </table:table-row>
        <table:table-row table:style-name="ro5">
          <table:table-cell office:value-type="string">
            <text:p>rivers</text:p>
          </table:table-cell>
          <table:table-cell office:value-type="string">
            <text:p>noun_p</text:p>
          </table:table-cell>
          <table:table-cell office:value-type="string">
            <text:p>river</text:p>
          </table:table-cell>
          <table:table-cell office:value-type="string">
            <text:p>riv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oads</text:p>
          </table:table-cell>
          <table:table-cell office:value-type="string">
            <text:p>noun_p</text:p>
          </table:table-cell>
          <table:table-cell office:value-type="string">
            <text:p>road</text:p>
          </table:table-cell>
          <table:table-cell table:style-name="ce10" office:value-type="string">
            <text:p>rO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ocks</text:p>
          </table:table-cell>
          <table:table-cell office:value-type="string">
            <text:p>noun_p</text:p>
          </table:table-cell>
          <table:table-cell office:value-type="string">
            <text:p>rock</text:p>
          </table:table-cell>
          <table:table-cell office:value-type="string">
            <text:p>roks</text:p>
          </table:table-cell>
          <table:table-cell table:number-columns-repeated="1020"/>
        </table:table-row>
        <table:table-row table:style-name="ro5">
          <table:table-cell office:value-type="string">
            <text:p>roles</text:p>
          </table:table-cell>
          <table:table-cell office:value-type="string">
            <text:p>noun_p</text:p>
          </table:table-cell>
          <table:table-cell office:value-type="string">
            <text:p>role</text:p>
          </table:table-cell>
          <table:table-cell office:value-type="string">
            <text:p>rOlz</text:p>
          </table:table-cell>
          <table:table-cell table:number-columns-repeated="1020"/>
        </table:table-row>
        <table:table-row table:style-name="ro5">
          <table:table-cell office:value-type="string">
            <text:p>roots</text:p>
          </table:table-cell>
          <table:table-cell office:value-type="string">
            <text:p>noun_p</text:p>
          </table:table-cell>
          <table:table-cell office:value-type="string">
            <text:p>root</text:p>
          </table:table-cell>
          <table:table-cell office:value-type="string">
            <text:p>rUts</text:p>
          </table:table-cell>
          <table:table-cell table:number-columns-repeated="1020"/>
        </table:table-row>
        <table:table-row table:style-name="ro5">
          <table:table-cell office:value-type="string">
            <text:p>rounds</text:p>
          </table:table-cell>
          <table:table-cell office:value-type="string">
            <text:p>noun_p</text:p>
          </table:table-cell>
          <table:table-cell office:value-type="string">
            <text:p>round</text:p>
          </table:table-cell>
          <table:table-cell office:value-type="string">
            <text:p>rWn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outes</text:p>
          </table:table-cell>
          <table:table-cell office:value-type="string">
            <text:p>noun_p</text:p>
          </table:table-cell>
          <table:table-cell office:value-type="string">
            <text:p>route</text:p>
          </table:table-cell>
          <table:table-cell table:style-name="ce10" office:value-type="string">
            <text:p>rUts</text:p>
          </table:table-cell>
          <table:table-cell table:style-name="ce10" office:value-type="string">
            <text:p>rWts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rows</text:p>
          </table:table-cell>
          <table:table-cell office:value-type="string">
            <text:p>noun_p</text:p>
          </table:table-cell>
          <table:table-cell office:value-type="string">
            <text:p>row</text:p>
          </table:table-cell>
          <table:table-cell table:style-name="ce10" office:value-type="string">
            <text:p>rO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rules</text:p>
          </table:table-cell>
          <table:table-cell office:value-type="string">
            <text:p>noun_p</text:p>
          </table:table-cell>
          <table:table-cell office:value-type="string">
            <text:p>rule</text:p>
          </table:table-cell>
          <table:table-cell office:value-type="string">
            <text:p>rU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runs</text:p>
          </table:table-cell>
          <table:table-cell office:value-type="string">
            <text:p>noun_p</text:p>
          </table:table-cell>
          <table:table-cell office:value-type="string">
            <text:p>run</text:p>
          </table:table-cell>
          <table:table-cell table:style-name="ce10" office:value-type="string">
            <text:p>ru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afeties</text:p>
          </table:table-cell>
          <table:table-cell office:value-type="string">
            <text:p>noun_p</text:p>
          </table:table-cell>
          <table:table-cell office:value-type="string">
            <text:p>safety</text:p>
          </table:table-cell>
          <table:table-cell table:style-name="ce10" office:value-type="string">
            <text:p>sAft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ales</text:p>
          </table:table-cell>
          <table:table-cell office:value-type="string">
            <text:p>noun_p</text:p>
          </table:table-cell>
          <table:table-cell office:value-type="string">
            <text:p>sale</text:p>
          </table:table-cell>
          <table:table-cell table:style-name="ce10" office:value-type="string">
            <text:p>sA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ales</text:p>
          </table:table-cell>
          <table:table-cell office:value-type="string">
            <text:p>noun_p</text:p>
          </table:table-cell>
          <table:table-cell office:value-type="string">
            <text:p>sale</text:p>
          </table:table-cell>
          <table:table-cell office:value-type="string">
            <text:p>sA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amples</text:p>
          </table:table-cell>
          <table:table-cell office:value-type="string">
            <text:p>noun_p</text:p>
          </table:table-cell>
          <table:table-cell office:value-type="string">
            <text:p>sample</text:p>
          </table:table-cell>
          <table:table-cell table:style-name="ce10" office:value-type="string">
            <text:p>samp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cales</text:p>
          </table:table-cell>
          <table:table-cell office:value-type="string">
            <text:p>noun_p</text:p>
          </table:table-cell>
          <table:table-cell office:value-type="string">
            <text:p>scale</text:p>
          </table:table-cell>
          <table:table-cell table:style-name="ce10" office:value-type="string">
            <text:p>skA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cenes</text:p>
          </table:table-cell>
          <table:table-cell office:value-type="string">
            <text:p>noun_p</text:p>
          </table:table-cell>
          <table:table-cell office:value-type="string">
            <text:p>scene</text:p>
          </table:table-cell>
          <table:table-cell table:style-name="ce10" office:value-type="string">
            <text:p>sE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chemes</text:p>
          </table:table-cell>
          <table:table-cell office:value-type="string">
            <text:p>noun_p</text:p>
          </table:table-cell>
          <table:table-cell office:value-type="string">
            <text:p>scheme</text:p>
          </table:table-cell>
          <table:table-cell office:value-type="string">
            <text:p>skEm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chools</text:p>
          </table:table-cell>
          <table:table-cell office:value-type="string">
            <text:p>noun_p</text:p>
          </table:table-cell>
          <table:table-cell office:value-type="string">
            <text:p>school</text:p>
          </table:table-cell>
          <table:table-cell table:style-name="ce10" office:value-type="string">
            <text:p>skU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ciences</text:p>
          </table:table-cell>
          <table:table-cell office:value-type="string">
            <text:p>noun_p</text:p>
          </table:table-cell>
          <table:table-cell office:value-type="string">
            <text:p>science</text:p>
          </table:table-cell>
          <table:table-cell office:value-type="string">
            <text:p>sIun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cientists</text:p>
          </table:table-cell>
          <table:table-cell office:value-type="string">
            <text:p>noun_p</text:p>
          </table:table-cell>
          <table:table-cell office:value-type="string">
            <text:p>scientist</text:p>
          </table:table-cell>
          <table:table-cell table:style-name="ce10" office:value-type="string">
            <text:p>sIuntis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cores</text:p>
          </table:table-cell>
          <table:table-cell office:value-type="string">
            <text:p>noun_p</text:p>
          </table:table-cell>
          <table:table-cell office:value-type="string">
            <text:p>score</text:p>
          </table:table-cell>
          <table:table-cell office:value-type="string">
            <text:p>skö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creens</text:p>
          </table:table-cell>
          <table:table-cell office:value-type="string">
            <text:p>noun_p</text:p>
          </table:table-cell>
          <table:table-cell office:value-type="string">
            <text:p>screen</text:p>
          </table:table-cell>
          <table:table-cell table:style-name="ce10" office:value-type="string">
            <text:p>skrE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earches</text:p>
          </table:table-cell>
          <table:table-cell office:value-type="string">
            <text:p>noun_p</text:p>
          </table:table-cell>
          <table:table-cell office:value-type="string">
            <text:p>search</text:p>
          </table:table-cell>
          <table:table-cell table:style-name="ce10" office:value-type="string">
            <text:p>süC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eas</text:p>
          </table:table-cell>
          <table:table-cell office:value-type="string">
            <text:p>noun_p</text:p>
          </table:table-cell>
          <table:table-cell office:value-type="string">
            <text:p>sea</text:p>
          </table:table-cell>
          <table:table-cell office:value-type="string">
            <text:p>sEz</text:p>
          </table:table-cell>
          <table:table-cell table:number-columns-repeated="1020"/>
        </table:table-row>
        <table:table-row table:style-name="ro5">
          <table:table-cell office:value-type="string">
            <text:p>seasons</text:p>
          </table:table-cell>
          <table:table-cell office:value-type="string">
            <text:p>noun_p</text:p>
          </table:table-cell>
          <table:table-cell office:value-type="string">
            <text:p>season</text:p>
          </table:table-cell>
          <table:table-cell office:value-type="string">
            <text:p>sEzunz</text:p>
          </table:table-cell>
          <table:table-cell table:number-columns-repeated="1020"/>
        </table:table-row>
        <table:table-row table:style-name="ro5">
          <table:table-cell office:value-type="string">
            <text:p>seats</text:p>
          </table:table-cell>
          <table:table-cell office:value-type="string">
            <text:p>noun_p</text:p>
          </table:table-cell>
          <table:table-cell office:value-type="string">
            <text:p>seat</text:p>
          </table:table-cell>
          <table:table-cell office:value-type="string">
            <text:p>sEts</text:p>
          </table:table-cell>
          <table:table-cell table:number-columns-repeated="1020"/>
        </table:table-row>
        <table:table-row table:style-name="ro5">
          <table:table-cell office:value-type="string">
            <text:p>seconds</text:p>
          </table:table-cell>
          <table:table-cell office:value-type="string">
            <text:p>noun_p</text:p>
          </table:table-cell>
          <table:table-cell office:value-type="string">
            <text:p>second</text:p>
          </table:table-cell>
          <table:table-cell office:value-type="string">
            <text:p>sekundz</text:p>
          </table:table-cell>
          <table:table-cell table:number-columns-repeated="1020"/>
        </table:table-row>
        <table:table-row table:style-name="ro5">
          <table:table-cell office:value-type="string">
            <text:p>sections</text:p>
          </table:table-cell>
          <table:table-cell office:value-type="string">
            <text:p>noun_p</text:p>
          </table:table-cell>
          <table:table-cell office:value-type="string">
            <text:p>section</text:p>
          </table:table-cell>
          <table:table-cell office:value-type="string">
            <text:p>sekSnz</text:p>
          </table:table-cell>
          <table:table-cell table:number-columns-repeated="1020"/>
        </table:table-row>
        <table:table-row table:style-name="ro5">
          <table:table-cell office:value-type="string">
            <text:p>sectors</text:p>
          </table:table-cell>
          <table:table-cell office:value-type="string">
            <text:p>noun_p</text:p>
          </table:table-cell>
          <table:table-cell office:value-type="string">
            <text:p>sector</text:p>
          </table:table-cell>
          <table:table-cell office:value-type="string">
            <text:p>sekt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elections</text:p>
          </table:table-cell>
          <table:table-cell office:value-type="string">
            <text:p>noun_p</text:p>
          </table:table-cell>
          <table:table-cell office:value-type="string">
            <text:p>selection</text:p>
          </table:table-cell>
          <table:table-cell table:style-name="ce10" office:value-type="string">
            <text:p>sulekSnz</text:p>
          </table:table-cell>
          <table:table-cell table:style-name="ce10" office:value-type="string">
            <text:p>silekSn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enses</text:p>
          </table:table-cell>
          <table:table-cell office:value-type="string">
            <text:p>noun_p</text:p>
          </table:table-cell>
          <table:table-cell office:value-type="string">
            <text:p>sense</text:p>
          </table:table-cell>
          <table:table-cell office:value-type="string">
            <text:p>sen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entences</text:p>
          </table:table-cell>
          <table:table-cell office:value-type="string">
            <text:p>noun_p</text:p>
          </table:table-cell>
          <table:table-cell office:value-type="string">
            <text:p>sentence</text:p>
          </table:table-cell>
          <table:table-cell table:style-name="ce10" office:value-type="string">
            <text:p>sent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equences</text:p>
          </table:table-cell>
          <table:table-cell office:value-type="string">
            <text:p>noun_p</text:p>
          </table:table-cell>
          <table:table-cell office:value-type="string">
            <text:p>sequence</text:p>
          </table:table-cell>
          <table:table-cell table:style-name="ce10" office:value-type="string">
            <text:p>sEkw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ervants</text:p>
          </table:table-cell>
          <table:table-cell office:value-type="string">
            <text:p>noun_p</text:p>
          </table:table-cell>
          <table:table-cell office:value-type="string">
            <text:p>servant</text:p>
          </table:table-cell>
          <table:table-cell office:value-type="string">
            <text:p>süvn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ervices</text:p>
          </table:table-cell>
          <table:table-cell office:value-type="string">
            <text:p>noun_p</text:p>
          </table:table-cell>
          <table:table-cell office:value-type="string">
            <text:p>service</text:p>
          </table:table-cell>
          <table:table-cell table:style-name="ce10" office:value-type="string">
            <text:p>süvi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essions</text:p>
          </table:table-cell>
          <table:table-cell office:value-type="string">
            <text:p>noun_p</text:p>
          </table:table-cell>
          <table:table-cell office:value-type="string">
            <text:p>session</text:p>
          </table:table-cell>
          <table:table-cell table:style-name="ce10" office:value-type="string">
            <text:p>se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ets</text:p>
          </table:table-cell>
          <table:table-cell office:value-type="string">
            <text:p>noun_p</text:p>
          </table:table-cell>
          <table:table-cell office:value-type="string">
            <text:p>set</text:p>
          </table:table-cell>
          <table:table-cell office:value-type="string">
            <text:p>se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ettlements</text:p>
          </table:table-cell>
          <table:table-cell office:value-type="string">
            <text:p>noun_p</text:p>
          </table:table-cell>
          <table:table-cell office:value-type="string">
            <text:p>settlement</text:p>
          </table:table-cell>
          <table:table-cell table:style-name="ce10" office:value-type="string">
            <text:p>setlmu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exs</text:p>
          </table:table-cell>
          <table:table-cell office:value-type="string">
            <text:p>noun_p</text:p>
          </table:table-cell>
          <table:table-cell office:value-type="string">
            <text:p>sex</text:p>
          </table:table-cell>
          <table:table-cell table:style-name="ce10" office:value-type="string">
            <text:p>sek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hadows</text:p>
          </table:table-cell>
          <table:table-cell office:value-type="string">
            <text:p>noun_p</text:p>
          </table:table-cell>
          <table:table-cell office:value-type="string">
            <text:p>shadow</text:p>
          </table:table-cell>
          <table:table-cell office:value-type="string">
            <text:p>SadO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hapes</text:p>
          </table:table-cell>
          <table:table-cell office:value-type="string">
            <text:p>noun_p</text:p>
          </table:table-cell>
          <table:table-cell office:value-type="string">
            <text:p>shape</text:p>
          </table:table-cell>
          <table:table-cell table:style-name="ce10" office:value-type="string">
            <text:p>SA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hares</text:p>
          </table:table-cell>
          <table:table-cell office:value-type="string">
            <text:p>noun_p</text:p>
          </table:table-cell>
          <table:table-cell office:value-type="string">
            <text:p>share</text:p>
          </table:table-cell>
          <table:table-cell office:value-type="string">
            <text:p>SÄ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heets</text:p>
          </table:table-cell>
          <table:table-cell office:value-type="string">
            <text:p>noun_p</text:p>
          </table:table-cell>
          <table:table-cell office:value-type="string">
            <text:p>sheet</text:p>
          </table:table-cell>
          <table:table-cell table:style-name="ce10" office:value-type="string">
            <text:p>SE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hips</text:p>
          </table:table-cell>
          <table:table-cell office:value-type="string">
            <text:p>noun_p</text:p>
          </table:table-cell>
          <table:table-cell office:value-type="string">
            <text:p>ship</text:p>
          </table:table-cell>
          <table:table-cell table:style-name="ce10" office:value-type="string">
            <text:p>Si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hocks</text:p>
          </table:table-cell>
          <table:table-cell office:value-type="string">
            <text:p>noun_p</text:p>
          </table:table-cell>
          <table:table-cell office:value-type="string">
            <text:p>shock</text:p>
          </table:table-cell>
          <table:table-cell office:value-type="string">
            <text:p>Soks</text:p>
          </table:table-cell>
          <table:table-cell table:number-columns-repeated="1020"/>
        </table:table-row>
        <table:table-row table:style-name="ro5">
          <table:table-cell office:value-type="string">
            <text:p>shoes</text:p>
          </table:table-cell>
          <table:table-cell office:value-type="string">
            <text:p>noun_p</text:p>
          </table:table-cell>
          <table:table-cell office:value-type="string">
            <text:p>shoe</text:p>
          </table:table-cell>
          <table:table-cell office:value-type="string">
            <text:p>SUz</text:p>
          </table:table-cell>
          <table:table-cell table:number-columns-repeated="1020"/>
        </table:table-row>
        <table:table-row table:style-name="ro5">
          <table:table-cell office:value-type="string">
            <text:p>shops</text:p>
          </table:table-cell>
          <table:table-cell office:value-type="string">
            <text:p>noun_p</text:p>
          </table:table-cell>
          <table:table-cell office:value-type="string">
            <text:p>shop</text:p>
          </table:table-cell>
          <table:table-cell office:value-type="string">
            <text:p>Sops</text:p>
          </table:table-cell>
          <table:table-cell table:number-columns-repeated="1020"/>
        </table:table-row>
        <table:table-row table:style-name="ro5">
          <table:table-cell office:value-type="string">
            <text:p>shots</text:p>
          </table:table-cell>
          <table:table-cell office:value-type="string">
            <text:p>noun_p</text:p>
          </table:table-cell>
          <table:table-cell office:value-type="string">
            <text:p>shot</text:p>
          </table:table-cell>
          <table:table-cell office:value-type="string">
            <text:p>So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houlders</text:p>
          </table:table-cell>
          <table:table-cell office:value-type="string">
            <text:p>noun_p</text:p>
          </table:table-cell>
          <table:table-cell office:value-type="string">
            <text:p>shoulder</text:p>
          </table:table-cell>
          <table:table-cell table:style-name="ce10" office:value-type="string">
            <text:p>SOld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hows</text:p>
          </table:table-cell>
          <table:table-cell office:value-type="string">
            <text:p>noun_p</text:p>
          </table:table-cell>
          <table:table-cell office:value-type="string">
            <text:p>show</text:p>
          </table:table-cell>
          <table:table-cell office:value-type="string">
            <text:p>SO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ides</text:p>
          </table:table-cell>
          <table:table-cell office:value-type="string">
            <text:p>noun_p</text:p>
          </table:table-cell>
          <table:table-cell office:value-type="string">
            <text:p>side</text:p>
          </table:table-cell>
          <table:table-cell table:style-name="ce10" office:value-type="string">
            <text:p>sI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ights</text:p>
          </table:table-cell>
          <table:table-cell office:value-type="string">
            <text:p>noun_p</text:p>
          </table:table-cell>
          <table:table-cell office:value-type="string">
            <text:p>sight</text:p>
          </table:table-cell>
          <table:table-cell table:style-name="ce10" office:value-type="string">
            <text:p>sI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ignals</text:p>
          </table:table-cell>
          <table:table-cell office:value-type="string">
            <text:p>noun_p</text:p>
          </table:table-cell>
          <table:table-cell office:value-type="string">
            <text:p>signal</text:p>
          </table:table-cell>
          <table:table-cell office:value-type="string">
            <text:p>signlz</text:p>
          </table:table-cell>
          <table:table-cell table:number-columns-repeated="1020"/>
        </table:table-row>
        <table:table-row table:style-name="ro5">
          <table:table-cell office:value-type="string">
            <text:p>signs</text:p>
          </table:table-cell>
          <table:table-cell office:value-type="string">
            <text:p>noun_p</text:p>
          </table:table-cell>
          <table:table-cell office:value-type="string">
            <text:p>sign</text:p>
          </table:table-cell>
          <table:table-cell office:value-type="string">
            <text:p>s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ilences</text:p>
          </table:table-cell>
          <table:table-cell office:value-type="string">
            <text:p>noun_p</text:p>
          </table:table-cell>
          <table:table-cell office:value-type="string">
            <text:p>silence</text:p>
          </table:table-cell>
          <table:table-cell table:style-name="ce10" office:value-type="string">
            <text:p>sIlun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irs</text:p>
          </table:table-cell>
          <table:table-cell office:value-type="string">
            <text:p>noun_p</text:p>
          </table:table-cell>
          <table:table-cell office:value-type="string">
            <text:p>sir</text:p>
          </table:table-cell>
          <table:table-cell office:value-type="string">
            <text:p>süz</text:p>
          </table:table-cell>
          <table:table-cell table:number-columns-repeated="1020"/>
        </table:table-row>
        <table:table-row table:style-name="ro5">
          <table:table-cell office:value-type="string">
            <text:p>sisters</text:p>
          </table:table-cell>
          <table:table-cell office:value-type="string">
            <text:p>noun_p</text:p>
          </table:table-cell>
          <table:table-cell office:value-type="string">
            <text:p>sister</text:p>
          </table:table-cell>
          <table:table-cell office:value-type="string">
            <text:p>sistuÑz</text:p>
          </table:table-cell>
          <table:table-cell table:number-columns-repeated="1020"/>
        </table:table-row>
        <table:table-row table:style-name="ro5">
          <table:table-cell office:value-type="string">
            <text:p>sites</text:p>
          </table:table-cell>
          <table:table-cell office:value-type="string">
            <text:p>noun_p</text:p>
          </table:table-cell>
          <table:table-cell office:value-type="string">
            <text:p>site</text:p>
          </table:table-cell>
          <table:table-cell office:value-type="string">
            <text:p>sItz</text:p>
          </table:table-cell>
          <table:table-cell table:number-columns-repeated="1020"/>
        </table:table-row>
        <table:table-row table:style-name="ro5">
          <table:table-cell office:value-type="string">
            <text:p>sizes</text:p>
          </table:table-cell>
          <table:table-cell office:value-type="string">
            <text:p>noun_p</text:p>
          </table:table-cell>
          <table:table-cell office:value-type="string">
            <text:p>size</text:p>
          </table:table-cell>
          <table:table-cell office:value-type="string">
            <text:p>sIzz</text:p>
          </table:table-cell>
          <table:table-cell table:number-columns-repeated="1020"/>
        </table:table-row>
        <table:table-row table:style-name="ro5">
          <table:table-cell office:value-type="string">
            <text:p>skills</text:p>
          </table:table-cell>
          <table:table-cell office:value-type="string">
            <text:p>noun_p</text:p>
          </table:table-cell>
          <table:table-cell office:value-type="string">
            <text:p>skill</text:p>
          </table:table-cell>
          <table:table-cell office:value-type="string">
            <text:p>ski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kins</text:p>
          </table:table-cell>
          <table:table-cell office:value-type="string">
            <text:p>noun_p</text:p>
          </table:table-cell>
          <table:table-cell office:value-type="string">
            <text:p>skin</text:p>
          </table:table-cell>
          <table:table-cell table:style-name="ce10" office:value-type="string">
            <text:p>sk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kys</text:p>
          </table:table-cell>
          <table:table-cell office:value-type="string">
            <text:p>noun_p</text:p>
          </table:table-cell>
          <table:table-cell office:value-type="string">
            <text:p>sky</text:p>
          </table:table-cell>
          <table:table-cell table:style-name="ce10" office:value-type="string">
            <text:p>skI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miles</text:p>
          </table:table-cell>
          <table:table-cell office:value-type="string">
            <text:p>noun_p</text:p>
          </table:table-cell>
          <table:table-cell office:value-type="string">
            <text:p>smile</text:p>
          </table:table-cell>
          <table:table-cell table:style-name="ce10" office:value-type="string">
            <text:p>smI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ocieties</text:p>
          </table:table-cell>
          <table:table-cell office:value-type="string">
            <text:p>noun_p</text:p>
          </table:table-cell>
          <table:table-cell office:value-type="string">
            <text:p>society</text:p>
          </table:table-cell>
          <table:table-cell table:style-name="ce10" office:value-type="string">
            <text:p>susIut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oils</text:p>
          </table:table-cell>
          <table:table-cell office:value-type="string">
            <text:p>noun_p</text:p>
          </table:table-cell>
          <table:table-cell office:value-type="string">
            <text:p>soil</text:p>
          </table:table-cell>
          <table:table-cell office:value-type="string">
            <text:p>sY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oldiers</text:p>
          </table:table-cell>
          <table:table-cell office:value-type="string">
            <text:p>noun_p</text:p>
          </table:table-cell>
          <table:table-cell office:value-type="string">
            <text:p>soldier</text:p>
          </table:table-cell>
          <table:table-cell table:style-name="ce10" office:value-type="string">
            <text:p>sOlj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olicitors</text:p>
          </table:table-cell>
          <table:table-cell office:value-type="string">
            <text:p>noun_p</text:p>
          </table:table-cell>
          <table:table-cell office:value-type="string">
            <text:p>solicitor</text:p>
          </table:table-cell>
          <table:table-cell table:style-name="ce10" office:value-type="string">
            <text:p>sulisituÑz</text:p>
          </table:table-cell>
          <table:table-cell table:style-name="ce10" office:value-type="string">
            <text:p>sulisutuÑ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ongs</text:p>
          </table:table-cell>
          <table:table-cell office:value-type="string">
            <text:p>noun_p</text:p>
          </table:table-cell>
          <table:table-cell office:value-type="string">
            <text:p>song</text:p>
          </table:table-cell>
          <table:table-cell table:style-name="ce10" office:value-type="string">
            <text:p>so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ons</text:p>
          </table:table-cell>
          <table:table-cell office:value-type="string">
            <text:p>noun_p</text:p>
          </table:table-cell>
          <table:table-cell office:value-type="string">
            <text:p>son</text:p>
          </table:table-cell>
          <table:table-cell office:value-type="string">
            <text:p>sunz</text:p>
          </table:table-cell>
          <table:table-cell table:number-columns-repeated="1020"/>
        </table:table-row>
        <table:table-row table:style-name="ro5">
          <table:table-cell office:value-type="string">
            <text:p>sorts</text:p>
          </table:table-cell>
          <table:table-cell office:value-type="string">
            <text:p>noun_p</text:p>
          </table:table-cell>
          <table:table-cell office:value-type="string">
            <text:p>sort</text:p>
          </table:table-cell>
          <table:table-cell office:value-type="string">
            <text:p>sötz</text:p>
          </table:table-cell>
          <table:table-cell table:number-columns-repeated="1020"/>
        </table:table-row>
        <table:table-row table:style-name="ro5">
          <table:table-cell office:value-type="string">
            <text:p>sounds</text:p>
          </table:table-cell>
          <table:table-cell office:value-type="string">
            <text:p>noun_p</text:p>
          </table:table-cell>
          <table:table-cell office:value-type="string">
            <text:p>sound</text:p>
          </table:table-cell>
          <table:table-cell office:value-type="string">
            <text:p>sWndz</text:p>
          </table:table-cell>
          <table:table-cell table:number-columns-repeated="1020"/>
        </table:table-row>
        <table:table-row table:style-name="ro5">
          <table:table-cell office:value-type="string">
            <text:p>sources</text:p>
          </table:table-cell>
          <table:table-cell office:value-type="string">
            <text:p>noun_p</text:p>
          </table:table-cell>
          <table:table-cell office:value-type="string">
            <text:p>source</text:p>
          </table:table-cell>
          <table:table-cell office:value-type="string">
            <text:p>sösz</text:p>
          </table:table-cell>
          <table:table-cell table:number-columns-repeated="1020"/>
        </table:table-row>
        <table:table-row table:style-name="ro5">
          <table:table-cell office:value-type="string">
            <text:p>spaces</text:p>
          </table:table-cell>
          <table:table-cell office:value-type="string">
            <text:p>noun_p</text:p>
          </table:table-cell>
          <table:table-cell office:value-type="string">
            <text:p>space</text:p>
          </table:table-cell>
          <table:table-cell office:value-type="string">
            <text:p>spAsz</text:p>
          </table:table-cell>
          <table:table-cell table:number-columns-repeated="1020"/>
        </table:table-row>
        <table:table-row table:style-name="ro5">
          <table:table-cell office:value-type="string">
            <text:p>speakers</text:p>
          </table:table-cell>
          <table:table-cell office:value-type="string">
            <text:p>noun_p</text:p>
          </table:table-cell>
          <table:table-cell office:value-type="string">
            <text:p>speaker</text:p>
          </table:table-cell>
          <table:table-cell office:value-type="string">
            <text:p>spEkuÑz</text:p>
          </table:table-cell>
          <table:table-cell table:number-columns-repeated="1020"/>
        </table:table-row>
        <table:table-row table:style-name="ro5">
          <table:table-cell office:value-type="string">
            <text:p>specialists</text:p>
          </table:table-cell>
          <table:table-cell office:value-type="string">
            <text:p>noun_p</text:p>
          </table:table-cell>
          <table:table-cell office:value-type="string">
            <text:p>specialist</text:p>
          </table:table-cell>
          <table:table-cell office:value-type="string">
            <text:p>speSlis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peeches</text:p>
          </table:table-cell>
          <table:table-cell office:value-type="string">
            <text:p>noun_p</text:p>
          </table:table-cell>
          <table:table-cell office:value-type="string">
            <text:p>speech</text:p>
          </table:table-cell>
          <table:table-cell table:style-name="ce10" office:value-type="string">
            <text:p>spEC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peeds</text:p>
          </table:table-cell>
          <table:table-cell office:value-type="string">
            <text:p>noun_p</text:p>
          </table:table-cell>
          <table:table-cell office:value-type="string">
            <text:p>speed</text:p>
          </table:table-cell>
          <table:table-cell table:style-name="ce10" office:value-type="string">
            <text:p>spE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pirits</text:p>
          </table:table-cell>
          <table:table-cell office:value-type="string">
            <text:p>noun_p</text:p>
          </table:table-cell>
          <table:table-cell office:value-type="string">
            <text:p>spirit</text:p>
          </table:table-cell>
          <table:table-cell table:style-name="ce10" office:value-type="string">
            <text:p>spirits</text:p>
          </table:table-cell>
          <table:table-cell table:style-name="ce10" office:value-type="string">
            <text:p>spiruts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ports</text:p>
          </table:table-cell>
          <table:table-cell office:value-type="string">
            <text:p>noun_p</text:p>
          </table:table-cell>
          <table:table-cell office:value-type="string">
            <text:p>sport</text:p>
          </table:table-cell>
          <table:table-cell table:style-name="ce10" office:value-type="string">
            <text:p>spö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pots</text:p>
          </table:table-cell>
          <table:table-cell office:value-type="string">
            <text:p>noun_p</text:p>
          </table:table-cell>
          <table:table-cell office:value-type="string">
            <text:p>spot</text:p>
          </table:table-cell>
          <table:table-cell table:style-name="ce10" office:value-type="string">
            <text:p>spo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prings</text:p>
          </table:table-cell>
          <table:table-cell office:value-type="string">
            <text:p>noun_p</text:p>
          </table:table-cell>
          <table:table-cell office:value-type="string">
            <text:p>spring</text:p>
          </table:table-cell>
          <table:table-cell table:style-name="ce10" office:value-type="string">
            <text:p>spr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quares</text:p>
          </table:table-cell>
          <table:table-cell office:value-type="string">
            <text:p>noun_p</text:p>
          </table:table-cell>
          <table:table-cell office:value-type="string">
            <text:p>square</text:p>
          </table:table-cell>
          <table:table-cell office:value-type="string">
            <text:p>skwÄz</text:p>
          </table:table-cell>
          <table:table-cell table:number-columns-repeated="1020"/>
        </table:table-row>
        <table:table-row table:style-name="ro5">
          <table:table-cell office:value-type="string">
            <text:p>staffs</text:p>
          </table:table-cell>
          <table:table-cell office:value-type="string">
            <text:p>noun_p</text:p>
          </table:table-cell>
          <table:table-cell office:value-type="string">
            <text:p>staff</text:p>
          </table:table-cell>
          <table:table-cell office:value-type="string">
            <text:p>stafs</text:p>
          </table:table-cell>
          <table:table-cell table:number-columns-repeated="1020"/>
        </table:table-row>
        <table:table-row table:style-name="ro5">
          <table:table-cell office:value-type="string">
            <text:p>stages</text:p>
          </table:table-cell>
          <table:table-cell office:value-type="string">
            <text:p>noun_p</text:p>
          </table:table-cell>
          <table:table-cell office:value-type="string">
            <text:p>stage</text:p>
          </table:table-cell>
          <table:table-cell office:value-type="string">
            <text:p>stAjz</text:p>
          </table:table-cell>
          <table:table-cell table:number-columns-repeated="1020"/>
        </table:table-row>
        <table:table-row table:style-name="ro5">
          <table:table-cell office:value-type="string">
            <text:p>standards</text:p>
          </table:table-cell>
          <table:table-cell office:value-type="string">
            <text:p>noun_p</text:p>
          </table:table-cell>
          <table:table-cell office:value-type="string">
            <text:p>standard</text:p>
          </table:table-cell>
          <table:table-cell office:value-type="string">
            <text:p>standuÑdz</text:p>
          </table:table-cell>
          <table:table-cell table:number-columns-repeated="1020"/>
        </table:table-row>
        <table:table-row table:style-name="ro5">
          <table:table-cell office:value-type="string">
            <text:p>stars</text:p>
          </table:table-cell>
          <table:table-cell office:value-type="string">
            <text:p>noun_p</text:p>
          </table:table-cell>
          <table:table-cell office:value-type="string">
            <text:p>star</text:p>
          </table:table-cell>
          <table:table-cell office:value-type="string">
            <text:p>stR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tarts</text:p>
          </table:table-cell>
          <table:table-cell office:value-type="string">
            <text:p>noun_p</text:p>
          </table:table-cell>
          <table:table-cell office:value-type="string">
            <text:p>start</text:p>
          </table:table-cell>
          <table:table-cell table:style-name="ce10" office:value-type="string">
            <text:p>stä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tatements</text:p>
          </table:table-cell>
          <table:table-cell office:value-type="string">
            <text:p>noun_p</text:p>
          </table:table-cell>
          <table:table-cell office:value-type="string">
            <text:p>statement</text:p>
          </table:table-cell>
          <table:table-cell office:value-type="string">
            <text:p>stAtmun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tates</text:p>
          </table:table-cell>
          <table:table-cell office:value-type="string">
            <text:p>noun_p</text:p>
          </table:table-cell>
          <table:table-cell office:value-type="string">
            <text:p>state</text:p>
          </table:table-cell>
          <table:table-cell table:style-name="ce10" office:value-type="string">
            <text:p>stA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tations</text:p>
          </table:table-cell>
          <table:table-cell office:value-type="string">
            <text:p>noun_p</text:p>
          </table:table-cell>
          <table:table-cell office:value-type="string">
            <text:p>station</text:p>
          </table:table-cell>
          <table:table-cell office:value-type="string">
            <text:p>stAS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tatuses</text:p>
          </table:table-cell>
          <table:table-cell office:value-type="string">
            <text:p>noun_p</text:p>
          </table:table-cell>
          <table:table-cell office:value-type="string">
            <text:p>status</text:p>
          </table:table-cell>
          <table:table-cell table:style-name="ce10" office:value-type="string">
            <text:p>stAtusz</text:p>
          </table:table-cell>
          <table:table-cell table:style-name="ce10" office:value-type="string">
            <text:p>status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teps</text:p>
          </table:table-cell>
          <table:table-cell office:value-type="string">
            <text:p>noun_p</text:p>
          </table:table-cell>
          <table:table-cell office:value-type="string">
            <text:p>step</text:p>
          </table:table-cell>
          <table:table-cell office:value-type="string">
            <text:p>stepz</text:p>
          </table:table-cell>
          <table:table-cell table:number-columns-repeated="1020"/>
        </table:table-row>
        <table:table-row table:style-name="ro5">
          <table:table-cell office:value-type="string">
            <text:p>stocks</text:p>
          </table:table-cell>
          <table:table-cell office:value-type="string">
            <text:p>noun_p</text:p>
          </table:table-cell>
          <table:table-cell office:value-type="string">
            <text:p>stock</text:p>
          </table:table-cell>
          <table:table-cell office:value-type="string">
            <text:p>stoks</text:p>
          </table:table-cell>
          <table:table-cell table:number-columns-repeated="1020"/>
        </table:table-row>
        <table:table-row table:style-name="ro5">
          <table:table-cell office:value-type="string">
            <text:p>stones</text:p>
          </table:table-cell>
          <table:table-cell office:value-type="string">
            <text:p>noun_p</text:p>
          </table:table-cell>
          <table:table-cell office:value-type="string">
            <text:p>stone</text:p>
          </table:table-cell>
          <table:table-cell office:value-type="string">
            <text:p>stO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tores</text:p>
          </table:table-cell>
          <table:table-cell office:value-type="string">
            <text:p>noun_p</text:p>
          </table:table-cell>
          <table:table-cell office:value-type="string">
            <text:p>store</text:p>
          </table:table-cell>
          <table:table-cell table:style-name="ce10" office:value-type="string">
            <text:p>stö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tories</text:p>
          </table:table-cell>
          <table:table-cell office:value-type="string">
            <text:p>noun_p</text:p>
          </table:table-cell>
          <table:table-cell office:value-type="string">
            <text:p>story</text:p>
          </table:table-cell>
          <table:table-cell office:value-type="string">
            <text:p>stQr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trategies</text:p>
          </table:table-cell>
          <table:table-cell office:value-type="string">
            <text:p>noun_p</text:p>
          </table:table-cell>
          <table:table-cell office:value-type="string">
            <text:p>strategy</text:p>
          </table:table-cell>
          <table:table-cell table:style-name="ce10" office:value-type="string">
            <text:p>stratujEz</text:p>
          </table:table-cell>
          <table:table-cell table:style-name="ce10" office:value-type="string">
            <text:p>stratijE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treets</text:p>
          </table:table-cell>
          <table:table-cell office:value-type="string">
            <text:p>noun_p</text:p>
          </table:table-cell>
          <table:table-cell office:value-type="string">
            <text:p>street</text:p>
          </table:table-cell>
          <table:table-cell office:value-type="string">
            <text:p>strEt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trengths</text:p>
          </table:table-cell>
          <table:table-cell office:value-type="string">
            <text:p>noun_p</text:p>
          </table:table-cell>
          <table:table-cell office:value-type="string">
            <text:p>strength</text:p>
          </table:table-cell>
          <table:table-cell table:style-name="ce10" office:value-type="string">
            <text:p>streN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trikes</text:p>
          </table:table-cell>
          <table:table-cell office:value-type="string">
            <text:p>noun_p</text:p>
          </table:table-cell>
          <table:table-cell office:value-type="string">
            <text:p>strike</text:p>
          </table:table-cell>
          <table:table-cell office:value-type="string">
            <text:p>strIks</text:p>
          </table:table-cell>
          <table:table-cell table:number-columns-repeated="1020"/>
        </table:table-row>
        <table:table-row table:style-name="ro5">
          <table:table-cell office:value-type="string">
            <text:p>students</text:p>
          </table:table-cell>
          <table:table-cell office:value-type="string">
            <text:p>noun_p</text:p>
          </table:table-cell>
          <table:table-cell office:value-type="string">
            <text:p>student</text:p>
          </table:table-cell>
          <table:table-cell office:value-type="string">
            <text:p>styUdn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tudies</text:p>
          </table:table-cell>
          <table:table-cell office:value-type="string">
            <text:p>noun_p</text:p>
          </table:table-cell>
          <table:table-cell office:value-type="string">
            <text:p>study</text:p>
          </table:table-cell>
          <table:table-cell table:style-name="ce10" office:value-type="string">
            <text:p>stud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tudios</text:p>
          </table:table-cell>
          <table:table-cell office:value-type="string">
            <text:p>noun_p</text:p>
          </table:table-cell>
          <table:table-cell office:value-type="string">
            <text:p>studio</text:p>
          </table:table-cell>
          <table:table-cell table:style-name="ce10" office:value-type="string">
            <text:p>styUdEO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stuffs</text:p>
          </table:table-cell>
          <table:table-cell office:value-type="string">
            <text:p>noun_p</text:p>
          </table:table-cell>
          <table:table-cell office:value-type="string">
            <text:p>stuff</text:p>
          </table:table-cell>
          <table:table-cell table:style-name="ce10" office:value-type="string">
            <text:p>stuf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tyles</text:p>
          </table:table-cell>
          <table:table-cell office:value-type="string">
            <text:p>noun_p</text:p>
          </table:table-cell>
          <table:table-cell office:value-type="string">
            <text:p>style</text:p>
          </table:table-cell>
          <table:table-cell office:value-type="string">
            <text:p>stI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ubjects</text:p>
          </table:table-cell>
          <table:table-cell office:value-type="string">
            <text:p>noun_p</text:p>
          </table:table-cell>
          <table:table-cell office:value-type="string">
            <text:p>subject</text:p>
          </table:table-cell>
          <table:table-cell table:style-name="ce10" office:value-type="string">
            <text:p>subjekts</text:p>
          </table:table-cell>
          <table:table-cell table:style-name="ce10" office:value-type="string">
            <text:p>subjikts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uccesses</text:p>
          </table:table-cell>
          <table:table-cell office:value-type="string">
            <text:p>noun_p</text:p>
          </table:table-cell>
          <table:table-cell office:value-type="string">
            <text:p>success</text:p>
          </table:table-cell>
          <table:table-cell office:value-type="string">
            <text:p>suksesz</text:p>
          </table:table-cell>
          <table:table-cell table:number-columns-repeated="1020"/>
        </table:table-row>
        <table:table-row table:style-name="ro5">
          <table:table-cell office:value-type="string">
            <text:p>suggestions</text:p>
          </table:table-cell>
          <table:table-cell office:value-type="string">
            <text:p>noun_p</text:p>
          </table:table-cell>
          <table:table-cell office:value-type="string">
            <text:p>suggestion</text:p>
          </table:table-cell>
          <table:table-cell office:value-type="string">
            <text:p>sujestSnz</text:p>
          </table:table-cell>
          <table:table-cell office:value-type="string">
            <text:p>sugestSnz</text:p>
          </table:table-cell>
          <table:table-cell table:number-columns-repeated="1019"/>
        </table:table-row>
        <table:table-row table:style-name="ro5">
          <table:table-cell office:value-type="string">
            <text:p>summers</text:p>
          </table:table-cell>
          <table:table-cell office:value-type="string">
            <text:p>noun_p</text:p>
          </table:table-cell>
          <table:table-cell office:value-type="string">
            <text:p>summer</text:p>
          </table:table-cell>
          <table:table-cell office:value-type="string">
            <text:p>sum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ums</text:p>
          </table:table-cell>
          <table:table-cell office:value-type="string">
            <text:p>noun_p</text:p>
          </table:table-cell>
          <table:table-cell office:value-type="string">
            <text:p>sum</text:p>
          </table:table-cell>
          <table:table-cell table:style-name="ce10" office:value-type="string">
            <text:p>su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suns</text:p>
          </table:table-cell>
          <table:table-cell office:value-type="string">
            <text:p>noun_p</text:p>
          </table:table-cell>
          <table:table-cell office:value-type="string">
            <text:p>sun</text:p>
          </table:table-cell>
          <table:table-cell office:value-type="string">
            <text:p>sunz</text:p>
          </table:table-cell>
          <table:table-cell table:number-columns-repeated="1020"/>
        </table:table-row>
        <table:table-row table:style-name="ro5">
          <table:table-cell office:value-type="string">
            <text:p>supplies</text:p>
          </table:table-cell>
          <table:table-cell office:value-type="string">
            <text:p>noun_p</text:p>
          </table:table-cell>
          <table:table-cell office:value-type="string">
            <text:p>supply</text:p>
          </table:table-cell>
          <table:table-cell office:value-type="string">
            <text:p>suplIz</text:p>
          </table:table-cell>
          <table:table-cell table:number-columns-repeated="1020"/>
        </table:table-row>
        <table:table-row table:style-name="ro5">
          <table:table-cell office:value-type="string">
            <text:p>supports</text:p>
          </table:table-cell>
          <table:table-cell office:value-type="string">
            <text:p>noun_p</text:p>
          </table:table-cell>
          <table:table-cell office:value-type="string">
            <text:p>support</text:p>
          </table:table-cell>
          <table:table-cell office:value-type="string">
            <text:p>supóöts</text:p>
          </table:table-cell>
          <table:table-cell table:number-columns-repeated="1020"/>
        </table:table-row>
        <table:table-row table:style-name="ro5">
          <table:table-cell office:value-type="string">
            <text:p>surfaces</text:p>
          </table:table-cell>
          <table:table-cell office:value-type="string">
            <text:p>noun_p</text:p>
          </table:table-cell>
          <table:table-cell office:value-type="string">
            <text:p>surface</text:p>
          </table:table-cell>
          <table:table-cell office:value-type="string">
            <text:p>süfisz</text:p>
          </table:table-cell>
          <table:table-cell office:value-type="string">
            <text:p>süfusz</text:p>
          </table:table-cell>
          <table:table-cell table:number-columns-repeated="1019"/>
        </table:table-row>
        <table:table-row table:style-name="ro5">
          <table:table-cell office:value-type="string">
            <text:p>surprises</text:p>
          </table:table-cell>
          <table:table-cell office:value-type="string">
            <text:p>noun_p</text:p>
          </table:table-cell>
          <table:table-cell office:value-type="string">
            <text:p>surprise</text:p>
          </table:table-cell>
          <table:table-cell office:value-type="string">
            <text:p>suÑprIzz</text:p>
          </table:table-cell>
          <table:table-cell table:number-columns-repeated="1020"/>
        </table:table-row>
        <table:table-row table:style-name="ro5">
          <table:table-cell office:value-type="string">
            <text:p>surveys</text:p>
          </table:table-cell>
          <table:table-cell office:value-type="string">
            <text:p>noun_p</text:p>
          </table:table-cell>
          <table:table-cell office:value-type="string">
            <text:p>survey</text:p>
          </table:table-cell>
          <table:table-cell office:value-type="string">
            <text:p>süvA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ystems</text:p>
          </table:table-cell>
          <table:table-cell office:value-type="string">
            <text:p>noun_p</text:p>
          </table:table-cell>
          <table:table-cell office:value-type="string">
            <text:p>system</text:p>
          </table:table-cell>
          <table:table-cell table:style-name="ce10" office:value-type="string">
            <text:p>sistumz</text:p>
          </table:table-cell>
          <table:table-cell table:style-name="ce10" office:value-type="string">
            <text:p>sistim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ables</text:p>
          </table:table-cell>
          <table:table-cell office:value-type="string">
            <text:p>noun_p</text:p>
          </table:table-cell>
          <table:table-cell office:value-type="string">
            <text:p>table</text:p>
          </table:table-cell>
          <table:table-cell office:value-type="string">
            <text:p>tAblz</text:p>
          </table:table-cell>
          <table:table-cell table:number-columns-repeated="1020"/>
        </table:table-row>
        <table:table-row table:style-name="ro5">
          <table:table-cell office:value-type="string">
            <text:p>talks</text:p>
          </table:table-cell>
          <table:table-cell office:value-type="string">
            <text:p>noun_p</text:p>
          </table:table-cell>
          <table:table-cell office:value-type="string">
            <text:p>talk</text:p>
          </table:table-cell>
          <table:table-cell office:value-type="string">
            <text:p>tQks</text:p>
          </table:table-cell>
          <table:table-cell table:number-columns-repeated="1020"/>
        </table:table-row>
        <table:table-row table:style-name="ro5">
          <table:table-cell office:value-type="string">
            <text:p>tanks</text:p>
          </table:table-cell>
          <table:table-cell office:value-type="string">
            <text:p>noun_p</text:p>
          </table:table-cell>
          <table:table-cell office:value-type="string">
            <text:p>tank</text:p>
          </table:table-cell>
          <table:table-cell office:value-type="string">
            <text:p>taNk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apes</text:p>
          </table:table-cell>
          <table:table-cell office:value-type="string">
            <text:p>noun_p</text:p>
          </table:table-cell>
          <table:table-cell office:value-type="string">
            <text:p>tape</text:p>
          </table:table-cell>
          <table:table-cell table:style-name="ce10" office:value-type="string">
            <text:p>tA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argets</text:p>
          </table:table-cell>
          <table:table-cell office:value-type="string">
            <text:p>noun_p</text:p>
          </table:table-cell>
          <table:table-cell office:value-type="string">
            <text:p>target</text:p>
          </table:table-cell>
          <table:table-cell table:style-name="ce10" office:value-type="string">
            <text:p>tägi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asks</text:p>
          </table:table-cell>
          <table:table-cell office:value-type="string">
            <text:p>noun_p</text:p>
          </table:table-cell>
          <table:table-cell office:value-type="string">
            <text:p>task</text:p>
          </table:table-cell>
          <table:table-cell office:value-type="string">
            <text:p>tasks</text:p>
          </table:table-cell>
          <table:table-cell table:number-columns-repeated="1020"/>
        </table:table-row>
        <table:table-row table:style-name="ro5">
          <table:table-cell office:value-type="string">
            <text:p>taxs</text:p>
          </table:table-cell>
          <table:table-cell office:value-type="string">
            <text:p>noun_p</text:p>
          </table:table-cell>
          <table:table-cell office:value-type="string">
            <text:p>tax</text:p>
          </table:table-cell>
          <table:table-cell office:value-type="string">
            <text:p>taksz</text:p>
          </table:table-cell>
          <table:table-cell table:number-columns-repeated="1020"/>
        </table:table-row>
        <table:table-row table:style-name="ro5">
          <table:table-cell office:value-type="string">
            <text:p>teachers</text:p>
          </table:table-cell>
          <table:table-cell office:value-type="string">
            <text:p>noun_p</text:p>
          </table:table-cell>
          <table:table-cell office:value-type="string">
            <text:p>teacher</text:p>
          </table:table-cell>
          <table:table-cell office:value-type="string">
            <text:p>tEC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eachings</text:p>
          </table:table-cell>
          <table:table-cell office:value-type="string">
            <text:p>noun_p</text:p>
          </table:table-cell>
          <table:table-cell office:value-type="string">
            <text:p>teaching</text:p>
          </table:table-cell>
          <table:table-cell table:style-name="ce10" office:value-type="string">
            <text:p>tEC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eams</text:p>
          </table:table-cell>
          <table:table-cell office:value-type="string">
            <text:p>noun_p</text:p>
          </table:table-cell>
          <table:table-cell office:value-type="string">
            <text:p>team</text:p>
          </table:table-cell>
          <table:table-cell office:value-type="string">
            <text:p>tEmz</text:p>
          </table:table-cell>
          <table:table-cell table:number-columns-repeated="1020"/>
        </table:table-row>
        <table:table-row table:style-name="ro5">
          <table:table-cell office:value-type="string">
            <text:p>tears</text:p>
          </table:table-cell>
          <table:table-cell office:value-type="string">
            <text:p>noun_p</text:p>
          </table:table-cell>
          <table:table-cell office:value-type="string">
            <text:p>tear</text:p>
          </table:table-cell>
          <table:table-cell office:value-type="string">
            <text:p>tË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eas</text:p>
          </table:table-cell>
          <table:table-cell office:value-type="string">
            <text:p>noun_p</text:p>
          </table:table-cell>
          <table:table-cell office:value-type="string">
            <text:p>tea</text:p>
          </table:table-cell>
          <table:table-cell table:style-name="ce10" office:value-type="string">
            <text:p>t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echniques</text:p>
          </table:table-cell>
          <table:table-cell office:value-type="string">
            <text:p>noun_p</text:p>
          </table:table-cell>
          <table:table-cell office:value-type="string">
            <text:p>technique</text:p>
          </table:table-cell>
          <table:table-cell office:value-type="string">
            <text:p>teknEks</text:p>
          </table:table-cell>
          <table:table-cell table:number-columns-repeated="1020"/>
        </table:table-row>
        <table:table-row table:style-name="ro5">
          <table:table-cell office:value-type="string">
            <text:p>technologies</text:p>
          </table:table-cell>
          <table:table-cell office:value-type="string">
            <text:p>noun_p</text:p>
          </table:table-cell>
          <table:table-cell office:value-type="string">
            <text:p>technology</text:p>
          </table:table-cell>
          <table:table-cell office:value-type="string">
            <text:p>teknoluj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eeth</text:p>
          </table:table-cell>
          <table:table-cell office:value-type="string">
            <text:p>noun_p</text:p>
          </table:table-cell>
          <table:table-cell office:value-type="string">
            <text:p>tooth</text:p>
          </table:table-cell>
          <table:table-cell table:style-name="ce10" office:value-type="string">
            <text:p>tET</text:p>
          </table:table-cell>
          <table:table-cell table:style-name="ce10"/>
          <table:table-cell table:style-name="ce3" office:value-type="string">
            <text:p>*</text:p>
          </table:table-cell>
          <table:table-cell table:style-name="ce3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elephones</text:p>
          </table:table-cell>
          <table:table-cell office:value-type="string">
            <text:p>noun_p</text:p>
          </table:table-cell>
          <table:table-cell office:value-type="string">
            <text:p>telephone</text:p>
          </table:table-cell>
          <table:table-cell table:style-name="ce10" office:value-type="string">
            <text:p>telifOnz</text:p>
          </table:table-cell>
          <table:table-cell table:style-name="ce10" office:value-type="string">
            <text:p>telufOn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elevisions</text:p>
          </table:table-cell>
          <table:table-cell office:value-type="string">
            <text:p>noun_p</text:p>
          </table:table-cell>
          <table:table-cell office:value-type="string">
            <text:p>television</text:p>
          </table:table-cell>
          <table:table-cell office:value-type="string">
            <text:p>teliviZ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emperatures</text:p>
          </table:table-cell>
          <table:table-cell office:value-type="string">
            <text:p>noun_p</text:p>
          </table:table-cell>
          <table:table-cell office:value-type="string">
            <text:p>temperature</text:p>
          </table:table-cell>
          <table:table-cell table:style-name="ce10" office:value-type="string">
            <text:p>tempuruCuÑz</text:p>
          </table:table-cell>
          <table:table-cell table:style-name="ce10" office:value-type="string">
            <text:p>tempuriCuÑ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enants</text:p>
          </table:table-cell>
          <table:table-cell office:value-type="string">
            <text:p>noun_p</text:p>
          </table:table-cell>
          <table:table-cell office:value-type="string">
            <text:p>tenant</text:p>
          </table:table-cell>
          <table:table-cell office:value-type="string">
            <text:p>tenun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erms</text:p>
          </table:table-cell>
          <table:table-cell office:value-type="string">
            <text:p>noun_p</text:p>
          </table:table-cell>
          <table:table-cell office:value-type="string">
            <text:p>term</text:p>
          </table:table-cell>
          <table:table-cell table:style-name="ce10" office:value-type="string">
            <text:p>tü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ests</text:p>
          </table:table-cell>
          <table:table-cell office:value-type="string">
            <text:p>noun_p</text:p>
          </table:table-cell>
          <table:table-cell office:value-type="string">
            <text:p>test</text:p>
          </table:table-cell>
          <table:table-cell office:value-type="string">
            <text:p>tests</text:p>
          </table:table-cell>
          <table:table-cell table:number-columns-repeated="1020"/>
        </table:table-row>
        <table:table-row table:style-name="ro5">
          <table:table-cell office:value-type="string">
            <text:p>texts</text:p>
          </table:table-cell>
          <table:table-cell office:value-type="string">
            <text:p>noun_p</text:p>
          </table:table-cell>
          <table:table-cell office:value-type="string">
            <text:p>text</text:p>
          </table:table-cell>
          <table:table-cell office:value-type="string">
            <text:p>teks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heatres</text:p>
          </table:table-cell>
          <table:table-cell office:value-type="string">
            <text:p>noun_p</text:p>
          </table:table-cell>
          <table:table-cell office:value-type="string">
            <text:p>theatre</text:p>
          </table:table-cell>
          <table:table-cell table:style-name="ce10" office:value-type="string">
            <text:p>TiutuÑz</text:p>
          </table:table-cell>
          <table:table-cell table:style-name="ce10" office:value-type="string">
            <text:p>TEutuÑ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hemes</text:p>
          </table:table-cell>
          <table:table-cell office:value-type="string">
            <text:p>noun_p</text:p>
          </table:table-cell>
          <table:table-cell office:value-type="string">
            <text:p>theme</text:p>
          </table:table-cell>
          <table:table-cell table:style-name="ce10" office:value-type="string">
            <text:p>TE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heories</text:p>
          </table:table-cell>
          <table:table-cell office:value-type="string">
            <text:p>noun_p</text:p>
          </table:table-cell>
          <table:table-cell office:value-type="string">
            <text:p>theory</text:p>
          </table:table-cell>
          <table:table-cell office:value-type="string">
            <text:p>TË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hings</text:p>
          </table:table-cell>
          <table:table-cell office:value-type="string">
            <text:p>noun_p</text:p>
          </table:table-cell>
          <table:table-cell office:value-type="string">
            <text:p>thing</text:p>
          </table:table-cell>
          <table:table-cell table:style-name="ce10" office:value-type="string">
            <text:p>T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houghts</text:p>
          </table:table-cell>
          <table:table-cell office:value-type="string">
            <text:p>noun_p</text:p>
          </table:table-cell>
          <table:table-cell office:value-type="string">
            <text:p>thought</text:p>
          </table:table-cell>
          <table:table-cell office:value-type="string">
            <text:p>TQts</text:p>
          </table:table-cell>
          <table:table-cell table:number-columns-repeated="1020"/>
        </table:table-row>
        <table:table-row table:style-name="ro5">
          <table:table-cell office:value-type="string">
            <text:p>thousands</text:p>
          </table:table-cell>
          <table:table-cell office:value-type="string">
            <text:p>noun_p</text:p>
          </table:table-cell>
          <table:table-cell office:value-type="string">
            <text:p>thousand</text:p>
          </table:table-cell>
          <table:table-cell office:value-type="string">
            <text:p>TWzun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hreats</text:p>
          </table:table-cell>
          <table:table-cell office:value-type="string">
            <text:p>noun_p</text:p>
          </table:table-cell>
          <table:table-cell office:value-type="string">
            <text:p>threat</text:p>
          </table:table-cell>
          <table:table-cell table:style-name="ce10" office:value-type="string">
            <text:p>Tre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ickets</text:p>
          </table:table-cell>
          <table:table-cell office:value-type="string">
            <text:p>noun_p</text:p>
          </table:table-cell>
          <table:table-cell office:value-type="string">
            <text:p>ticket</text:p>
          </table:table-cell>
          <table:table-cell office:value-type="string">
            <text:p>tikit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imes</text:p>
          </table:table-cell>
          <table:table-cell office:value-type="string">
            <text:p>noun_p</text:p>
          </table:table-cell>
          <table:table-cell office:value-type="string">
            <text:p>time</text:p>
          </table:table-cell>
          <table:table-cell table:style-name="ce10" office:value-type="string">
            <text:p>tI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itles</text:p>
          </table:table-cell>
          <table:table-cell office:value-type="string">
            <text:p>noun_p</text:p>
          </table:table-cell>
          <table:table-cell office:value-type="string">
            <text:p>title</text:p>
          </table:table-cell>
          <table:table-cell office:value-type="string">
            <text:p>tItlz</text:p>
          </table:table-cell>
          <table:table-cell table:number-columns-repeated="1020"/>
        </table:table-row>
        <table:table-row table:style-name="ro5">
          <table:table-cell office:value-type="string">
            <text:p>tones</text:p>
          </table:table-cell>
          <table:table-cell office:value-type="string">
            <text:p>noun_p</text:p>
          </table:table-cell>
          <table:table-cell office:value-type="string">
            <text:p>tone</text:p>
          </table:table-cell>
          <table:table-cell office:value-type="string">
            <text:p>tO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ools</text:p>
          </table:table-cell>
          <table:table-cell office:value-type="string">
            <text:p>noun_p</text:p>
          </table:table-cell>
          <table:table-cell office:value-type="string">
            <text:p>tool</text:p>
          </table:table-cell>
          <table:table-cell table:style-name="ce10" office:value-type="string">
            <text:p>tU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ops</text:p>
          </table:table-cell>
          <table:table-cell office:value-type="string">
            <text:p>noun_p</text:p>
          </table:table-cell>
          <table:table-cell office:value-type="string">
            <text:p>top</text:p>
          </table:table-cell>
          <table:table-cell office:value-type="string">
            <text:p>tops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otals</text:p>
          </table:table-cell>
          <table:table-cell office:value-type="string">
            <text:p>noun_p</text:p>
          </table:table-cell>
          <table:table-cell office:value-type="string">
            <text:p>total</text:p>
          </table:table-cell>
          <table:table-cell table:style-name="ce10" office:value-type="string">
            <text:p>tOt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ouchs</text:p>
          </table:table-cell>
          <table:table-cell office:value-type="string">
            <text:p>noun_p</text:p>
          </table:table-cell>
          <table:table-cell office:value-type="string">
            <text:p>touch</text:p>
          </table:table-cell>
          <table:table-cell office:value-type="string">
            <text:p>tuC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ours</text:p>
          </table:table-cell>
          <table:table-cell office:value-type="string">
            <text:p>noun_p</text:p>
          </table:table-cell>
          <table:table-cell office:value-type="string">
            <text:p>tour</text:p>
          </table:table-cell>
          <table:table-cell table:style-name="ce10" office:value-type="string">
            <text:p>tÜ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owns</text:p>
          </table:table-cell>
          <table:table-cell office:value-type="string">
            <text:p>noun_p</text:p>
          </table:table-cell>
          <table:table-cell office:value-type="string">
            <text:p>town</text:p>
          </table:table-cell>
          <table:table-cell office:value-type="string">
            <text:p>tW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racks</text:p>
          </table:table-cell>
          <table:table-cell office:value-type="string">
            <text:p>noun_p</text:p>
          </table:table-cell>
          <table:table-cell office:value-type="string">
            <text:p>track</text:p>
          </table:table-cell>
          <table:table-cell table:style-name="ce10" office:value-type="string">
            <text:p>tra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rades</text:p>
          </table:table-cell>
          <table:table-cell office:value-type="string">
            <text:p>noun_p</text:p>
          </table:table-cell>
          <table:table-cell office:value-type="string">
            <text:p>trade</text:p>
          </table:table-cell>
          <table:table-cell office:value-type="string">
            <text:p>trA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raditions</text:p>
          </table:table-cell>
          <table:table-cell office:value-type="string">
            <text:p>noun_p</text:p>
          </table:table-cell>
          <table:table-cell office:value-type="string">
            <text:p>tradition</text:p>
          </table:table-cell>
          <table:table-cell table:style-name="ce10" office:value-type="string">
            <text:p>trudiS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raffics</text:p>
          </table:table-cell>
          <table:table-cell office:value-type="string">
            <text:p>noun_p</text:p>
          </table:table-cell>
          <table:table-cell office:value-type="string">
            <text:p>traffic</text:p>
          </table:table-cell>
          <table:table-cell table:style-name="ce10" office:value-type="string">
            <text:p>trafi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rainings</text:p>
          </table:table-cell>
          <table:table-cell office:value-type="string">
            <text:p>noun_p</text:p>
          </table:table-cell>
          <table:table-cell office:value-type="string">
            <text:p>training</text:p>
          </table:table-cell>
          <table:table-cell office:value-type="string">
            <text:p>trAn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rains</text:p>
          </table:table-cell>
          <table:table-cell office:value-type="string">
            <text:p>noun_p</text:p>
          </table:table-cell>
          <table:table-cell office:value-type="string">
            <text:p>train</text:p>
          </table:table-cell>
          <table:table-cell table:style-name="ce10" office:value-type="string">
            <text:p>trA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ransfers</text:p>
          </table:table-cell>
          <table:table-cell office:value-type="string">
            <text:p>noun_p</text:p>
          </table:table-cell>
          <table:table-cell office:value-type="string">
            <text:p>transfer</text:p>
          </table:table-cell>
          <table:table-cell table:style-name="ce10" office:value-type="string">
            <text:p>transfü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ransports</text:p>
          </table:table-cell>
          <table:table-cell office:value-type="string">
            <text:p>noun_p</text:p>
          </table:table-cell>
          <table:table-cell office:value-type="string">
            <text:p>transport</text:p>
          </table:table-cell>
          <table:table-cell table:style-name="ce10" office:value-type="string">
            <text:p>transpö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reaties</text:p>
          </table:table-cell>
          <table:table-cell office:value-type="string">
            <text:p>noun_p</text:p>
          </table:table-cell>
          <table:table-cell office:value-type="string">
            <text:p>treaty</text:p>
          </table:table-cell>
          <table:table-cell table:style-name="ce10" office:value-type="string">
            <text:p>trEt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reatments</text:p>
          </table:table-cell>
          <table:table-cell office:value-type="string">
            <text:p>noun_p</text:p>
          </table:table-cell>
          <table:table-cell office:value-type="string">
            <text:p>treatment</text:p>
          </table:table-cell>
          <table:table-cell office:value-type="string">
            <text:p>trEtmuntz</text:p>
          </table:table-cell>
          <table:table-cell table:number-columns-repeated="1020"/>
        </table:table-row>
        <table:table-row table:style-name="ro5">
          <table:table-cell office:value-type="string">
            <text:p>trees</text:p>
          </table:table-cell>
          <table:table-cell office:value-type="string">
            <text:p>noun_p</text:p>
          </table:table-cell>
          <table:table-cell office:value-type="string">
            <text:p>tree</text:p>
          </table:table-cell>
          <table:table-cell office:value-type="string">
            <text:p>trEz</text:p>
          </table:table-cell>
          <table:table-cell table:number-columns-repeated="1020"/>
        </table:table-row>
        <table:table-row table:style-name="ro5">
          <table:table-cell office:value-type="string">
            <text:p>trends</text:p>
          </table:table-cell>
          <table:table-cell office:value-type="string">
            <text:p>noun_p</text:p>
          </table:table-cell>
          <table:table-cell office:value-type="string">
            <text:p>trend</text:p>
          </table:table-cell>
          <table:table-cell office:value-type="string">
            <text:p>trend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rials</text:p>
          </table:table-cell>
          <table:table-cell office:value-type="string">
            <text:p>noun_p</text:p>
          </table:table-cell>
          <table:table-cell office:value-type="string">
            <text:p>trial</text:p>
          </table:table-cell>
          <table:table-cell table:style-name="ce10" office:value-type="string">
            <text:p>trIu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rips</text:p>
          </table:table-cell>
          <table:table-cell office:value-type="string">
            <text:p>noun_p</text:p>
          </table:table-cell>
          <table:table-cell office:value-type="string">
            <text:p>trip</text:p>
          </table:table-cell>
          <table:table-cell table:style-name="ce10" office:value-type="string">
            <text:p>tri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roops</text:p>
          </table:table-cell>
          <table:table-cell office:value-type="string">
            <text:p>noun_p</text:p>
          </table:table-cell>
          <table:table-cell office:value-type="string">
            <text:p>troop</text:p>
          </table:table-cell>
          <table:table-cell table:style-name="ce10" office:value-type="string">
            <text:p>trU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troubles</text:p>
          </table:table-cell>
          <table:table-cell office:value-type="string">
            <text:p>noun_p</text:p>
          </table:table-cell>
          <table:table-cell office:value-type="string">
            <text:p>trouble</text:p>
          </table:table-cell>
          <table:table-cell office:value-type="string">
            <text:p>trub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trusts</text:p>
          </table:table-cell>
          <table:table-cell office:value-type="string">
            <text:p>noun_p</text:p>
          </table:table-cell>
          <table:table-cell office:value-type="string">
            <text:p>trust</text:p>
          </table:table-cell>
          <table:table-cell table:style-name="ce10" office:value-type="string">
            <text:p>trus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ruths</text:p>
          </table:table-cell>
          <table:table-cell office:value-type="string">
            <text:p>noun_p</text:p>
          </table:table-cell>
          <table:table-cell office:value-type="string">
            <text:p>thruth</text:p>
          </table:table-cell>
          <table:table-cell table:style-name="ce10" office:value-type="string">
            <text:p>trUDz</text:p>
          </table:table-cell>
          <table:table-cell table:style-name="ce10" office:value-type="string">
            <text:p>trUTs</text:p>
          </table:table-cell>
          <table:table-cell table:style-name="ce3" office:value-type="string">
            <text:p>*</text:p>
          </table:table-cell>
          <table:table-cell table:style-name="ce3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urns</text:p>
          </table:table-cell>
          <table:table-cell office:value-type="string">
            <text:p>noun_p</text:p>
          </table:table-cell>
          <table:table-cell office:value-type="string">
            <text:p>turn</text:p>
          </table:table-cell>
          <table:table-cell table:style-name="ce10" office:value-type="string">
            <text:p>tü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types</text:p>
          </table:table-cell>
          <table:table-cell office:value-type="string">
            <text:p>noun_p</text:p>
          </table:table-cell>
          <table:table-cell office:value-type="string">
            <text:p>type</text:p>
          </table:table-cell>
          <table:table-cell table:style-name="ce10" office:value-type="string">
            <text:p>tIp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understandings</text:p>
          </table:table-cell>
          <table:table-cell office:value-type="string">
            <text:p>noun_p</text:p>
          </table:table-cell>
          <table:table-cell office:value-type="string">
            <text:p>understanding</text:p>
          </table:table-cell>
          <table:table-cell table:style-name="ce10" office:value-type="string">
            <text:p>unduÑstand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units</text:p>
          </table:table-cell>
          <table:table-cell office:value-type="string">
            <text:p>noun_p</text:p>
          </table:table-cell>
          <table:table-cell office:value-type="string">
            <text:p>unit</text:p>
          </table:table-cell>
          <table:table-cell office:value-type="string">
            <text:p>yUnits</text:p>
          </table:table-cell>
          <table:table-cell table:number-columns-repeated="1020"/>
        </table:table-row>
        <table:table-row table:style-name="ro5">
          <table:table-cell office:value-type="string">
            <text:p>universities</text:p>
          </table:table-cell>
          <table:table-cell office:value-type="string">
            <text:p>noun_p</text:p>
          </table:table-cell>
          <table:table-cell office:value-type="string">
            <text:p>university</text:p>
          </table:table-cell>
          <table:table-cell office:value-type="string">
            <text:p>yUnivüsutEz</text:p>
          </table:table-cell>
          <table:table-cell office:value-type="string">
            <text:p>yUnivüsitEz</text:p>
          </table:table-cell>
          <table:table-cell table:number-columns-repeated="1019"/>
        </table:table-row>
        <table:table-row table:style-name="ro5">
          <table:table-cell office:value-type="string">
            <text:p>users</text:p>
          </table:table-cell>
          <table:table-cell office:value-type="string">
            <text:p>noun_p</text:p>
          </table:table-cell>
          <table:table-cell office:value-type="string">
            <text:p>user</text:p>
          </table:table-cell>
          <table:table-cell office:value-type="string">
            <text:p>yUzuÑ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uses</text:p>
          </table:table-cell>
          <table:table-cell office:value-type="string">
            <text:p>noun_p</text:p>
          </table:table-cell>
          <table:table-cell office:value-type="string">
            <text:p>use</text:p>
          </table:table-cell>
          <table:table-cell table:style-name="ce10" office:value-type="string">
            <text:p>yUs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valleies</text:p>
          </table:table-cell>
          <table:table-cell office:value-type="string">
            <text:p>noun_p</text:p>
          </table:table-cell>
          <table:table-cell office:value-type="string">
            <text:p>valley</text:p>
          </table:table-cell>
          <table:table-cell office:value-type="string">
            <text:p>valE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values</text:p>
          </table:table-cell>
          <table:table-cell office:value-type="string">
            <text:p>noun_p</text:p>
          </table:table-cell>
          <table:table-cell office:value-type="string">
            <text:p>value</text:p>
          </table:table-cell>
          <table:table-cell table:style-name="ce10" office:value-type="string">
            <text:p>valyU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varieties</text:p>
          </table:table-cell>
          <table:table-cell office:value-type="string">
            <text:p>noun_p</text:p>
          </table:table-cell>
          <table:table-cell office:value-type="string">
            <text:p>variety</text:p>
          </table:table-cell>
          <table:table-cell office:value-type="string">
            <text:p>vurIutEz</text:p>
          </table:table-cell>
          <table:table-cell office:value-type="string">
            <text:p>vurIitEz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vehicles</text:p>
          </table:table-cell>
          <table:table-cell office:value-type="string">
            <text:p>noun_p</text:p>
          </table:table-cell>
          <table:table-cell office:value-type="string">
            <text:p>vehicle</text:p>
          </table:table-cell>
          <table:table-cell table:style-name="ce10" office:value-type="string">
            <text:p>vEiklz</text:p>
          </table:table-cell>
          <table:table-cell table:style-name="ce10" office:value-type="string">
            <text:p>vEuklz</text:p>
          </table:table-cell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victims</text:p>
          </table:table-cell>
          <table:table-cell office:value-type="string">
            <text:p>noun_p</text:p>
          </table:table-cell>
          <table:table-cell office:value-type="string">
            <text:p>victim</text:p>
          </table:table-cell>
          <table:table-cell table:style-name="ce10" office:value-type="string">
            <text:p>viktim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victories</text:p>
          </table:table-cell>
          <table:table-cell office:value-type="string">
            <text:p>noun_p</text:p>
          </table:table-cell>
          <table:table-cell office:value-type="string">
            <text:p>victory</text:p>
          </table:table-cell>
          <table:table-cell table:style-name="ce10" office:value-type="string">
            <text:p>vikturE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videos</text:p>
          </table:table-cell>
          <table:table-cell office:value-type="string">
            <text:p>noun_p</text:p>
          </table:table-cell>
          <table:table-cell office:value-type="string">
            <text:p>video</text:p>
          </table:table-cell>
          <table:table-cell table:style-name="ce10" office:value-type="string">
            <text:p>vidEO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views</text:p>
          </table:table-cell>
          <table:table-cell office:value-type="string">
            <text:p>noun_p</text:p>
          </table:table-cell>
          <table:table-cell office:value-type="string">
            <text:p>view</text:p>
          </table:table-cell>
          <table:table-cell table:style-name="ce10" office:value-type="string">
            <text:p>vyU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villages</text:p>
          </table:table-cell>
          <table:table-cell office:value-type="string">
            <text:p>noun_p</text:p>
          </table:table-cell>
          <table:table-cell office:value-type="string">
            <text:p>village</text:p>
          </table:table-cell>
          <table:table-cell office:value-type="string">
            <text:p>vilijz</text:p>
          </table:table-cell>
          <table:table-cell table:number-columns-repeated="1020"/>
        </table:table-row>
        <table:table-row table:style-name="ro5">
          <table:table-cell office:value-type="string">
            <text:p>visions</text:p>
          </table:table-cell>
          <table:table-cell office:value-type="string">
            <text:p>noun_p</text:p>
          </table:table-cell>
          <table:table-cell office:value-type="string">
            <text:p>vision</text:p>
          </table:table-cell>
          <table:table-cell office:value-type="string">
            <text:p>viZ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visitors</text:p>
          </table:table-cell>
          <table:table-cell office:value-type="string">
            <text:p>noun_p</text:p>
          </table:table-cell>
          <table:table-cell office:value-type="string">
            <text:p>visitor</text:p>
          </table:table-cell>
          <table:table-cell table:style-name="ce10" office:value-type="string">
            <text:p>vizit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visits</text:p>
          </table:table-cell>
          <table:table-cell office:value-type="string">
            <text:p>noun_p</text:p>
          </table:table-cell>
          <table:table-cell office:value-type="string">
            <text:p>visit</text:p>
          </table:table-cell>
          <table:table-cell office:value-type="string">
            <text:p>vizuts</text:p>
          </table:table-cell>
          <table:table-cell table:number-columns-repeated="1020"/>
        </table:table-row>
        <table:table-row table:style-name="ro5">
          <table:table-cell office:value-type="string">
            <text:p>voices</text:p>
          </table:table-cell>
          <table:table-cell office:value-type="string">
            <text:p>noun_p</text:p>
          </table:table-cell>
          <table:table-cell office:value-type="string">
            <text:p>voice</text:p>
          </table:table-cell>
          <table:table-cell office:value-type="string">
            <text:p>vYs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votes</text:p>
          </table:table-cell>
          <table:table-cell office:value-type="string">
            <text:p>noun_p</text:p>
          </table:table-cell>
          <table:table-cell office:value-type="string">
            <text:p>vote</text:p>
          </table:table-cell>
          <table:table-cell table:style-name="ce10" office:value-type="string">
            <text:p>vO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ages</text:p>
          </table:table-cell>
          <table:table-cell office:value-type="string">
            <text:p>noun_p</text:p>
          </table:table-cell>
          <table:table-cell office:value-type="string">
            <text:p>wage</text:p>
          </table:table-cell>
          <table:table-cell table:style-name="ce10" office:value-type="string">
            <text:p>wAj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walks</text:p>
          </table:table-cell>
          <table:table-cell office:value-type="string">
            <text:p>noun_p</text:p>
          </table:table-cell>
          <table:table-cell office:value-type="string">
            <text:p>walk</text:p>
          </table:table-cell>
          <table:table-cell office:value-type="string">
            <text:p>wQks</text:p>
          </table:table-cell>
          <table:table-cell table:number-columns-repeated="1020"/>
        </table:table-row>
        <table:table-row table:style-name="ro5">
          <table:table-cell office:value-type="string">
            <text:p>walls</text:p>
          </table:table-cell>
          <table:table-cell office:value-type="string">
            <text:p>noun_p</text:p>
          </table:table-cell>
          <table:table-cell office:value-type="string">
            <text:p>wall</text:p>
          </table:table-cell>
          <table:table-cell office:value-type="string">
            <text:p>wQls</text:p>
          </table:table-cell>
          <table:table-cell table:number-columns-repeated="1020"/>
        </table:table-row>
        <table:table-row table:style-name="ro5">
          <table:table-cell office:value-type="string">
            <text:p>warnings</text:p>
          </table:table-cell>
          <table:table-cell office:value-type="string">
            <text:p>noun_p</text:p>
          </table:table-cell>
          <table:table-cell office:value-type="string">
            <text:p>warning</text:p>
          </table:table-cell>
          <table:table-cell office:value-type="string">
            <text:p>wön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wars</text:p>
          </table:table-cell>
          <table:table-cell office:value-type="string">
            <text:p>noun_p</text:p>
          </table:table-cell>
          <table:table-cell office:value-type="string">
            <text:p>war</text:p>
          </table:table-cell>
          <table:table-cell table:style-name="ce10" office:value-type="string">
            <text:p>wö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astes</text:p>
          </table:table-cell>
          <table:table-cell office:value-type="string">
            <text:p>noun_p</text:p>
          </table:table-cell>
          <table:table-cell office:value-type="string">
            <text:p>waste</text:p>
          </table:table-cell>
          <table:table-cell table:style-name="ce10" office:value-type="string">
            <text:p>wAst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aves</text:p>
          </table:table-cell>
          <table:table-cell office:value-type="string">
            <text:p>noun_p</text:p>
          </table:table-cell>
          <table:table-cell office:value-type="string">
            <text:p>wave</text:p>
          </table:table-cell>
          <table:table-cell table:style-name="ce10" office:value-type="string">
            <text:p>wAv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ays</text:p>
          </table:table-cell>
          <table:table-cell office:value-type="string">
            <text:p>noun_p</text:p>
          </table:table-cell>
          <table:table-cell office:value-type="string">
            <text:p>way</text:p>
          </table:table-cell>
          <table:table-cell table:style-name="ce10" office:value-type="string">
            <text:p>wA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eapons</text:p>
          </table:table-cell>
          <table:table-cell office:value-type="string">
            <text:p>noun_p</text:p>
          </table:table-cell>
          <table:table-cell office:value-type="string">
            <text:p>weapon</text:p>
          </table:table-cell>
          <table:table-cell table:style-name="ce10" office:value-type="string">
            <text:p>wepu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eathers</text:p>
          </table:table-cell>
          <table:table-cell office:value-type="string">
            <text:p>noun_p</text:p>
          </table:table-cell>
          <table:table-cell office:value-type="string">
            <text:p>weather</text:p>
          </table:table-cell>
          <table:table-cell table:style-name="ce10" office:value-type="string">
            <text:p>weD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eekends</text:p>
          </table:table-cell>
          <table:table-cell office:value-type="string">
            <text:p>noun_p</text:p>
          </table:table-cell>
          <table:table-cell office:value-type="string">
            <text:p>weekend</text:p>
          </table:table-cell>
          <table:table-cell table:style-name="ce10" office:value-type="string">
            <text:p>wEken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eeks</text:p>
          </table:table-cell>
          <table:table-cell office:value-type="string">
            <text:p>noun_p</text:p>
          </table:table-cell>
          <table:table-cell office:value-type="string">
            <text:p>week</text:p>
          </table:table-cell>
          <table:table-cell table:style-name="ce10" office:value-type="string">
            <text:p>wE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weights</text:p>
          </table:table-cell>
          <table:table-cell office:value-type="string">
            <text:p>noun_p</text:p>
          </table:table-cell>
          <table:table-cell office:value-type="string">
            <text:p>weight</text:p>
          </table:table-cell>
          <table:table-cell office:value-type="string">
            <text:p>wAts</text:p>
          </table:table-cell>
          <table:table-cell table:number-columns-repeated="1020"/>
        </table:table-row>
        <table:table-row table:style-name="ro5">
          <table:table-cell office:value-type="string">
            <text:p>wholes</text:p>
          </table:table-cell>
          <table:table-cell office:value-type="string">
            <text:p>noun_p</text:p>
          </table:table-cell>
          <table:table-cell office:value-type="string">
            <text:p>whole</text:p>
          </table:table-cell>
          <table:table-cell office:value-type="string">
            <text:p>hOl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wills</text:p>
          </table:table-cell>
          <table:table-cell office:value-type="string">
            <text:p>noun_p</text:p>
          </table:table-cell>
          <table:table-cell office:value-type="string">
            <text:p>will</text:p>
          </table:table-cell>
          <table:table-cell table:style-name="ce10" office:value-type="string">
            <text:p>wil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windows</text:p>
          </table:table-cell>
          <table:table-cell office:value-type="string">
            <text:p>noun_p</text:p>
          </table:table-cell>
          <table:table-cell office:value-type="string">
            <text:p>window</text:p>
          </table:table-cell>
          <table:table-cell office:value-type="string">
            <text:p>windO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winds</text:p>
          </table:table-cell>
          <table:table-cell office:value-type="string">
            <text:p>noun_p</text:p>
          </table:table-cell>
          <table:table-cell office:value-type="string">
            <text:p>wind</text:p>
          </table:table-cell>
          <table:table-cell table:style-name="ce10" office:value-type="string">
            <text:p>win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ines</text:p>
          </table:table-cell>
          <table:table-cell office:value-type="string">
            <text:p>noun_p</text:p>
          </table:table-cell>
          <table:table-cell office:value-type="string">
            <text:p>wine</text:p>
          </table:table-cell>
          <table:table-cell table:style-name="ce10" office:value-type="string">
            <text:p>w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wings</text:p>
          </table:table-cell>
          <table:table-cell office:value-type="string">
            <text:p>noun_p</text:p>
          </table:table-cell>
          <table:table-cell office:value-type="string">
            <text:p>wing</text:p>
          </table:table-cell>
          <table:table-cell office:value-type="string">
            <text:p>wiNz</text:p>
          </table:table-cell>
          <table:table-cell table:number-columns-repeated="1020"/>
        </table:table-row>
        <table:table-row table:style-name="ro5">
          <table:table-cell office:value-type="string">
            <text:p>winners</text:p>
          </table:table-cell>
          <table:table-cell office:value-type="string">
            <text:p>noun_p</text:p>
          </table:table-cell>
          <table:table-cell office:value-type="string">
            <text:p>winner</text:p>
          </table:table-cell>
          <table:table-cell office:value-type="string">
            <text:p>winur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winters</text:p>
          </table:table-cell>
          <table:table-cell office:value-type="string">
            <text:p>noun_p</text:p>
          </table:table-cell>
          <table:table-cell office:value-type="string">
            <text:p>winter</text:p>
          </table:table-cell>
          <table:table-cell table:style-name="ce10" office:value-type="string">
            <text:p>wint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wives</text:p>
          </table:table-cell>
          <table:table-cell office:value-type="string">
            <text:p>noun_p</text:p>
          </table:table-cell>
          <table:table-cell office:value-type="string">
            <text:p>wife</text:p>
          </table:table-cell>
          <table:table-cell office:value-type="string">
            <text:p>wIvz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women</text:p>
          </table:table-cell>
          <table:table-cell office:value-type="string">
            <text:p>noun_p</text:p>
          </table:table-cell>
          <table:table-cell office:value-type="string">
            <text:p>woman</text:p>
          </table:table-cell>
          <table:table-cell table:style-name="ce10" office:value-type="string">
            <text:p>wimin</text:p>
          </table:table-cell>
          <table:table-cell table:style-name="ce10"/>
          <table:table-cell table:style-name="ce3" office:value-type="string">
            <text:p>*</text:p>
          </table:table-cell>
          <table:table-cell table:style-name="ce3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oods</text:p>
          </table:table-cell>
          <table:table-cell office:value-type="string">
            <text:p>noun_p</text:p>
          </table:table-cell>
          <table:table-cell office:value-type="string">
            <text:p>wood</text:p>
          </table:table-cell>
          <table:table-cell table:style-name="ce10" office:value-type="string">
            <text:p>wV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ords</text:p>
          </table:table-cell>
          <table:table-cell office:value-type="string">
            <text:p>noun_p</text:p>
          </table:table-cell>
          <table:table-cell office:value-type="string">
            <text:p>word</text:p>
          </table:table-cell>
          <table:table-cell table:style-name="ce10" office:value-type="string">
            <text:p>wü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office:value-type="string">
            <text:p>workers</text:p>
          </table:table-cell>
          <table:table-cell office:value-type="string">
            <text:p>noun_p</text:p>
          </table:table-cell>
          <table:table-cell office:value-type="string">
            <text:p>worker</text:p>
          </table:table-cell>
          <table:table-cell office:value-type="string">
            <text:p>wükurz</text:p>
          </table:table-cell>
          <table:table-cell table:number-columns-repeated="1020"/>
        </table:table-row>
        <table:table-row table:style-name="ro5">
          <table:table-cell office:value-type="string">
            <text:p>workings</text:p>
          </table:table-cell>
          <table:table-cell office:value-type="string">
            <text:p>noun_p</text:p>
          </table:table-cell>
          <table:table-cell office:value-type="string">
            <text:p>working</text:p>
          </table:table-cell>
          <table:table-cell office:value-type="string">
            <text:p>wükiNz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works</text:p>
          </table:table-cell>
          <table:table-cell office:value-type="string">
            <text:p>noun_p</text:p>
          </table:table-cell>
          <table:table-cell office:value-type="string">
            <text:p>work</text:p>
          </table:table-cell>
          <table:table-cell table:style-name="ce10" office:value-type="string">
            <text:p>wüks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orlds</text:p>
          </table:table-cell>
          <table:table-cell office:value-type="string">
            <text:p>noun_p</text:p>
          </table:table-cell>
          <table:table-cell office:value-type="string">
            <text:p>world</text:p>
          </table:table-cell>
          <table:table-cell table:style-name="ce10" office:value-type="string">
            <text:p>wül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riters</text:p>
          </table:table-cell>
          <table:table-cell office:value-type="string">
            <text:p>noun_p</text:p>
          </table:table-cell>
          <table:table-cell office:value-type="string">
            <text:p>writer</text:p>
          </table:table-cell>
          <table:table-cell table:style-name="ce10" office:value-type="string">
            <text:p>rItuÑ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writings</text:p>
          </table:table-cell>
          <table:table-cell office:value-type="string">
            <text:p>noun_p</text:p>
          </table:table-cell>
          <table:table-cell office:value-type="string">
            <text:p>writing</text:p>
          </table:table-cell>
          <table:table-cell table:style-name="ce10" office:value-type="string">
            <text:p>rItiN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yards</text:p>
          </table:table-cell>
          <table:table-cell office:value-type="string">
            <text:p>noun_p</text:p>
          </table:table-cell>
          <table:table-cell office:value-type="string">
            <text:p>yard</text:p>
          </table:table-cell>
          <table:table-cell table:style-name="ce10" office:value-type="string">
            <text:p>yäd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5" office:value-type="string">
            <text:p>years</text:p>
          </table:table-cell>
          <table:table-cell office:value-type="string">
            <text:p>noun_p</text:p>
          </table:table-cell>
          <table:table-cell office:value-type="string">
            <text:p>year</text:p>
          </table:table-cell>
          <table:table-cell table:style-name="ce10" office:value-type="string">
            <text:p>yËz</text:p>
          </table:table-cell>
          <table:table-cell table:style-name="ce10"/>
          <table:table-cell table:style-name="ce3" table:number-columns-repeated="2"/>
          <table:table-cell table:number-columns-repeated="2"/>
          <table:table-cell table:style-name="ce3" table:number-columns-repeated="1015"/>
        </table:table-row>
        <table:table-row table:style-name="ro5">
          <table:table-cell table:style-name="ce3" office:value-type="string">
            <text:p>youth</text:p>
          </table:table-cell>
          <table:table-cell office:value-type="string">
            <text:p>noun_p</text:p>
          </table:table-cell>
          <table:table-cell table:style-name="ce3" office:value-type="string">
            <text:p>youths</text:p>
          </table:table-cell>
          <table:table-cell table:style-name="ce10" office:value-type="string">
            <text:p>yUDz</text:p>
          </table:table-cell>
          <table:table-cell table:style-name="ce10"/>
          <table:table-cell table:style-name="ce3" office:value-type="string">
            <text:p>*</text:p>
          </table:table-cell>
          <table:table-cell table:style-name="ce3"/>
          <table:table-cell/>
          <table:table-cell table:style-name="ce3"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database-ranges>
        <table:database-range table:target-range-address="Sheet1.A6:Sheet1.AMJ654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/08/2010</text:date>, <text:time>12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16:57:52</meta:creation-date>
    <dc:date>2010-08-23T12:41:38</dc:date>
    <meta:editing-duration>PT00H57M21S</meta:editing-duration>
    <meta:editing-cycles>5</meta:editing-cycles>
    <meta:generator>OpenOffice.org/3.1$Linux OpenOffice.org_project/310m19$Build-9420</meta:generator>
    <meta:document-statistic meta:table-count="3" meta:cell-count="3770" meta:object-count="0"/>
  </office:meta>
</office:document-meta>
</file>